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Consolas1" svg:font-family="Consolas" style:font-adornments="Bold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08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1.307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9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wrap-option="wrap"/>
    </style:style>
    <style:style style:name="ce32" style:family="table-cell" style:parent-style-name="Default">
      <style:table-cell-properties fo:background-color="#d4ea6b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 style:data-style-name="N1">
      <style:table-cell-properties fo:background-color="#cccccc"/>
    </style:style>
    <style:style style:name="ce4" style:family="table-cell" style:parent-style-name="Default" style:data-style-name="N1"/>
    <style:style style:name="ce5" style:family="table-cell" style:parent-style-name="Default" style:data-style-name="N127">
      <style:table-cell-properties fo:border-bottom="none" fo:border-left="0.06pt solid #000000" fo:border-right="none" fo:border-top="0.06pt solid #000000"/>
    </style:style>
    <style:style style:name="ce6" style:family="table-cell" style:parent-style-name="Default" style:data-style-name="N127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27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127">
      <style:table-cell-properties fo:border-bottom="none" fo:border-left="0.99pt solid #000000" fo:border-right="none" fo:border-top="0.99pt solid #000000"/>
    </style:style>
    <style:style style:name="ce9" style:family="table-cell" style:parent-style-name="Default" style:data-style-name="N127">
      <style:table-cell-properties fo:border-bottom="none" fo:border-left="0.99pt solid #000000" fo:border-right="none" fo:border-top="none"/>
    </style:style>
    <style:style style:name="ce10" style:family="table-cell" style:parent-style-name="Default" style:data-style-name="N127">
      <style:table-cell-properties fo:border-bottom="0.99pt solid #000000" fo:border-left="0.99pt solid #000000" fo:border-right="none" fo:border-top="none"/>
    </style:style>
    <style:style style:name="ce11" style:family="table-cell" style:parent-style-name="Default" style:data-style-name="N127">
      <style:table-cell-properties fo:border-bottom="none" style:text-align-source="fix" style:repeat-content="false" fo:border-left="none" fo:border-right="0.06pt solid #000000" style:rotation-angle="90" fo:border-top="0.06pt solid #000000" style:vertical-align="middle"/>
      <style:paragraph-properties fo:text-align="center"/>
      <style:text-properties style:font-name="Consolas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127">
      <style:table-cell-properties fo:border-bottom="none" fo:border-left="none" fo:border-right="0.06pt solid #000000" fo:border-top="none"/>
    </style:style>
    <style:style style:name="ce13" style:family="table-cell" style:parent-style-name="Default" style:data-style-name="N127">
      <style:table-cell-properties fo:border-bottom="0.06pt solid #000000" fo:border-left="none" fo:border-right="0.06pt solid #000000" fo:border-top="none"/>
    </style:style>
    <style:style style:name="ce14" style:family="table-cell" style:parent-style-name="Default" style:data-style-name="N127">
      <style:table-cell-properties fo:border-bottom="0.99pt solid #000000" style:text-align-source="fix" style:repeat-content="false" fo:border-left="none" fo:border-right="0.99pt solid #000000" style:rotation-angle="90" fo:border-top="0.99pt solid #000000" style:vertical-align="middle"/>
      <style:paragraph-properties fo:text-align="center"/>
      <style:text-properties style:font-name="Consola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127">
      <style:table-cell-properties fo:border-bottom="none" fo:border-left="none" fo:border-right="0.99pt solid #000000" fo:border-top="none"/>
    </style:style>
    <style:style style:name="ce16" style:family="table-cell" style:parent-style-name="Default" style:data-style-name="N127">
      <style:table-cell-properties fo:border-bottom="0.99pt solid #000000" fo:border-left="none" fo:border-right="0.99pt solid #000000" fo:border-top="none"/>
    </style:style>
    <style:style style:name="ce17" style:family="table-cell" style:parent-style-name="Default" style:data-style-name="N116"/>
    <style:style style:name="ce18" style:family="table-cell" style:parent-style-name="Default" style:data-style-name="N116">
      <style:table-cell-properties fo:border-bottom="none" fo:border-left="none" fo:border-right="none" fo:border-top="0.99pt solid #000000"/>
    </style:style>
    <style:style style:name="ce19" style:family="table-cell" style:parent-style-name="Default" style:data-style-name="N1">
      <style:table-cell-properties fo:border-bottom="none" fo:border-left="0.06pt solid #000000" fo:border-right="none" fo:border-top="0.06pt solid #000000"/>
    </style:style>
    <style:style style:name="ce20" style:family="table-cell" style:parent-style-name="Default" style:data-style-name="N1">
      <style:table-cell-properties fo:border-bottom="none" fo:border-left="0.06pt solid #000000" fo:border-right="none" fo:border-top="none"/>
    </style:style>
    <style:style style:name="ce21" style:family="table-cell" style:parent-style-name="Default" style:data-style-name="N1">
      <style:table-cell-properties fo:border-bottom="0.06pt solid #000000" fo:border-left="0.06pt solid #000000" fo:border-right="none" fo:border-top="none"/>
    </style:style>
    <style:style style:name="ce22" style:family="table-cell" style:parent-style-name="Default" style:data-style-name="N1">
      <style:table-cell-properties fo:border-bottom="none" fo:border-left="0.99pt solid #000000" fo:border-right="none" fo:border-top="0.99pt solid #000000"/>
    </style:style>
    <style:style style:name="ce23" style:family="table-cell" style:parent-style-name="Default" style:data-style-name="N1">
      <style:table-cell-properties fo:border-bottom="none" fo:border-left="0.99pt solid #000000" fo:border-right="none" fo:border-top="none"/>
    </style:style>
    <style:style style:name="ce24" style:family="table-cell" style:parent-style-name="Default" style:data-style-name="N1">
      <style:table-cell-properties fo:border-bottom="0.99pt solid #000000" fo:border-left="0.99pt solid #000000" fo:border-right="none" fo:border-top="none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0.06pt solid #000000" style:vertical-align="middle"/>
      <style:paragraph-properties fo:text-align="center"/>
      <style:text-properties style:font-name="Consolas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order-bottom="none" fo:border-left="none" fo:border-right="0.06pt solid #000000" style:rotation-angle="90" fo:border-top="none"/>
      <style:text-properties style:font-name="Consolas1" fo:font-size="14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06pt solid #000000" fo:border-left="none" fo:border-right="0.06pt solid #000000" style:rotation-angle="90" fo:border-top="none"/>
      <style:text-properties style:font-name="Consolas1" fo:font-size="14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0.99pt solid #000000" style:text-align-source="fix" style:repeat-content="false" fo:border-left="none" fo:border-right="0.99pt solid #000000" style:rotation-angle="90" fo:border-top="0.99pt solid #000000" style:vertical-align="middle"/>
      <style:paragraph-properties fo:text-align="center"/>
      <style:text-properties style:font-name="Consola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fo:border-bottom="none" fo:border-left="none" fo:border-right="0.99pt solid #000000" fo:border-top="none"/>
      <style:text-properties style:font-name="Consolas1" fo:font-size="14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0.99pt solid #000000" fo:border-left="none" fo:border-right="0.99pt solid #000000" fo:border-top="none"/>
      <style:text-properties style:font-name="Consolas1" fo:font-size="14pt" fo:font-weight="bold" style:font-size-asian="12pt" style:font-weight-asian="bold" style:font-size-complex="12pt" style:font-weight-complex="bold"/>
    </style:style>
    <style:style style:name="ce63" style:family="table-cell" style:parent-style-name="Default" style:data-style-name="N1">
      <style:table-cell-properties fo:background-color="#d4ea6b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3" style:family="text">
      <style:text-properties style:font-name="Consolas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Consolas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 fo:color="#0000ff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 fo:color="#0000ff"/>
    </style:style>
    <style:style style:name="T7" style:family="text">
      <style:text-properties fo:color="#0000ff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ff" fo:font-weight="bold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90degree" table:style-name="ta1">
        <table:shapes>
          <draw:frame draw:z-index="0" draw:style-name="gr1" draw:text-style-name="P1" svg:width="17.346cm" svg:height="13.254cm" svg:x="31.283cm" svg:y="1.782cm">
            <draw:object draw:notify-on-update-of-ranges="90degree.A3:90degree.A39 90degree.C3:90degree.C39 70degree.D3:70degree.D39 90degree.D3:90degree.D39 90degree.K3:90degree.K39 70degree.K3:70degree.K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4"/>
        <table:table-column table:style-name="co2" table:default-cell-style-name="Default"/>
        <table:table-column table:style-name="co1" table:default-cell-style-name="Default"/>
        <table:table-column table:style-name="co3" table:default-cell-style-name="ce6"/>
        <table:table-column table:style-name="co4" table:default-cell-style-name="ce12"/>
        <table:table-column table:style-name="co5" table:default-cell-style-name="ce17"/>
        <table:table-column table:style-name="co3" table:default-cell-style-name="ce17"/>
        <table:table-column table:style-name="co1" table:default-cell-style-name="ce20"/>
        <table:table-column table:style-name="co4" table:default-cell-style-name="ce26"/>
        <table:table-column table:style-name="co1" table:number-columns-repeated="1012" table:default-cell-style-name="Default"/>
        <table:table-row table:style-name="ro1">
          <table:table-cell office:value-type="string" calcext:value-type="string">
            <text:p>Range</text:p>
          </table:table-cell>
          <table:table-cell table:style-name="ce2" office:value-type="float" office:value="780" calcext:value-type="float">
            <text:p>780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012"/>
        </table:table-row>
        <table:table-row table:style-name="ro2">
          <table:table-cell table:style-name="ce1" office:value-type="string" calcext:value-type="string">
            <text:p>Angle (Ideal)</text:p>
          </table:table-cell>
          <table:table-cell table:style-name="ce1" office:value-type="string" calcext:value-type="string">
            <text:p>Counts</text:p>
          </table:table-cell>
          <table:table-cell table:style-name="ce1" office:value-type="string" calcext:value-type="string">
            <text:p>Linear</text:p>
          </table:table-cell>
          <table:table-cell table:style-name="ce1" office:value-type="string" calcext:value-type="string">
            <text:p>Range – Range x Cos(angle)</text:p>
          </table:table-cell>
          <table:table-cell table:style-name="ce1"/>
          <table:table-cell table:style-name="ce1" office:value-type="string" calcext:value-type="string">
            <text:p>Input_Angle calc</text:p>
          </table:table-cell>
          <table:table-cell table:style-name="ce1" office:value-type="string" calcext:value-type="string">
            <text:p><text:span text:style-name="T1">COS(</text:span><text:span text:style-name="T2">F3</text:span><text:span text:style-name="T1">*PI()/180)</text:span></text:p>
          </table:table-cell>
          <table:table-cell table:style-name="ce1"/>
          <table:table-cell table:style-name="ce1" office:value-type="string" calcext:value-type="string">
            <text:p>Linear granularity (counts/degree)</text:p>
          </table:table-cell>
          <table:table-cell table:style-name="ce1" office:value-type="string" calcext:value-type="string">
            <text:p>Cosine granularity (counts/degree)</text:p>
          </table:table-cell>
          <table:table-cell table:style-name="ce1" office:value-type="string" calcext:value-type="string">
            <text:p>Calculated Cosine</text:p>
          </table:table-cell>
          <table:table-cell table:style-name="ce1" table:number-columns-repeated="1013"/>
        </table:table-row>
        <table:table-row table:style-name="ro1">
          <table:table-cell office:value-type="float" office:value="-90" calcext:value-type="float">
            <text:p>-90</text:p>
          </table:table-cell>
          <table:table-cell table:style-name="ce3" office:value-type="float" office:value="0" calcext:value-type="float">
            <text:p>0</text:p>
          </table:table-cell>
          <table:table-cell table:formula="of:=Range*(ABS([.A3])/ABS(Left_Angle))" office:value-type="float" office:value="780" calcext:value-type="float">
            <text:p>780</text:p>
          </table:table-cell>
          <table:table-cell table:formula="of:=Range-Range*COS([.A3]*PI()/180)" office:value-type="float" office:value="780" calcext:value-type="float">
            <text:p>780</text:p>
          </table:table-cell>
          <table:table-cell/>
          <table:table-cell table:formula="of:=90*[.B3]/(Center-Min)-90" office:value-type="float" office:value="-90" calcext:value-type="float">
            <text:p>-90</text:p>
          </table:table-cell>
          <table:table-cell table:style-name="ce5" table:formula="of:=COS([.F3]*PI()/180)" office:value-type="float" office:value="6.12323399573677E-017" calcext:value-type="float">
            <text:p>0.000</text:p>
          </table:table-cell>
          <table:table-cell table:style-name="ce11" office:value-type="string" calcext:value-type="string" table:number-columns-spanned="1" table:number-rows-spanned="19">
            <text:p><text:span text:style-name="T3">COS(</text:span><text:span text:style-name="T4">Input_Angle</text:span><text:span text:style-name="T3">*PI()/180)</text:span></text:p>
          </table:table-cell>
          <table:table-cell table:style-name="Default" table:number-columns-repeated="2"/>
          <table:table-cell table:style-name="ce19" table:formula="of:=[.G3]*(Center-Min)" office:value-type="float" office:value="0.00000000000003031001" calcext:value-type="float">
            <text:p>0</text:p>
          </table:table-cell>
          <table:table-cell table:style-name="ce25" office:value-type="string" calcext:value-type="string" table:number-columns-spanned="1" table:number-rows-spanned="19">
            <text:p><text:span text:style-name="T7">COS_ratio_low</text:span><text:span text:style-name="T8">*(Center-Min)</text:span></text:p>
          </table:table-cell>
          <table:table-cell table:number-columns-repeated="1012"/>
        </table:table-row>
        <table:table-row table:style-name="ro1">
          <table:table-cell table:formula="of:=[.A3]+ABS([.$A$3])/18" office:value-type="float" office:value="-85" calcext:value-type="float">
            <text:p>-85</text:p>
          </table:table-cell>
          <table:table-cell table:formula="of:=([.A4]-[.$A$3])/ABS(Left_Angle)*(Center-Min)" office:value-type="float" office:value="27.5" calcext:value-type="float">
            <text:p>28</text:p>
          </table:table-cell>
          <table:table-cell table:formula="of:=Range*(ABS([.A4])/ABS(Left_Angle))" office:value-type="float" office:value="736.666666666667" calcext:value-type="float">
            <text:p>737</text:p>
          </table:table-cell>
          <table:table-cell table:formula="of:=Range-Range*COS([.A4]*PI()/180)" office:value-type="float" office:value="712.018520656827" calcext:value-type="float">
            <text:p>712</text:p>
          </table:table-cell>
          <table:table-cell/>
          <table:table-cell table:formula="of:=90*[.B4]/(Center-Min)-90" office:value-type="float" office:value="-85" calcext:value-type="float">
            <text:p>-85</text:p>
          </table:table-cell>
          <table:table-cell table:formula="of:=COS([.F4]*PI()/180)" office:value-type="float" office:value="0.0871557427476581" calcext:value-type="float">
            <text:p>0.087</text:p>
          </table:table-cell>
          <table:covered-table-cell/>
          <table:table-cell table:formula="of:=ABS([.C4]-[.C3])/5" office:value-type="float" office:value="8.66666666666668" calcext:value-type="float">
            <text:p>8.7</text:p>
          </table:table-cell>
          <table:table-cell table:formula="of:=ABS([.D4]-[.D3])/5" office:value-type="float" office:value="13.5962958686347" calcext:value-type="float">
            <text:p>13.6</text:p>
          </table:table-cell>
          <table:table-cell table:formula="of:=[.G4]*(Center-Min)" office:value-type="float" office:value="43.1420926600908" calcext:value-type="float">
            <text:p>43</text:p>
          </table:table-cell>
          <table:covered-table-cell/>
          <table:table-cell table:number-columns-repeated="1012"/>
        </table:table-row>
        <table:table-row table:style-name="ro1">
          <table:table-cell table:formula="of:=[.A4]+ABS([.$A$3])/18" office:value-type="float" office:value="-80" calcext:value-type="float">
            <text:p>-80</text:p>
          </table:table-cell>
          <table:table-cell table:formula="of:=([.A5]-[.$A$3])/ABS(Left_Angle)*(Center-Min)" office:value-type="float" office:value="55" calcext:value-type="float">
            <text:p>55</text:p>
          </table:table-cell>
          <table:table-cell table:formula="of:=Range*(ABS([.A5])/ABS(Left_Angle))" office:value-type="float" office:value="693.333333333333" calcext:value-type="float">
            <text:p>693</text:p>
          </table:table-cell>
          <table:table-cell table:formula="of:=Range-Range*COS([.A5]*PI()/180)" office:value-type="float" office:value="644.554421419794" calcext:value-type="float">
            <text:p>645</text:p>
          </table:table-cell>
          <table:table-cell/>
          <table:table-cell table:formula="of:=90*[.B5]/(Center-Min)-90" office:value-type="float" office:value="-80" calcext:value-type="float">
            <text:p>-80</text:p>
          </table:table-cell>
          <table:table-cell table:formula="of:=COS([.F5]*PI()/180)" office:value-type="float" office:value="0.17364817766693" calcext:value-type="float">
            <text:p>0.174</text:p>
          </table:table-cell>
          <table:covered-table-cell/>
          <table:table-cell table:formula="of:=ABS([.C5]-[.C4])/5" office:value-type="float" office:value="8.66666666666668" calcext:value-type="float">
            <text:p>8.7</text:p>
          </table:table-cell>
          <table:table-cell table:formula="of:=ABS([.D5]-[.D4])/5" office:value-type="float" office:value="13.4928198474065" calcext:value-type="float">
            <text:p>13.5</text:p>
          </table:table-cell>
          <table:table-cell table:formula="of:=[.G5]*(Center-Min)" office:value-type="float" office:value="85.9558479451306" calcext:value-type="float">
            <text:p>86</text:p>
          </table:table-cell>
          <table:covered-table-cell/>
          <table:table-cell table:number-columns-repeated="1012"/>
        </table:table-row>
        <table:table-row table:style-name="ro1">
          <table:table-cell table:formula="of:=[.A5]+ABS([.$A$3])/18" office:value-type="float" office:value="-75" calcext:value-type="float">
            <text:p>-75</text:p>
          </table:table-cell>
          <table:table-cell table:formula="of:=([.A6]-[.$A$3])/ABS(Left_Angle)*(Center-Min)" office:value-type="float" office:value="82.5" calcext:value-type="float">
            <text:p>83</text:p>
          </table:table-cell>
          <table:table-cell table:formula="of:=Range*(ABS([.A6])/ABS(Left_Angle))" office:value-type="float" office:value="650" calcext:value-type="float">
            <text:p>650</text:p>
          </table:table-cell>
          <table:table-cell table:formula="of:=Range-Range*COS([.A6]*PI()/180)" office:value-type="float" office:value="578.121144820034" calcext:value-type="float">
            <text:p>578</text:p>
          </table:table-cell>
          <table:table-cell/>
          <table:table-cell table:formula="of:=90*[.B6]/(Center-Min)-90" office:value-type="float" office:value="-75" calcext:value-type="float">
            <text:p>-75</text:p>
          </table:table-cell>
          <table:table-cell table:formula="of:=COS([.F6]*PI()/180)" office:value-type="float" office:value="0.258819045102521" calcext:value-type="float">
            <text:p>0.259</text:p>
          </table:table-cell>
          <table:covered-table-cell/>
          <table:table-cell table:formula="of:=ABS([.C6]-[.C5])/5" office:value-type="float" office:value="8.66666666666665" calcext:value-type="float">
            <text:p>8.7</text:p>
          </table:table-cell>
          <table:table-cell table:formula="of:=ABS([.D6]-[.D5])/5" office:value-type="float" office:value="13.2866553199521" calcext:value-type="float">
            <text:p>13.3</text:p>
          </table:table-cell>
          <table:table-cell table:formula="of:=[.G6]*(Center-Min)" office:value-type="float" office:value="128.115427325748" calcext:value-type="float">
            <text:p>128</text:p>
          </table:table-cell>
          <table:covered-table-cell/>
          <table:table-cell table:number-columns-repeated="1012"/>
        </table:table-row>
        <table:table-row table:style-name="ro1">
          <table:table-cell table:formula="of:=[.A6]+ABS([.$A$3])/18" office:value-type="float" office:value="-70" calcext:value-type="float">
            <text:p>-70</text:p>
          </table:table-cell>
          <table:table-cell table:formula="of:=([.A7]-[.$A$3])/ABS(Left_Angle)*(Center-Min)" office:value-type="float" office:value="110" calcext:value-type="float">
            <text:p>110</text:p>
          </table:table-cell>
          <table:table-cell table:formula="of:=Range*(ABS([.A7])/ABS(Left_Angle))" office:value-type="float" office:value="606.666666666667" calcext:value-type="float">
            <text:p>607</text:p>
          </table:table-cell>
          <table:table-cell table:formula="of:=Range-Range*COS([.A7]*PI()/180)" office:value-type="float" office:value="513.224288205978" calcext:value-type="float">
            <text:p>513</text:p>
          </table:table-cell>
          <table:table-cell/>
          <table:table-cell table:formula="of:=90*[.B7]/(Center-Min)-90" office:value-type="float" office:value="-70" calcext:value-type="float">
            <text:p>-70</text:p>
          </table:table-cell>
          <table:table-cell table:formula="of:=COS([.F7]*PI()/180)" office:value-type="float" office:value="0.342020143325669" calcext:value-type="float">
            <text:p>0.342</text:p>
          </table:table-cell>
          <table:covered-table-cell/>
          <table:table-cell table:formula="of:=ABS([.C7]-[.C6])/5" office:value-type="float" office:value="8.66666666666668" calcext:value-type="float">
            <text:p>8.7</text:p>
          </table:table-cell>
          <table:table-cell table:formula="of:=ABS([.D7]-[.D6])/5" office:value-type="float" office:value="12.9793713228111" calcext:value-type="float">
            <text:p>13.0</text:p>
          </table:table-cell>
          <table:table-cell table:formula="of:=[.G7]*(Center-Min)" office:value-type="float" office:value="169.299970946206" calcext:value-type="float">
            <text:p>169</text:p>
          </table:table-cell>
          <table:covered-table-cell/>
          <table:table-cell table:number-columns-repeated="1012"/>
        </table:table-row>
        <table:table-row table:style-name="ro1">
          <table:table-cell table:formula="of:=[.A7]+ABS([.$A$3])/18" office:value-type="float" office:value="-65" calcext:value-type="float">
            <text:p>-65</text:p>
          </table:table-cell>
          <table:table-cell table:formula="of:=([.A8]-[.$A$3])/ABS(Left_Angle)*(Center-Min)" office:value-type="float" office:value="137.5" calcext:value-type="float">
            <text:p>138</text:p>
          </table:table-cell>
          <table:table-cell table:formula="of:=Range*(ABS([.A8])/ABS(Left_Angle))" office:value-type="float" office:value="563.333333333333" calcext:value-type="float">
            <text:p>563</text:p>
          </table:table-cell>
          <table:table-cell table:formula="of:=Range-Range*COS([.A8]*PI()/180)" office:value-type="float" office:value="450.357755842254" calcext:value-type="float">
            <text:p>450</text:p>
          </table:table-cell>
          <table:table-cell/>
          <table:table-cell table:formula="of:=90*[.B8]/(Center-Min)-90" office:value-type="float" office:value="-65" calcext:value-type="float">
            <text:p>-65</text:p>
          </table:table-cell>
          <table:table-cell table:formula="of:=COS([.F8]*PI()/180)" office:value-type="float" office:value="0.422618261740699" calcext:value-type="float">
            <text:p>0.423</text:p>
          </table:table-cell>
          <table:covered-table-cell/>
          <table:table-cell table:formula="of:=ABS([.C8]-[.C7])/5" office:value-type="float" office:value="8.66666666666665" calcext:value-type="float">
            <text:p>8.7</text:p>
          </table:table-cell>
          <table:table-cell table:formula="of:=ABS([.D8]-[.D7])/5" office:value-type="float" office:value="12.5733064727448" calcext:value-type="float">
            <text:p>12.6</text:p>
          </table:table-cell>
          <table:table-cell table:formula="of:=[.G8]*(Center-Min)" office:value-type="float" office:value="209.196039561646" calcext:value-type="float">
            <text:p>209</text:p>
          </table:table-cell>
          <table:covered-table-cell/>
          <table:table-cell table:number-columns-repeated="1012"/>
        </table:table-row>
        <table:table-row table:style-name="ro1">
          <table:table-cell table:formula="of:=[.A8]+ABS([.$A$3])/18" office:value-type="float" office:value="-60" calcext:value-type="float">
            <text:p>-60</text:p>
          </table:table-cell>
          <table:table-cell table:formula="of:=([.A9]-[.$A$3])/ABS(Left_Angle)*(Center-Min)" office:value-type="float" office:value="165" calcext:value-type="float">
            <text:p>165</text:p>
          </table:table-cell>
          <table:table-cell table:formula="of:=Range*(ABS([.A9])/ABS(Left_Angle))" office:value-type="float" office:value="520" calcext:value-type="float">
            <text:p>520</text:p>
          </table:table-cell>
          <table:table-cell table:formula="of:=Range-Range*COS([.A9]*PI()/180)" office:value-type="float" office:value="390" calcext:value-type="float">
            <text:p>390</text:p>
          </table:table-cell>
          <table:table-cell/>
          <table:table-cell table:formula="of:=90*[.B9]/(Center-Min)-90" office:value-type="float" office:value="-60" calcext:value-type="float">
            <text:p>-60</text:p>
          </table:table-cell>
          <table:table-cell table:formula="of:=COS([.F9]*PI()/180)" office:value-type="float" office:value="0.5" calcext:value-type="float">
            <text:p>0.500</text:p>
          </table:table-cell>
          <table:covered-table-cell/>
          <table:table-cell table:formula="of:=ABS([.C9]-[.C8])/5" office:value-type="float" office:value="8.66666666666668" calcext:value-type="float">
            <text:p>8.7</text:p>
          </table:table-cell>
          <table:table-cell table:formula="of:=ABS([.D9]-[.D8])/5" office:value-type="float" office:value="12.0715511684509" calcext:value-type="float">
            <text:p>12.1</text:p>
          </table:table-cell>
          <table:table-cell table:formula="of:=[.G9]*(Center-Min)" office:value-type="float" office:value="247.5" calcext:value-type="float">
            <text:p>248</text:p>
          </table:table-cell>
          <table:covered-table-cell/>
          <table:table-cell table:number-columns-repeated="1012"/>
        </table:table-row>
        <table:table-row table:style-name="ro1">
          <table:table-cell table:formula="of:=[.A9]+ABS([.$A$3])/18" office:value-type="float" office:value="-55" calcext:value-type="float">
            <text:p>-55</text:p>
          </table:table-cell>
          <table:table-cell table:formula="of:=([.A10]-[.$A$3])/ABS(Left_Angle)*(Center-Min)" office:value-type="float" office:value="192.5" calcext:value-type="float">
            <text:p>193</text:p>
          </table:table-cell>
          <table:table-cell table:formula="of:=Range*(ABS([.A10])/ABS(Left_Angle))" office:value-type="float" office:value="476.666666666667" calcext:value-type="float">
            <text:p>477</text:p>
          </table:table-cell>
          <table:table-cell table:formula="of:=Range-Range*COS([.A10]*PI()/180)" office:value-type="float" office:value="332.610379646184" calcext:value-type="float">
            <text:p>333</text:p>
          </table:table-cell>
          <table:table-cell/>
          <table:table-cell table:formula="of:=90*[.B10]/(Center-Min)-90" office:value-type="float" office:value="-55" calcext:value-type="float">
            <text:p>-55</text:p>
          </table:table-cell>
          <table:table-cell table:formula="of:=COS([.F10]*PI()/180)" office:value-type="float" office:value="0.573576436351046" calcext:value-type="float">
            <text:p>0.574</text:p>
          </table:table-cell>
          <table:covered-table-cell/>
          <table:table-cell table:formula="of:=ABS([.C10]-[.C9])/5" office:value-type="float" office:value="8.66666666666666" calcext:value-type="float">
            <text:p>8.7</text:p>
          </table:table-cell>
          <table:table-cell table:formula="of:=ABS([.D10]-[.D9])/5" office:value-type="float" office:value="11.4779240707632" calcext:value-type="float">
            <text:p>11.5</text:p>
          </table:table-cell>
          <table:table-cell table:formula="of:=[.G10]*(Center-Min)" office:value-type="float" office:value="283.920335993768" calcext:value-type="float">
            <text:p>284</text:p>
          </table:table-cell>
          <table:covered-table-cell/>
          <table:table-cell table:number-columns-repeated="1012"/>
        </table:table-row>
        <table:table-row table:style-name="ro1">
          <table:table-cell table:formula="of:=[.A10]+ABS([.$A$3])/18" office:value-type="float" office:value="-50" calcext:value-type="float">
            <text:p>-50</text:p>
          </table:table-cell>
          <table:table-cell table:formula="of:=([.A11]-[.$A$3])/ABS(Left_Angle)*(Center-Min)" office:value-type="float" office:value="220" calcext:value-type="float">
            <text:p>220</text:p>
          </table:table-cell>
          <table:table-cell table:formula="of:=Range*(ABS([.A11])/ABS(Left_Angle))" office:value-type="float" office:value="433.333333333333" calcext:value-type="float">
            <text:p>433</text:p>
          </table:table-cell>
          <table:table-cell table:formula="of:=Range-Range*COS([.A11]*PI()/180)" office:value-type="float" office:value="278.625664444499" calcext:value-type="float">
            <text:p>279</text:p>
          </table:table-cell>
          <table:table-cell/>
          <table:table-cell table:formula="of:=90*[.B11]/(Center-Min)-90" office:value-type="float" office:value="-50" calcext:value-type="float">
            <text:p>-50</text:p>
          </table:table-cell>
          <table:table-cell table:formula="of:=COS([.F11]*PI()/180)" office:value-type="float" office:value="0.642787609686539" calcext:value-type="float">
            <text:p>0.643</text:p>
          </table:table-cell>
          <table:covered-table-cell/>
          <table:table-cell table:formula="of:=ABS([.C11]-[.C10])/5" office:value-type="float" office:value="8.66666666666666" calcext:value-type="float">
            <text:p>8.7</text:p>
          </table:table-cell>
          <table:table-cell table:formula="of:=ABS([.D11]-[.D10])/5" office:value-type="float" office:value="10.7969430403369" calcext:value-type="float">
            <text:p>10.8</text:p>
          </table:table-cell>
          <table:table-cell table:formula="of:=[.G11]*(Center-Min)" office:value-type="float" office:value="318.179866794837" calcext:value-type="float">
            <text:p>318</text:p>
          </table:table-cell>
          <table:covered-table-cell/>
          <table:table-cell table:number-columns-repeated="1012"/>
        </table:table-row>
        <table:table-row table:style-name="ro1">
          <table:table-cell table:formula="of:=[.A11]+ABS([.$A$3])/18" office:value-type="float" office:value="-45" calcext:value-type="float">
            <text:p>-45</text:p>
          </table:table-cell>
          <table:table-cell table:formula="of:=([.A12]-[.$A$3])/ABS(Left_Angle)*(Center-Min)" office:value-type="float" office:value="247.5" calcext:value-type="float">
            <text:p>248</text:p>
          </table:table-cell>
          <table:table-cell table:formula="of:=Range*(ABS([.A12])/ABS(Left_Angle))" office:value-type="float" office:value="390" calcext:value-type="float">
            <text:p>390</text:p>
          </table:table-cell>
          <table:table-cell table:formula="of:=Range-Range*COS([.A12]*PI()/180)" office:value-type="float" office:value="228.456710674493" calcext:value-type="float">
            <text:p>228</text:p>
          </table:table-cell>
          <table:table-cell/>
          <table:table-cell table:formula="of:=90*[.B12]/(Center-Min)-90" office:value-type="float" office:value="-45" calcext:value-type="float">
            <text:p>-45</text:p>
          </table:table-cell>
          <table:table-cell table:formula="of:=COS([.F12]*PI()/180)" office:value-type="float" office:value="0.707106781186548" calcext:value-type="float">
            <text:p>0.707</text:p>
          </table:table-cell>
          <table:covered-table-cell/>
          <table:table-cell table:formula="of:=ABS([.C12]-[.C11])/5" office:value-type="float" office:value="8.66666666666668" calcext:value-type="float">
            <text:p>8.7</text:p>
          </table:table-cell>
          <table:table-cell table:formula="of:=ABS([.D12]-[.D11])/5" office:value-type="float" office:value="10.0337907540013" calcext:value-type="float">
            <text:p>10.0</text:p>
          </table:table-cell>
          <table:table-cell table:formula="of:=[.G12]*(Center-Min)" office:value-type="float" office:value="350.017856687341" calcext:value-type="float">
            <text:p>350</text:p>
          </table:table-cell>
          <table:covered-table-cell/>
          <table:table-cell table:number-columns-repeated="1012"/>
        </table:table-row>
        <table:table-row table:style-name="ro1">
          <table:table-cell table:formula="of:=[.A12]+ABS([.$A$3])/18" office:value-type="float" office:value="-40" calcext:value-type="float">
            <text:p>-40</text:p>
          </table:table-cell>
          <table:table-cell table:formula="of:=([.A13]-[.$A$3])/ABS(Left_Angle)*(Center-Min)" office:value-type="float" office:value="275" calcext:value-type="float">
            <text:p>275</text:p>
          </table:table-cell>
          <table:table-cell table:formula="of:=Range*(ABS([.A13])/ABS(Left_Angle))" office:value-type="float" office:value="346.666666666667" calcext:value-type="float">
            <text:p>347</text:p>
          </table:table-cell>
          <table:table-cell table:formula="of:=Range-Range*COS([.A13]*PI()/180)" office:value-type="float" office:value="182.485334367197" calcext:value-type="float">
            <text:p>182</text:p>
          </table:table-cell>
          <table:table-cell/>
          <table:table-cell table:formula="of:=90*[.B13]/(Center-Min)-90" office:value-type="float" office:value="-40" calcext:value-type="float">
            <text:p>-40</text:p>
          </table:table-cell>
          <table:table-cell table:formula="of:=COS([.F13]*PI()/180)" office:value-type="float" office:value="0.766044443118978" calcext:value-type="float">
            <text:p>0.766</text:p>
          </table:table-cell>
          <table:covered-table-cell/>
          <table:table-cell table:formula="of:=ABS([.C13]-[.C12])/5" office:value-type="float" office:value="8.66666666666668" calcext:value-type="float">
            <text:p>8.7</text:p>
          </table:table-cell>
          <table:table-cell table:formula="of:=ABS([.D13]-[.D12])/5" office:value-type="float" office:value="9.19427526145914" calcext:value-type="float">
            <text:p>9.2</text:p>
          </table:table-cell>
          <table:table-cell table:formula="of:=[.G13]*(Center-Min)" office:value-type="float" office:value="379.191999343894" calcext:value-type="float">
            <text:p>379</text:p>
          </table:table-cell>
          <table:covered-table-cell/>
          <table:table-cell table:number-columns-repeated="1012"/>
        </table:table-row>
        <table:table-row table:style-name="ro1">
          <table:table-cell table:formula="of:=[.A13]+ABS([.$A$3])/18" office:value-type="float" office:value="-35" calcext:value-type="float">
            <text:p>-35</text:p>
          </table:table-cell>
          <table:table-cell table:formula="of:=([.A14]-[.$A$3])/ABS(Left_Angle)*(Center-Min)" office:value-type="float" office:value="302.5" calcext:value-type="float">
            <text:p>303</text:p>
          </table:table-cell>
          <table:table-cell table:formula="of:=Range*(ABS([.A14])/ABS(Left_Angle))" office:value-type="float" office:value="303.333333333333" calcext:value-type="float">
            <text:p>303</text:p>
          </table:table-cell>
          <table:table-cell table:formula="of:=Range-Range*COS([.A14]*PI()/180)" office:value-type="float" office:value="141.061405454586" calcext:value-type="float">
            <text:p>141</text:p>
          </table:table-cell>
          <table:table-cell/>
          <table:table-cell table:formula="of:=90*[.B14]/(Center-Min)-90" office:value-type="float" office:value="-35" calcext:value-type="float">
            <text:p>-35</text:p>
          </table:table-cell>
          <table:table-cell table:formula="of:=COS([.F14]*PI()/180)" office:value-type="float" office:value="0.819152044288992" calcext:value-type="float">
            <text:p>0.819</text:p>
          </table:table-cell>
          <table:covered-table-cell/>
          <table:table-cell table:formula="of:=ABS([.C14]-[.C13])/5" office:value-type="float" office:value="8.66666666666666" calcext:value-type="float">
            <text:p>8.7</text:p>
          </table:table-cell>
          <table:table-cell table:formula="of:=ABS([.D14]-[.D13])/5" office:value-type="float" office:value="8.28478578252216" calcext:value-type="float">
            <text:p>8.3</text:p>
          </table:table-cell>
          <table:table-cell table:formula="of:=[.G14]*(Center-Min)" office:value-type="float" office:value="405.480261923051" calcext:value-type="float">
            <text:p>405</text:p>
          </table:table-cell>
          <table:covered-table-cell/>
          <table:table-cell table:number-columns-repeated="1012"/>
        </table:table-row>
        <table:table-row table:style-name="ro1">
          <table:table-cell table:formula="of:=[.A14]+ABS([.$A$3])/18" office:value-type="float" office:value="-30" calcext:value-type="float">
            <text:p>-30</text:p>
          </table:table-cell>
          <table:table-cell table:formula="of:=([.A15]-[.$A$3])/ABS(Left_Angle)*(Center-Min)" office:value-type="float" office:value="330" calcext:value-type="float">
            <text:p>330</text:p>
          </table:table-cell>
          <table:table-cell table:formula="of:=Range*(ABS([.A15])/ABS(Left_Angle))" office:value-type="float" office:value="260" calcext:value-type="float">
            <text:p>260</text:p>
          </table:table-cell>
          <table:table-cell table:formula="of:=Range-Range*COS([.A15]*PI()/180)" office:value-type="float" office:value="104.500185048138" calcext:value-type="float">
            <text:p>105</text:p>
          </table:table-cell>
          <table:table-cell/>
          <table:table-cell table:formula="of:=90*[.B15]/(Center-Min)-90" office:value-type="float" office:value="-30" calcext:value-type="float">
            <text:p>-30</text:p>
          </table:table-cell>
          <table:table-cell table:formula="of:=COS([.F15]*PI()/180)" office:value-type="float" office:value="0.866025403784439" calcext:value-type="float">
            <text:p>0.866</text:p>
          </table:table-cell>
          <table:covered-table-cell/>
          <table:table-cell table:formula="of:=ABS([.C15]-[.C14])/5" office:value-type="float" office:value="8.66666666666666" calcext:value-type="float">
            <text:p>8.7</text:p>
          </table:table-cell>
          <table:table-cell table:formula="of:=ABS([.D15]-[.D14])/5" office:value-type="float" office:value="7.31224408128971" calcext:value-type="float">
            <text:p>7.3</text:p>
          </table:table-cell>
          <table:table-cell table:formula="of:=[.G15]*(Center-Min)" office:value-type="float" office:value="428.682574873297" calcext:value-type="float">
            <text:p>429</text:p>
          </table:table-cell>
          <table:covered-table-cell/>
          <table:table-cell table:number-columns-repeated="1012"/>
        </table:table-row>
        <table:table-row table:style-name="ro1">
          <table:table-cell table:formula="of:=[.A15]+ABS([.$A$3])/18" office:value-type="float" office:value="-25" calcext:value-type="float">
            <text:p>-25</text:p>
          </table:table-cell>
          <table:table-cell table:formula="of:=([.A16]-[.$A$3])/ABS(Left_Angle)*(Center-Min)" office:value-type="float" office:value="357.5" calcext:value-type="float">
            <text:p>358</text:p>
          </table:table-cell>
          <table:table-cell table:formula="of:=Range*(ABS([.A16])/ABS(Left_Angle))" office:value-type="float" office:value="216.666666666667" calcext:value-type="float">
            <text:p>217</text:p>
          </table:table-cell>
          <table:table-cell table:formula="of:=Range-Range*COS([.A16]*PI()/180)" office:value-type="float" office:value="73.0799261114131" calcext:value-type="float">
            <text:p>73</text:p>
          </table:table-cell>
          <table:table-cell/>
          <table:table-cell table:formula="of:=90*[.B16]/(Center-Min)-90" office:value-type="float" office:value="-25" calcext:value-type="float">
            <text:p>-25</text:p>
          </table:table-cell>
          <table:table-cell table:formula="of:=COS([.F16]*PI()/180)" office:value-type="float" office:value="0.90630778703665" calcext:value-type="float">
            <text:p>0.906</text:p>
          </table:table-cell>
          <table:covered-table-cell/>
          <table:table-cell table:formula="of:=ABS([.C16]-[.C15])/5" office:value-type="float" office:value="8.66666666666666" calcext:value-type="float">
            <text:p>8.7</text:p>
          </table:table-cell>
          <table:table-cell table:formula="of:=ABS([.D16]-[.D15])/5" office:value-type="float" office:value="6.28405178734495" calcext:value-type="float">
            <text:p>6.3</text:p>
          </table:table-cell>
          <table:table-cell table:formula="of:=[.G16]*(Center-Min)" office:value-type="float" office:value="448.622354583142" calcext:value-type="float">
            <text:p>449</text:p>
          </table:table-cell>
          <table:covered-table-cell/>
          <table:table-cell table:number-columns-repeated="1012"/>
        </table:table-row>
        <table:table-row table:style-name="ro1">
          <table:table-cell table:formula="of:=[.A16]+ABS([.$A$3])/18" office:value-type="float" office:value="-20" calcext:value-type="float">
            <text:p>-20</text:p>
          </table:table-cell>
          <table:table-cell table:formula="of:=([.A17]-[.$A$3])/ABS(Left_Angle)*(Center-Min)" office:value-type="float" office:value="385" calcext:value-type="float">
            <text:p>385</text:p>
          </table:table-cell>
          <table:table-cell table:formula="of:=Range*(ABS([.A17])/ABS(Left_Angle))" office:value-type="float" office:value="173.333333333333" calcext:value-type="float">
            <text:p>173</text:p>
          </table:table-cell>
          <table:table-cell table:formula="of:=Range-Range*COS([.A17]*PI()/180)" office:value-type="float" office:value="47.0397557869915" calcext:value-type="float">
            <text:p>47</text:p>
          </table:table-cell>
          <table:table-cell/>
          <table:table-cell table:formula="of:=90*[.B17]/(Center-Min)-90" office:value-type="float" office:value="-20" calcext:value-type="float">
            <text:p>-20</text:p>
          </table:table-cell>
          <table:table-cell table:formula="of:=COS([.F17]*PI()/180)" office:value-type="float" office:value="0.939692620785908" calcext:value-type="float">
            <text:p>0.940</text:p>
          </table:table-cell>
          <table:covered-table-cell/>
          <table:table-cell table:formula="of:=ABS([.C17]-[.C16])/5" office:value-type="float" office:value="8.66666666666668" calcext:value-type="float">
            <text:p>8.7</text:p>
          </table:table-cell>
          <table:table-cell table:formula="of:=ABS([.D17]-[.D16])/5" office:value-type="float" office:value="5.20803406488433" calcext:value-type="float">
            <text:p>5.2</text:p>
          </table:table-cell>
          <table:table-cell table:formula="of:=[.G17]*(Center-Min)" office:value-type="float" office:value="465.147847289025" calcext:value-type="float">
            <text:p>465</text:p>
          </table:table-cell>
          <table:covered-table-cell/>
          <table:table-cell table:number-columns-repeated="1012"/>
        </table:table-row>
        <table:table-row table:style-name="ro1">
          <table:table-cell table:formula="of:=[.A17]+ABS([.$A$3])/18" office:value-type="float" office:value="-15" calcext:value-type="float">
            <text:p>-15</text:p>
          </table:table-cell>
          <table:table-cell table:formula="of:=([.A18]-[.$A$3])/ABS(Left_Angle)*(Center-Min)" office:value-type="float" office:value="412.5" calcext:value-type="float">
            <text:p>413</text:p>
          </table:table-cell>
          <table:table-cell table:formula="of:=Range*(ABS([.A18])/ABS(Left_Angle))" office:value-type="float" office:value="130" calcext:value-type="float">
            <text:p>130</text:p>
          </table:table-cell>
          <table:table-cell table:formula="of:=Range-Range*COS([.A18]*PI()/180)" office:value-type="float" office:value="26.5778554945267" calcext:value-type="float">
            <text:p>27</text:p>
          </table:table-cell>
          <table:table-cell/>
          <table:table-cell table:formula="of:=90*[.B18]/(Center-Min)-90" office:value-type="float" office:value="-15" calcext:value-type="float">
            <text:p>-15</text:p>
          </table:table-cell>
          <table:table-cell table:formula="of:=COS([.F18]*PI()/180)" office:value-type="float" office:value="0.965925826289068" calcext:value-type="float">
            <text:p>0.966</text:p>
          </table:table-cell>
          <table:covered-table-cell/>
          <table:table-cell table:formula="of:=ABS([.C18]-[.C17])/5" office:value-type="float" office:value="8.66666666666666" calcext:value-type="float">
            <text:p>8.7</text:p>
          </table:table-cell>
          <table:table-cell table:formula="of:=ABS([.D18]-[.D17])/5" office:value-type="float" office:value="4.09238005849295" calcext:value-type="float">
            <text:p>4.1</text:p>
          </table:table-cell>
          <table:table-cell table:formula="of:=[.G18]*(Center-Min)" office:value-type="float" office:value="478.133284013089" calcext:value-type="float">
            <text:p>478</text:p>
          </table:table-cell>
          <table:covered-table-cell/>
          <table:table-cell table:number-columns-repeated="1012"/>
        </table:table-row>
        <table:table-row table:style-name="ro1">
          <table:table-cell table:formula="of:=[.A18]+ABS([.$A$3])/18" office:value-type="float" office:value="-10" calcext:value-type="float">
            <text:p>-10</text:p>
          </table:table-cell>
          <table:table-cell table:formula="of:=([.A19]-[.$A$3])/ABS(Left_Angle)*(Center-Min)" office:value-type="float" office:value="440" calcext:value-type="float">
            <text:p>440</text:p>
          </table:table-cell>
          <table:table-cell table:formula="of:=Range*(ABS([.A19])/ABS(Left_Angle))" office:value-type="float" office:value="86.6666666666667" calcext:value-type="float">
            <text:p>87</text:p>
          </table:table-cell>
          <table:table-cell table:formula="of:=Range-Range*COS([.A19]*PI()/180)" office:value-type="float" office:value="11.8499526504777" calcext:value-type="float">
            <text:p>12</text:p>
          </table:table-cell>
          <table:table-cell/>
          <table:table-cell table:formula="of:=90*[.B19]/(Center-Min)-90" office:value-type="float" office:value="-10" calcext:value-type="float">
            <text:p>-10</text:p>
          </table:table-cell>
          <table:table-cell table:formula="of:=COS([.F19]*PI()/180)" office:value-type="float" office:value="0.984807753012208" calcext:value-type="float">
            <text:p>0.985</text:p>
          </table:table-cell>
          <table:covered-table-cell/>
          <table:table-cell table:formula="of:=ABS([.C19]-[.C18])/5" office:value-type="float" office:value="8.66666666666667" calcext:value-type="float">
            <text:p>8.7</text:p>
          </table:table-cell>
          <table:table-cell table:formula="of:=ABS([.D19]-[.D18])/5" office:value-type="float" office:value="2.9455805688098" calcext:value-type="float">
            <text:p>2.9</text:p>
          </table:table-cell>
          <table:table-cell table:formula="of:=[.G19]*(Center-Min)" office:value-type="float" office:value="487.479837741043" calcext:value-type="float">
            <text:p>487</text:p>
          </table:table-cell>
          <table:covered-table-cell/>
          <table:table-cell table:number-columns-repeated="1012"/>
        </table:table-row>
        <table:table-row table:style-name="ro1">
          <table:table-cell table:formula="of:=[.A19]+ABS([.$A$3])/18" office:value-type="float" office:value="-5" calcext:value-type="float">
            <text:p>-5</text:p>
          </table:table-cell>
          <table:table-cell table:formula="of:=([.A20]-[.$A$3])/ABS(Left_Angle)*(Center-Min)" office:value-type="float" office:value="467.5" calcext:value-type="float">
            <text:p>468</text:p>
          </table:table-cell>
          <table:table-cell table:formula="of:=Range*(ABS([.A20])/ABS(Left_Angle))" office:value-type="float" office:value="43.3333333333333" calcext:value-type="float">
            <text:p>43</text:p>
          </table:table-cell>
          <table:table-cell table:formula="of:=Range-Range*COS([.A20]*PI()/180)" office:value-type="float" office:value="2.96813548843852" calcext:value-type="float">
            <text:p>3</text:p>
          </table:table-cell>
          <table:table-cell/>
          <table:table-cell table:formula="of:=90*[.B20]/(Center-Min)-90" office:value-type="float" office:value="-5" calcext:value-type="float">
            <text:p>-5</text:p>
          </table:table-cell>
          <table:table-cell table:formula="of:=COS([.F20]*PI()/180)" office:value-type="float" office:value="0.996194698091746" calcext:value-type="float">
            <text:p>0.996</text:p>
          </table:table-cell>
          <table:covered-table-cell/>
          <table:table-cell table:formula="of:=ABS([.C20]-[.C19])/5" office:value-type="float" office:value="8.66666666666667" calcext:value-type="float">
            <text:p>8.7</text:p>
          </table:table-cell>
          <table:table-cell table:formula="of:=ABS([.D20]-[.D19])/5" office:value-type="float" office:value="1.77636343240783" calcext:value-type="float">
            <text:p>1.8</text:p>
          </table:table-cell>
          <table:table-cell table:formula="of:=[.G20]*(Center-Min)" office:value-type="float" office:value="493.116375555414" calcext:value-type="float">
            <text:p>493</text:p>
          </table:table-cell>
          <table:covered-table-cell/>
          <table:table-cell table:number-columns-repeated="1012"/>
        </table:table-row>
        <table:table-row table:style-name="ro1">
          <table:table-cell table:formula="of:=[.A20]+ABS([.$A$3])/18" office:value-type="float" office:value="0" calcext:value-type="float">
            <text:p>0</text:p>
          </table:table-cell>
          <table:table-cell table:style-name="ce2" office:value-type="float" office:value="495" calcext:value-type="float">
            <text:p>495</text:p>
          </table:table-cell>
          <table:table-cell table:formula="of:=Range*(ABS([.A21])/ABS(Left_Angle))" office:value-type="float" office:value="0" calcext:value-type="float">
            <text:p>0</text:p>
          </table:table-cell>
          <table:table-cell table:formula="of:=Range-Range*COS([.A21]*PI()/180)" office:value-type="float" office:value="0" calcext:value-type="float">
            <text:p>0</text:p>
          </table:table-cell>
          <table:table-cell/>
          <table:table-cell table:formula="of:=90*[.B21]/(Center-Min)-90" office:value-type="float" office:value="0" calcext:value-type="float">
            <text:p>0</text:p>
          </table:table-cell>
          <table:table-cell table:style-name="ce7" table:formula="of:=COS([.F21]*PI()/180)" office:value-type="float" office:value="1" calcext:value-type="float">
            <text:p>1.000</text:p>
          </table:table-cell>
          <table:covered-table-cell table:style-name="ce13"/>
          <table:table-cell table:formula="of:=ABS([.C21]-[.C20])/5" office:value-type="float" office:value="8.66666666666667" calcext:value-type="float">
            <text:p>8.7</text:p>
          </table:table-cell>
          <table:table-cell table:formula="of:=ABS([.D21]-[.D20])/5" office:value-type="float" office:value="0.593627097687704" calcext:value-type="float">
            <text:p>0.6</text:p>
          </table:table-cell>
          <table:table-cell table:style-name="ce21" table:formula="of:=[.G21]*(Center-Min)" office:value-type="float" office:value="495" calcext:value-type="float">
            <text:p>495</text:p>
          </table:table-cell>
          <table:covered-table-cell table:style-name="ce27"/>
          <table:table-cell table:number-columns-repeated="1012"/>
        </table:table-row>
        <table:table-row table:style-name="ro1">
          <table:table-cell table:formula="of:=[.A21]+([.$A$39]-[.$A$21])/18" office:value-type="float" office:value="5" calcext:value-type="float">
            <text:p>5</text:p>
          </table:table-cell>
          <table:table-cell table:formula="of:=(([.A22]-[.$A$21])/Right_Angle*(Max-Center)+Center)" office:value-type="float" office:value="510.833333333333" calcext:value-type="float">
            <text:p>511</text:p>
          </table:table-cell>
          <table:table-cell table:formula="of:=Range*(ABS([.A22])/Right_Angle)" office:value-type="float" office:value="43.3333333333333" calcext:value-type="float">
            <text:p>43</text:p>
          </table:table-cell>
          <table:table-cell table:formula="of:=Range-Range*COS([.A22]*PI()/180)" office:value-type="float" office:value="2.96813548843852" calcext:value-type="float">
            <text:p>3</text:p>
          </table:table-cell>
          <table:table-cell/>
          <table:table-cell table:formula="of:=90*([.B22]-Center)/(Max-Center)" office:value-type="float" office:value="4.99999999999989" calcext:value-type="float">
            <text:p>4.99999999999989</text:p>
          </table:table-cell>
          <table:table-cell table:style-name="ce8" table:formula="of:=1-COS([.F22]*PI()/180)" office:value-type="float" office:value="0.00380530190825445" calcext:value-type="float">
            <text:p>0.004</text:p>
          </table:table-cell>
          <table:table-cell table:style-name="ce14" office:value-type="string" calcext:value-type="string" table:number-columns-spanned="1" table:number-rows-spanned="18">
            <text:p><text:span text:style-name="T5">1-COS(</text:span><text:span text:style-name="T6">Input_Angle</text:span><text:span text:style-name="T5">*PI()/180)</text:span></text:p>
          </table:table-cell>
          <table:table-cell table:style-name="ce18" table:formula="of:=ABS([.C22]-[.C21])/5" office:value-type="float" office:value="8.66666666666667" calcext:value-type="float">
            <text:p>8.7</text:p>
          </table:table-cell>
          <table:table-cell table:style-name="ce18" table:formula="of:=ABS([.D22]-[.D21])/5" office:value-type="float" office:value="0.593627097687704" calcext:value-type="float">
            <text:p>0.6</text:p>
          </table:table-cell>
          <table:table-cell table:style-name="ce22" table:formula="of:=[.G22]*(Max-Center)+Center" office:value-type="float" office:value="496.084511043853" calcext:value-type="float">
            <text:p>496</text:p>
          </table:table-cell>
          <table:table-cell table:style-name="ce28" office:value-type="string" calcext:value-type="string" table:number-columns-spanned="1" table:number-rows-spanned="18">
            <text:p><text:span text:style-name="T9">Cos_ratio_high</text:span><text:span text:style-name="T10">*(Max-Center)+Center</text:span></text:p>
          </table:table-cell>
          <table:table-cell table:number-columns-repeated="1012"/>
        </table:table-row>
        <table:table-row table:style-name="ro1">
          <table:table-cell table:formula="of:=[.A22]+([.$A$39]-[.$A$21])/18" office:value-type="float" office:value="10" calcext:value-type="float">
            <text:p>10</text:p>
          </table:table-cell>
          <table:table-cell table:formula="of:=(([.A23]-[.$A$21])/Right_Angle*(Max-Center)+Center)" office:value-type="float" office:value="526.666666666667" calcext:value-type="float">
            <text:p>527</text:p>
          </table:table-cell>
          <table:table-cell table:formula="of:=Range*(ABS([.A23])/Right_Angle)" office:value-type="float" office:value="86.6666666666667" calcext:value-type="float">
            <text:p>87</text:p>
          </table:table-cell>
          <table:table-cell table:formula="of:=Range-Range*COS([.A23]*PI()/180)" office:value-type="float" office:value="11.8499526504777" calcext:value-type="float">
            <text:p>12</text:p>
          </table:table-cell>
          <table:table-cell/>
          <table:table-cell table:formula="of:=90*([.B23]-Center)/(Max-Center)" office:value-type="float" office:value="10.0000000000001" calcext:value-type="float">
            <text:p>10.0000000000001</text:p>
          </table:table-cell>
          <table:table-cell table:style-name="ce9" table:formula="of:=1-COS([.F23]*PI()/180)" office:value-type="float" office:value="0.0151922469877919" calcext:value-type="float">
            <text:p>0.015</text:p>
          </table:table-cell>
          <table:covered-table-cell table:style-name="ce15"/>
          <table:table-cell table:formula="of:=ABS([.C23]-[.C22])/5" office:value-type="float" office:value="8.66666666666667" calcext:value-type="float">
            <text:p>8.7</text:p>
          </table:table-cell>
          <table:table-cell table:formula="of:=ABS([.D23]-[.D22])/5" office:value-type="float" office:value="1.77636343240783" calcext:value-type="float">
            <text:p>1.8</text:p>
          </table:table-cell>
          <table:table-cell table:style-name="ce23" table:formula="of:=[.G23]*(Max-Center)+Center" office:value-type="float" office:value="499.329790391521" calcext:value-type="float">
            <text:p>499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3]+([.$A$39]-[.$A$21])/18" office:value-type="float" office:value="15" calcext:value-type="float">
            <text:p>15</text:p>
          </table:table-cell>
          <table:table-cell table:formula="of:=(([.A24]-[.$A$21])/Right_Angle*(Max-Center)+Center)" office:value-type="float" office:value="542.5" calcext:value-type="float">
            <text:p>543</text:p>
          </table:table-cell>
          <table:table-cell table:formula="of:=Range*(ABS([.A24])/Right_Angle)" office:value-type="float" office:value="130" calcext:value-type="float">
            <text:p>130</text:p>
          </table:table-cell>
          <table:table-cell table:formula="of:=Range-Range*COS([.A24]*PI()/180)" office:value-type="float" office:value="26.5778554945267" calcext:value-type="float">
            <text:p>27</text:p>
          </table:table-cell>
          <table:table-cell/>
          <table:table-cell table:formula="of:=90*([.B24]-Center)/(Max-Center)" office:value-type="float" office:value="15" calcext:value-type="float">
            <text:p>15</text:p>
          </table:table-cell>
          <table:table-cell table:style-name="ce9" table:formula="of:=1-COS([.F24]*PI()/180)" office:value-type="float" office:value="0.0340741737109317" calcext:value-type="float">
            <text:p>0.034</text:p>
          </table:table-cell>
          <table:covered-table-cell table:style-name="ce15"/>
          <table:table-cell table:formula="of:=ABS([.C24]-[.C23])/5" office:value-type="float" office:value="8.66666666666667" calcext:value-type="float">
            <text:p>8.7</text:p>
          </table:table-cell>
          <table:table-cell table:formula="of:=ABS([.D24]-[.D23])/5" office:value-type="float" office:value="2.9455805688098" calcext:value-type="float">
            <text:p>2.9</text:p>
          </table:table-cell>
          <table:table-cell table:style-name="ce23" table:formula="of:=[.G24]*(Max-Center)+Center" office:value-type="float" office:value="504.711139507616" calcext:value-type="float">
            <text:p>505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4]+([.$A$39]-[.$A$21])/18" office:value-type="float" office:value="20" calcext:value-type="float">
            <text:p>20</text:p>
          </table:table-cell>
          <table:table-cell table:formula="of:=(([.A25]-[.$A$21])/Right_Angle*(Max-Center)+Center)" office:value-type="float" office:value="558.333333333333" calcext:value-type="float">
            <text:p>558</text:p>
          </table:table-cell>
          <table:table-cell table:formula="of:=Range*(ABS([.A25])/Right_Angle)" office:value-type="float" office:value="173.333333333333" calcext:value-type="float">
            <text:p>173</text:p>
          </table:table-cell>
          <table:table-cell table:formula="of:=Range-Range*COS([.A25]*PI()/180)" office:value-type="float" office:value="47.0397557869915" calcext:value-type="float">
            <text:p>47</text:p>
          </table:table-cell>
          <table:table-cell/>
          <table:table-cell table:formula="of:=90*([.B25]-Center)/(Max-Center)" office:value-type="float" office:value="19.9999999999999" calcext:value-type="float">
            <text:p>19.9999999999999</text:p>
          </table:table-cell>
          <table:table-cell table:style-name="ce9" table:formula="of:=1-COS([.F25]*PI()/180)" office:value-type="float" office:value="0.0603073792140917" calcext:value-type="float">
            <text:p>0.060</text:p>
          </table:table-cell>
          <table:covered-table-cell table:style-name="ce15"/>
          <table:table-cell table:formula="of:=ABS([.C25]-[.C24])/5" office:value-type="float" office:value="8.66666666666666" calcext:value-type="float">
            <text:p>8.7</text:p>
          </table:table-cell>
          <table:table-cell table:formula="of:=ABS([.D25]-[.D24])/5" office:value-type="float" office:value="4.09238005849295" calcext:value-type="float">
            <text:p>4.1</text:p>
          </table:table-cell>
          <table:table-cell table:style-name="ce23" table:formula="of:=[.G25]*(Max-Center)+Center" office:value-type="float" office:value="512.187603076016" calcext:value-type="float">
            <text:p>512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5]+([.$A$39]-[.$A$21])/18" office:value-type="float" office:value="25" calcext:value-type="float">
            <text:p>25</text:p>
          </table:table-cell>
          <table:table-cell table:formula="of:=(([.A26]-[.$A$21])/Right_Angle*(Max-Center)+Center)" office:value-type="float" office:value="574.166666666667" calcext:value-type="float">
            <text:p>574</text:p>
          </table:table-cell>
          <table:table-cell table:formula="of:=Range*(ABS([.A26])/Right_Angle)" office:value-type="float" office:value="216.666666666667" calcext:value-type="float">
            <text:p>217</text:p>
          </table:table-cell>
          <table:table-cell table:formula="of:=Range-Range*COS([.A26]*PI()/180)" office:value-type="float" office:value="73.0799261114131" calcext:value-type="float">
            <text:p>73</text:p>
          </table:table-cell>
          <table:table-cell/>
          <table:table-cell table:formula="of:=90*([.B26]-Center)/(Max-Center)" office:value-type="float" office:value="25.0000000000001" calcext:value-type="float">
            <text:p>25.0000000000001</text:p>
          </table:table-cell>
          <table:table-cell table:style-name="ce9" table:formula="of:=1-COS([.F26]*PI()/180)" office:value-type="float" office:value="0.09369221296335" calcext:value-type="float">
            <text:p>0.094</text:p>
          </table:table-cell>
          <table:covered-table-cell table:style-name="ce15"/>
          <table:table-cell table:formula="of:=ABS([.C26]-[.C25])/5" office:value-type="float" office:value="8.66666666666668" calcext:value-type="float">
            <text:p>8.7</text:p>
          </table:table-cell>
          <table:table-cell table:formula="of:=ABS([.D26]-[.D25])/5" office:value-type="float" office:value="5.20803406488433" calcext:value-type="float">
            <text:p>5.2</text:p>
          </table:table-cell>
          <table:table-cell table:style-name="ce23" table:formula="of:=[.G26]*(Max-Center)+Center" office:value-type="float" office:value="521.702280694555" calcext:value-type="float">
            <text:p>522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6]+([.$A$39]-[.$A$21])/18" office:value-type="float" office:value="30" calcext:value-type="float">
            <text:p>30</text:p>
          </table:table-cell>
          <table:table-cell table:formula="of:=(([.A27]-[.$A$21])/Right_Angle*(Max-Center)+Center)" office:value-type="float" office:value="590" calcext:value-type="float">
            <text:p>590</text:p>
          </table:table-cell>
          <table:table-cell table:formula="of:=Range*(ABS([.A27])/Right_Angle)" office:value-type="float" office:value="260" calcext:value-type="float">
            <text:p>260</text:p>
          </table:table-cell>
          <table:table-cell table:formula="of:=Range-Range*COS([.A27]*PI()/180)" office:value-type="float" office:value="104.500185048138" calcext:value-type="float">
            <text:p>105</text:p>
          </table:table-cell>
          <table:table-cell/>
          <table:table-cell table:formula="of:=90*([.B27]-Center)/(Max-Center)" office:value-type="float" office:value="30" calcext:value-type="float">
            <text:p>30</text:p>
          </table:table-cell>
          <table:table-cell table:style-name="ce9" table:formula="of:=1-COS([.F27]*PI()/180)" office:value-type="float" office:value="0.133974596215561" calcext:value-type="float">
            <text:p>0.134</text:p>
          </table:table-cell>
          <table:covered-table-cell table:style-name="ce15"/>
          <table:table-cell table:formula="of:=ABS([.C27]-[.C26])/5" office:value-type="float" office:value="8.66666666666666" calcext:value-type="float">
            <text:p>8.7</text:p>
          </table:table-cell>
          <table:table-cell table:formula="of:=ABS([.D27]-[.D26])/5" office:value-type="float" office:value="6.28405178734495" calcext:value-type="float">
            <text:p>6.3</text:p>
          </table:table-cell>
          <table:table-cell table:style-name="ce23" table:formula="of:=[.G27]*(Max-Center)+Center" office:value-type="float" office:value="533.182759921435" calcext:value-type="float">
            <text:p>533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7]+([.$A$39]-[.$A$21])/18" office:value-type="float" office:value="35" calcext:value-type="float">
            <text:p>35</text:p>
          </table:table-cell>
          <table:table-cell table:formula="of:=(([.A28]-[.$A$21])/Right_Angle*(Max-Center)+Center)" office:value-type="float" office:value="605.833333333333" calcext:value-type="float">
            <text:p>606</text:p>
          </table:table-cell>
          <table:table-cell table:formula="of:=Range*(ABS([.A28])/Right_Angle)" office:value-type="float" office:value="303.333333333333" calcext:value-type="float">
            <text:p>303</text:p>
          </table:table-cell>
          <table:table-cell table:formula="of:=Range-Range*COS([.A28]*PI()/180)" office:value-type="float" office:value="141.061405454586" calcext:value-type="float">
            <text:p>141</text:p>
          </table:table-cell>
          <table:table-cell/>
          <table:table-cell table:formula="of:=90*([.B28]-Center)/(Max-Center)" office:value-type="float" office:value="34.9999999999999" calcext:value-type="float">
            <text:p>34.9999999999999</text:p>
          </table:table-cell>
          <table:table-cell table:style-name="ce9" table:formula="of:=1-COS([.F28]*PI()/180)" office:value-type="float" office:value="0.180847955711008" calcext:value-type="float">
            <text:p>0.181</text:p>
          </table:table-cell>
          <table:covered-table-cell table:style-name="ce15"/>
          <table:table-cell table:formula="of:=ABS([.C28]-[.C27])/5" office:value-type="float" office:value="8.66666666666666" calcext:value-type="float">
            <text:p>8.7</text:p>
          </table:table-cell>
          <table:table-cell table:formula="of:=ABS([.D28]-[.D27])/5" office:value-type="float" office:value="7.31224408128971" calcext:value-type="float">
            <text:p>7.3</text:p>
          </table:table-cell>
          <table:table-cell table:style-name="ce23" table:formula="of:=[.G28]*(Max-Center)+Center" office:value-type="float" office:value="546.541667377637" calcext:value-type="float">
            <text:p>547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8]+([.$A$39]-[.$A$21])/18" office:value-type="float" office:value="40" calcext:value-type="float">
            <text:p>40</text:p>
          </table:table-cell>
          <table:table-cell table:formula="of:=(([.A29]-[.$A$21])/Right_Angle*(Max-Center)+Center)" office:value-type="float" office:value="621.666666666667" calcext:value-type="float">
            <text:p>622</text:p>
          </table:table-cell>
          <table:table-cell table:formula="of:=Range*(ABS([.A29])/Right_Angle)" office:value-type="float" office:value="346.666666666667" calcext:value-type="float">
            <text:p>347</text:p>
          </table:table-cell>
          <table:table-cell table:formula="of:=Range-Range*COS([.A29]*PI()/180)" office:value-type="float" office:value="182.485334367197" calcext:value-type="float">
            <text:p>182</text:p>
          </table:table-cell>
          <table:table-cell/>
          <table:table-cell table:formula="of:=90*([.B29]-Center)/(Max-Center)" office:value-type="float" office:value="40.0000000000001" calcext:value-type="float">
            <text:p>40.0000000000001</text:p>
          </table:table-cell>
          <table:table-cell table:style-name="ce9" table:formula="of:=1-COS([.F29]*PI()/180)" office:value-type="float" office:value="0.233955556881022" calcext:value-type="float">
            <text:p>0.234</text:p>
          </table:table-cell>
          <table:covered-table-cell table:style-name="ce15"/>
          <table:table-cell table:formula="of:=ABS([.C29]-[.C28])/5" office:value-type="float" office:value="8.66666666666666" calcext:value-type="float">
            <text:p>8.7</text:p>
          </table:table-cell>
          <table:table-cell table:formula="of:=ABS([.D29]-[.D28])/5" office:value-type="float" office:value="8.28478578252216" calcext:value-type="float">
            <text:p>8.3</text:p>
          </table:table-cell>
          <table:table-cell table:style-name="ce23" table:formula="of:=[.G29]*(Max-Center)+Center" office:value-type="float" office:value="561.677333711091" calcext:value-type="float">
            <text:p>562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9]+([.$A$39]-[.$A$21])/18" office:value-type="float" office:value="45" calcext:value-type="float">
            <text:p>45</text:p>
          </table:table-cell>
          <table:table-cell table:formula="of:=(([.A30]-[.$A$21])/Right_Angle*(Max-Center)+Center)" office:value-type="float" office:value="637.5" calcext:value-type="float">
            <text:p>638</text:p>
          </table:table-cell>
          <table:table-cell table:formula="of:=Range*(ABS([.A30])/Right_Angle)" office:value-type="float" office:value="390" calcext:value-type="float">
            <text:p>390</text:p>
          </table:table-cell>
          <table:table-cell table:formula="of:=Range-Range*COS([.A30]*PI()/180)" office:value-type="float" office:value="228.456710674493" calcext:value-type="float">
            <text:p>228</text:p>
          </table:table-cell>
          <table:table-cell/>
          <table:table-cell table:formula="of:=90*([.B30]-Center)/(Max-Center)" office:value-type="float" office:value="45" calcext:value-type="float">
            <text:p>45</text:p>
          </table:table-cell>
          <table:table-cell table:style-name="ce9" table:formula="of:=1-COS([.F30]*PI()/180)" office:value-type="float" office:value="0.292893218813452" calcext:value-type="float">
            <text:p>0.293</text:p>
          </table:table-cell>
          <table:covered-table-cell table:style-name="ce15"/>
          <table:table-cell table:formula="of:=ABS([.C30]-[.C29])/5" office:value-type="float" office:value="8.66666666666668" calcext:value-type="float">
            <text:p>8.7</text:p>
          </table:table-cell>
          <table:table-cell table:formula="of:=ABS([.D30]-[.D29])/5" office:value-type="float" office:value="9.19427526145914" calcext:value-type="float">
            <text:p>9.2</text:p>
          </table:table-cell>
          <table:table-cell table:style-name="ce23" table:formula="of:=[.G30]*(Max-Center)+Center" office:value-type="float" office:value="578.474567361834" calcext:value-type="float">
            <text:p>578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0]+([.$A$39]-[.$A$21])/18" office:value-type="float" office:value="50" calcext:value-type="float">
            <text:p>50</text:p>
          </table:table-cell>
          <table:table-cell table:formula="of:=(([.A31]-[.$A$21])/Right_Angle*(Max-Center)+Center)" office:value-type="float" office:value="653.333333333333" calcext:value-type="float">
            <text:p>653</text:p>
          </table:table-cell>
          <table:table-cell table:formula="of:=Range*(ABS([.A31])/Right_Angle)" office:value-type="float" office:value="433.333333333333" calcext:value-type="float">
            <text:p>433</text:p>
          </table:table-cell>
          <table:table-cell table:formula="of:=Range-Range*COS([.A31]*PI()/180)" office:value-type="float" office:value="278.625664444499" calcext:value-type="float">
            <text:p>279</text:p>
          </table:table-cell>
          <table:table-cell/>
          <table:table-cell table:formula="of:=90*([.B31]-Center)/(Max-Center)" office:value-type="float" office:value="49.9999999999999" calcext:value-type="float">
            <text:p>49.9999999999999</text:p>
          </table:table-cell>
          <table:table-cell table:style-name="ce9" table:formula="of:=1-COS([.F31]*PI()/180)" office:value-type="float" office:value="0.357212390313461" calcext:value-type="float">
            <text:p>0.357</text:p>
          </table:table-cell>
          <table:covered-table-cell table:style-name="ce15"/>
          <table:table-cell table:formula="of:=ABS([.C31]-[.C30])/5" office:value-type="float" office:value="8.66666666666668" calcext:value-type="float">
            <text:p>8.7</text:p>
          </table:table-cell>
          <table:table-cell table:formula="of:=ABS([.D31]-[.D30])/5" office:value-type="float" office:value="10.0337907540013" calcext:value-type="float">
            <text:p>10.0</text:p>
          </table:table-cell>
          <table:table-cell table:style-name="ce23" table:formula="of:=[.G31]*(Max-Center)+Center" office:value-type="float" office:value="596.805531239336" calcext:value-type="float">
            <text:p>597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1]+([.$A$39]-[.$A$21])/18" office:value-type="float" office:value="55" calcext:value-type="float">
            <text:p>55</text:p>
          </table:table-cell>
          <table:table-cell table:formula="of:=(([.A32]-[.$A$21])/Right_Angle*(Max-Center)+Center)" office:value-type="float" office:value="669.166666666667" calcext:value-type="float">
            <text:p>669</text:p>
          </table:table-cell>
          <table:table-cell table:formula="of:=Range*(ABS([.A32])/Right_Angle)" office:value-type="float" office:value="476.666666666667" calcext:value-type="float">
            <text:p>477</text:p>
          </table:table-cell>
          <table:table-cell table:formula="of:=Range-Range*COS([.A32]*PI()/180)" office:value-type="float" office:value="332.610379646184" calcext:value-type="float">
            <text:p>333</text:p>
          </table:table-cell>
          <table:table-cell/>
          <table:table-cell table:formula="of:=90*([.B32]-Center)/(Max-Center)" office:value-type="float" office:value="55.0000000000001" calcext:value-type="float">
            <text:p>55.0000000000001</text:p>
          </table:table-cell>
          <table:table-cell table:style-name="ce9" table:formula="of:=1-COS([.F32]*PI()/180)" office:value-type="float" office:value="0.426423563648954" calcext:value-type="float">
            <text:p>0.426</text:p>
          </table:table-cell>
          <table:covered-table-cell table:style-name="ce15"/>
          <table:table-cell table:formula="of:=ABS([.C32]-[.C31])/5" office:value-type="float" office:value="8.66666666666666" calcext:value-type="float">
            <text:p>8.7</text:p>
          </table:table-cell>
          <table:table-cell table:formula="of:=ABS([.D32]-[.D31])/5" office:value-type="float" office:value="10.7969430403369" calcext:value-type="float">
            <text:p>10.8</text:p>
          </table:table-cell>
          <table:table-cell table:style-name="ce23" table:formula="of:=[.G32]*(Max-Center)+Center" office:value-type="float" office:value="616.530715639952" calcext:value-type="float">
            <text:p>617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2]+([.$A$39]-[.$A$21])/18" office:value-type="float" office:value="60" calcext:value-type="float">
            <text:p>60</text:p>
          </table:table-cell>
          <table:table-cell table:formula="of:=(([.A33]-[.$A$21])/Right_Angle*(Max-Center)+Center)" office:value-type="float" office:value="685" calcext:value-type="float">
            <text:p>685</text:p>
          </table:table-cell>
          <table:table-cell table:formula="of:=Range*(ABS([.A33])/Right_Angle)" office:value-type="float" office:value="520" calcext:value-type="float">
            <text:p>520</text:p>
          </table:table-cell>
          <table:table-cell table:formula="of:=Range-Range*COS([.A33]*PI()/180)" office:value-type="float" office:value="390" calcext:value-type="float">
            <text:p>390</text:p>
          </table:table-cell>
          <table:table-cell/>
          <table:table-cell table:formula="of:=90*([.B33]-Center)/(Max-Center)" office:value-type="float" office:value="60" calcext:value-type="float">
            <text:p>60</text:p>
          </table:table-cell>
          <table:table-cell table:style-name="ce9" table:formula="of:=1-COS([.F33]*PI()/180)" office:value-type="float" office:value="0.5" calcext:value-type="float">
            <text:p>0.500</text:p>
          </table:table-cell>
          <table:covered-table-cell table:style-name="ce15"/>
          <table:table-cell table:formula="of:=ABS([.C33]-[.C32])/5" office:value-type="float" office:value="8.66666666666666" calcext:value-type="float">
            <text:p>8.7</text:p>
          </table:table-cell>
          <table:table-cell table:formula="of:=ABS([.D33]-[.D32])/5" office:value-type="float" office:value="11.4779240707632" calcext:value-type="float">
            <text:p>11.5</text:p>
          </table:table-cell>
          <table:table-cell table:style-name="ce23" table:formula="of:=[.G33]*(Max-Center)+Center" office:value-type="float" office:value="637.5" calcext:value-type="float">
            <text:p>638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3]+([.$A$39]-[.$A$21])/18" office:value-type="float" office:value="65" calcext:value-type="float">
            <text:p>65</text:p>
          </table:table-cell>
          <table:table-cell table:formula="of:=(([.A34]-[.$A$21])/Right_Angle*(Max-Center)+Center)" office:value-type="float" office:value="700.833333333333" calcext:value-type="float">
            <text:p>701</text:p>
          </table:table-cell>
          <table:table-cell table:formula="of:=Range*(ABS([.A34])/Right_Angle)" office:value-type="float" office:value="563.333333333333" calcext:value-type="float">
            <text:p>563</text:p>
          </table:table-cell>
          <table:table-cell table:formula="of:=Range-Range*COS([.A34]*PI()/180)" office:value-type="float" office:value="450.357755842254" calcext:value-type="float">
            <text:p>450</text:p>
          </table:table-cell>
          <table:table-cell/>
          <table:table-cell table:formula="of:=90*([.B34]-Center)/(Max-Center)" office:value-type="float" office:value="64.9999999999999" calcext:value-type="float">
            <text:p>64.9999999999999</text:p>
          </table:table-cell>
          <table:table-cell table:style-name="ce9" table:formula="of:=1-COS([.F34]*PI()/180)" office:value-type="float" office:value="0.577381738259301" calcext:value-type="float">
            <text:p>0.577</text:p>
          </table:table-cell>
          <table:covered-table-cell table:style-name="ce15"/>
          <table:table-cell table:formula="of:=ABS([.C34]-[.C33])/5" office:value-type="float" office:value="8.66666666666668" calcext:value-type="float">
            <text:p>8.7</text:p>
          </table:table-cell>
          <table:table-cell table:formula="of:=ABS([.D34]-[.D33])/5" office:value-type="float" office:value="12.0715511684509" calcext:value-type="float">
            <text:p>12.1</text:p>
          </table:table-cell>
          <table:table-cell table:style-name="ce23" table:formula="of:=[.G34]*(Max-Center)+Center" office:value-type="float" office:value="659.553795403901" calcext:value-type="float">
            <text:p>660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4]+([.$A$39]-[.$A$21])/18" office:value-type="float" office:value="70" calcext:value-type="float">
            <text:p>70</text:p>
          </table:table-cell>
          <table:table-cell table:formula="of:=(([.A35]-[.$A$21])/Right_Angle*(Max-Center)+Center)" office:value-type="float" office:value="716.666666666667" calcext:value-type="float">
            <text:p>717</text:p>
          </table:table-cell>
          <table:table-cell table:formula="of:=Range*(ABS([.A35])/Right_Angle)" office:value-type="float" office:value="606.666666666667" calcext:value-type="float">
            <text:p>607</text:p>
          </table:table-cell>
          <table:table-cell table:formula="of:=Range-Range*COS([.A35]*PI()/180)" office:value-type="float" office:value="513.224288205978" calcext:value-type="float">
            <text:p>513</text:p>
          </table:table-cell>
          <table:table-cell/>
          <table:table-cell table:formula="of:=90*([.B35]-Center)/(Max-Center)" office:value-type="float" office:value="70.0000000000001" calcext:value-type="float">
            <text:p>70.0000000000001</text:p>
          </table:table-cell>
          <table:table-cell table:style-name="ce9" table:formula="of:=1-COS([.F35]*PI()/180)" office:value-type="float" office:value="0.657979856674331" calcext:value-type="float">
            <text:p>0.658</text:p>
          </table:table-cell>
          <table:covered-table-cell table:style-name="ce15"/>
          <table:table-cell table:formula="of:=ABS([.C35]-[.C34])/5" office:value-type="float" office:value="8.66666666666665" calcext:value-type="float">
            <text:p>8.7</text:p>
          </table:table-cell>
          <table:table-cell table:formula="of:=ABS([.D35]-[.D34])/5" office:value-type="float" office:value="12.5733064727448" calcext:value-type="float">
            <text:p>12.6</text:p>
          </table:table-cell>
          <table:table-cell table:style-name="ce23" table:formula="of:=[.G35]*(Max-Center)+Center" office:value-type="float" office:value="682.524259152184" calcext:value-type="float">
            <text:p>683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5]+([.$A$39]-[.$A$21])/18" office:value-type="float" office:value="75" calcext:value-type="float">
            <text:p>75</text:p>
          </table:table-cell>
          <table:table-cell table:formula="of:=(([.A36]-[.$A$21])/Right_Angle*(Max-Center)+Center)" office:value-type="float" office:value="732.5" calcext:value-type="float">
            <text:p>733</text:p>
          </table:table-cell>
          <table:table-cell table:formula="of:=Range*(ABS([.A36])/Right_Angle)" office:value-type="float" office:value="650" calcext:value-type="float">
            <text:p>650</text:p>
          </table:table-cell>
          <table:table-cell table:formula="of:=Range-Range*COS([.A36]*PI()/180)" office:value-type="float" office:value="578.121144820034" calcext:value-type="float">
            <text:p>578</text:p>
          </table:table-cell>
          <table:table-cell/>
          <table:table-cell table:formula="of:=90*([.B36]-Center)/(Max-Center)" office:value-type="float" office:value="75" calcext:value-type="float">
            <text:p>75</text:p>
          </table:table-cell>
          <table:table-cell table:style-name="ce9" table:formula="of:=1-COS([.F36]*PI()/180)" office:value-type="float" office:value="0.741180954897479" calcext:value-type="float">
            <text:p>0.741</text:p>
          </table:table-cell>
          <table:covered-table-cell table:style-name="ce15"/>
          <table:table-cell table:formula="of:=ABS([.C36]-[.C35])/5" office:value-type="float" office:value="8.66666666666668" calcext:value-type="float">
            <text:p>8.7</text:p>
          </table:table-cell>
          <table:table-cell table:formula="of:=ABS([.D36]-[.D35])/5" office:value-type="float" office:value="12.9793713228111" calcext:value-type="float">
            <text:p>13.0</text:p>
          </table:table-cell>
          <table:table-cell table:style-name="ce23" table:formula="of:=[.G36]*(Max-Center)+Center" office:value-type="float" office:value="706.236572145782" calcext:value-type="float">
            <text:p>706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6]+([.$A$39]-[.$A$21])/18" office:value-type="float" office:value="80" calcext:value-type="float">
            <text:p>80</text:p>
          </table:table-cell>
          <table:table-cell table:formula="of:=(([.A37]-[.$A$21])/Right_Angle*(Max-Center)+Center)" office:value-type="float" office:value="748.333333333333" calcext:value-type="float">
            <text:p>748</text:p>
          </table:table-cell>
          <table:table-cell table:formula="of:=Range*(ABS([.A37])/Right_Angle)" office:value-type="float" office:value="693.333333333333" calcext:value-type="float">
            <text:p>693</text:p>
          </table:table-cell>
          <table:table-cell table:formula="of:=Range-Range*COS([.A37]*PI()/180)" office:value-type="float" office:value="644.554421419794" calcext:value-type="float">
            <text:p>645</text:p>
          </table:table-cell>
          <table:table-cell/>
          <table:table-cell table:formula="of:=90*([.B37]-Center)/(Max-Center)" office:value-type="float" office:value="79.9999999999999" calcext:value-type="float">
            <text:p>79.9999999999999</text:p>
          </table:table-cell>
          <table:table-cell table:style-name="ce9" table:formula="of:=1-COS([.F37]*PI()/180)" office:value-type="float" office:value="0.826351822333069" calcext:value-type="float">
            <text:p>0.826</text:p>
          </table:table-cell>
          <table:covered-table-cell table:style-name="ce15"/>
          <table:table-cell table:formula="of:=ABS([.C37]-[.C36])/5" office:value-type="float" office:value="8.66666666666665" calcext:value-type="float">
            <text:p>8.7</text:p>
          </table:table-cell>
          <table:table-cell table:formula="of:=ABS([.D37]-[.D36])/5" office:value-type="float" office:value="13.2866553199521" calcext:value-type="float">
            <text:p>13.3</text:p>
          </table:table-cell>
          <table:table-cell table:style-name="ce23" table:formula="of:=[.G37]*(Max-Center)+Center" office:value-type="float" office:value="730.510269364925" calcext:value-type="float">
            <text:p>731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7]+([.$A$39]-[.$A$21])/18" office:value-type="float" office:value="85" calcext:value-type="float">
            <text:p>85</text:p>
          </table:table-cell>
          <table:table-cell table:formula="of:=(([.A38]-[.$A$21])/Right_Angle*(Max-Center)+Center)" office:value-type="float" office:value="764.166666666667" calcext:value-type="float">
            <text:p>764</text:p>
          </table:table-cell>
          <table:table-cell table:formula="of:=Range*(ABS([.A38])/Right_Angle)" office:value-type="float" office:value="736.666666666667" calcext:value-type="float">
            <text:p>737</text:p>
          </table:table-cell>
          <table:table-cell table:formula="of:=Range-Range*COS([.A38]*PI()/180)" office:value-type="float" office:value="712.018520656827" calcext:value-type="float">
            <text:p>712</text:p>
          </table:table-cell>
          <table:table-cell/>
          <table:table-cell table:formula="of:=90*([.B38]-Center)/(Max-Center)" office:value-type="float" office:value="85.0000000000001" calcext:value-type="float">
            <text:p>85.0000000000001</text:p>
          </table:table-cell>
          <table:table-cell table:style-name="ce9" table:formula="of:=1-COS([.F38]*PI()/180)" office:value-type="float" office:value="0.912844257252342" calcext:value-type="float">
            <text:p>0.913</text:p>
          </table:table-cell>
          <table:covered-table-cell table:style-name="ce15"/>
          <table:table-cell table:formula="of:=ABS([.C38]-[.C37])/5" office:value-type="float" office:value="8.66666666666668" calcext:value-type="float">
            <text:p>8.7</text:p>
          </table:table-cell>
          <table:table-cell table:formula="of:=ABS([.D38]-[.D37])/5" office:value-type="float" office:value="13.4928198474065" calcext:value-type="float">
            <text:p>13.5</text:p>
          </table:table-cell>
          <table:table-cell table:style-name="ce23" table:formula="of:=[.G38]*(Max-Center)+Center" office:value-type="float" office:value="755.160613316918" calcext:value-type="float">
            <text:p>755</text:p>
          </table:table-cell>
          <table:covered-table-cell table:style-name="ce29"/>
          <table:table-cell table:number-columns-repeated="1012"/>
        </table:table-row>
        <table:table-row table:style-name="ro1">
          <table:table-cell table:style-name="ce32" office:value-type="float" office:value="90" calcext:value-type="float">
            <text:p>90</text:p>
          </table:table-cell>
          <table:table-cell table:style-name="ce2" table:formula="of:=Range" office:value-type="float" office:value="780" calcext:value-type="float">
            <text:p>780</text:p>
          </table:table-cell>
          <table:table-cell table:formula="of:=Range*(ABS([.A39])/Right_Angle)" office:value-type="float" office:value="780" calcext:value-type="float">
            <text:p>780</text:p>
          </table:table-cell>
          <table:table-cell table:formula="of:=Range-Range*COS([.A39]*PI()/180)" office:value-type="float" office:value="780" calcext:value-type="float">
            <text:p>780</text:p>
          </table:table-cell>
          <table:table-cell/>
          <table:table-cell table:formula="of:=90*([.B39]-Center)/(Max-Center)" office:value-type="float" office:value="90" calcext:value-type="float">
            <text:p>90</text:p>
          </table:table-cell>
          <table:table-cell table:style-name="ce10" table:formula="of:=1-COS([.F39]*PI()/180)" office:value-type="float" office:value="1" calcext:value-type="float">
            <text:p>1.000</text:p>
          </table:table-cell>
          <table:covered-table-cell table:style-name="ce16"/>
          <table:table-cell table:formula="of:=ABS([.C39]-[.C38])/5" office:value-type="float" office:value="8.66666666666668" calcext:value-type="float">
            <text:p>8.7</text:p>
          </table:table-cell>
          <table:table-cell table:formula="of:=ABS([.D39]-[.D38])/5" office:value-type="float" office:value="13.5962958686347" calcext:value-type="float">
            <text:p>13.6</text:p>
          </table:table-cell>
          <table:table-cell table:style-name="ce24" table:formula="of:=[.G39]*(Max-Center)+Center" office:value-type="float" office:value="780" calcext:value-type="float">
            <text:p>780</text:p>
          </table:table-cell>
          <table:covered-table-cell table:style-name="ce30"/>
          <table:table-cell table:number-columns-repeated="1012"/>
        </table:table-row>
        <table:table-row table:style-name="ro1">
          <table:table-cell table:style-name="ce33" office:value-type="string" calcext:value-type="string">
            <text:p>Maximum Scaling Angle</text:p>
          </table:table-cell>
          <table:table-cell table:style-name="Default" table:number-columns-repeated="2"/>
          <table:table-cell table:style-name="Default" office:value-type="string" calcext:value-type="string">
            <text:p><text:span text:style-name="T1">'=Range-Range*COS(</text:span><text:span text:style-name="T2">Angle</text:span><text:span text:style-name="T1">*PI()/180)</text:span></text:p>
          </table:table-cell>
          <table:table-cell/>
          <table:table-cell office:value-type="string" calcext:value-type="string">
            <text:p><text:span text:style-name="T1">'=ScalingAngle*</text:span><text:span text:style-name="T2">B3</text:span><text:span text:style-name="T1">/(Center-Min)-90</text:span>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<text:span text:style-name="T1">'=ScalingAngle*(</text:span><text:span text:style-name="T2">B22</text:span><text:span text:style-name="T1">-Center)/(Max-Center)</text:span></text:p>
          </table:table-cell>
          <table:table-cell table:style-name="Default" table:number-columns-repeated="6"/>
          <table:table-cell table:number-columns-repeated="1012"/>
        </table:table-row>
      </table:table>
      <table:table table:name="70degree" table:style-name="ta1">
        <table:shapes>
          <draw:frame draw:z-index="0" draw:style-name="gr1" draw:text-style-name="P1" svg:width="17.346cm" svg:height="13.254cm" svg:x="31.283cm" svg:y="1.782cm">
            <draw:object draw:notify-on-update-of-ranges="70degree.A3:70degree.A39 70degree.C3:70degree.C39 70degree.D3:70degree.D39 70degree.K2:70degree.K2 70degree.K3:70degree.K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ce4"/>
        <table:table-column table:style-name="co2" table:default-cell-style-name="Default"/>
        <table:table-column table:style-name="co1" table:default-cell-style-name="ce4"/>
        <table:table-column table:style-name="co3" table:default-cell-style-name="ce6"/>
        <table:table-column table:style-name="co4" table:default-cell-style-name="ce12"/>
        <table:table-column table:style-name="co5" table:default-cell-style-name="ce17"/>
        <table:table-column table:style-name="co3" table:default-cell-style-name="ce17"/>
        <table:table-column table:style-name="co1" table:default-cell-style-name="ce20"/>
        <table:table-column table:style-name="co4" table:default-cell-style-name="ce26"/>
        <table:table-column table:style-name="co1" table:number-columns-repeated="1012" table:default-cell-style-name="Default"/>
        <table:table-row table:style-name="ro1">
          <table:table-cell table:style-name="Default" office:value-type="string" calcext:value-type="string">
            <text:p>Range</text:p>
          </table:table-cell>
          <table:table-cell table:style-name="ce2" office:value-type="float" office:value="780" calcext:value-type="float">
            <text:p>780</text:p>
          </table:table-cell>
          <table:table-cell table:style-name="Default" table:number-columns-repeated="2"/>
          <table:table-cell/>
          <table:table-cell table:style-name="Default" table:number-columns-repeated="7"/>
          <table:table-cell table:number-columns-repeated="1012"/>
        </table:table-row>
        <table:table-row table:style-name="ro2">
          <table:table-cell table:style-name="ce1" office:value-type="string" calcext:value-type="string">
            <text:p>Angle (Ideal)</text:p>
          </table:table-cell>
          <table:table-cell table:style-name="ce1" office:value-type="string" calcext:value-type="string">
            <text:p>Counts</text:p>
          </table:table-cell>
          <table:table-cell table:style-name="ce1" office:value-type="string" calcext:value-type="string">
            <text:p>Linear</text:p>
          </table:table-cell>
          <table:table-cell table:style-name="ce1" office:value-type="string" calcext:value-type="string">
            <text:p>Range – Range x Cos(angle)</text:p>
          </table:table-cell>
          <table:table-cell table:style-name="ce1"/>
          <table:table-cell table:style-name="ce1" office:value-type="string" calcext:value-type="string">
            <text:p>Input_Angle calc</text:p>
          </table:table-cell>
          <table:table-cell table:style-name="ce1" office:value-type="string" calcext:value-type="string">
            <text:p><text:span text:style-name="T1">COS(</text:span><text:span text:style-name="T2">F3</text:span><text:span text:style-name="T1">*PI()/180)</text:span></text:p>
          </table:table-cell>
          <table:table-cell table:style-name="ce1"/>
          <table:table-cell table:style-name="ce1" office:value-type="string" calcext:value-type="string">
            <text:p>Linear granularity (counts/degree)</text:p>
          </table:table-cell>
          <table:table-cell table:style-name="ce1" office:value-type="string" calcext:value-type="string">
            <text:p>Cosine granularity (counts/degree)</text:p>
          </table:table-cell>
          <table:table-cell table:style-name="ce1" office:value-type="string" calcext:value-type="string">
            <text:p>Calculated Cosine</text:p>
          </table:table-cell>
          <table:table-cell table:style-name="ce1" table:number-columns-repeated="1013"/>
        </table:table-row>
        <table:table-row table:style-name="ro1">
          <table:table-cell table:formula="of:=Right_Angle * -1" office:value-type="float" office:value="-70" calcext:value-type="float">
            <text:p>-70</text:p>
          </table:table-cell>
          <table:table-cell table:style-name="ce3" office:value-type="float" office:value="0" calcext:value-type="float">
            <text:p>0</text:p>
          </table:table-cell>
          <table:table-cell table:formula="of:=Range*(ABS([.A3])/ABS(Left_Angle))" office:value-type="float" office:value="780" calcext:value-type="float">
            <text:p>780</text:p>
          </table:table-cell>
          <table:table-cell table:formula="of:=Range-Range*COS([.A3]*PI()/180)" office:value-type="float" office:value="513.224288205978" calcext:value-type="float">
            <text:p>513</text:p>
          </table:table-cell>
          <table:table-cell/>
          <table:table-cell table:formula="of:=(Right_Angle)*[.B3]/(Center-Min)-Right_Angle" office:value-type="float" office:value="-70" calcext:value-type="float">
            <text:p>-70</text:p>
          </table:table-cell>
          <table:table-cell table:style-name="ce5" table:formula="of:=COS([.F3]*PI()/180)" office:value-type="float" office:value="0.342020143325669" calcext:value-type="float">
            <text:p>0.342</text:p>
          </table:table-cell>
          <table:table-cell table:style-name="ce11" office:value-type="string" calcext:value-type="string" table:number-columns-spanned="1" table:number-rows-spanned="19">
            <text:p><text:span text:style-name="T3">COS(</text:span><text:span text:style-name="T4">Input_Angle</text:span><text:span text:style-name="T3">*PI()/180)</text:span></text:p>
          </table:table-cell>
          <table:table-cell table:style-name="Default" table:number-columns-repeated="2"/>
          <table:table-cell table:style-name="ce19" table:formula="of:=[.G3]*(Center-Min)" office:value-type="float" office:value="169.299970946206" calcext:value-type="float">
            <text:p>169</text:p>
          </table:table-cell>
          <table:table-cell table:style-name="ce25" office:value-type="string" calcext:value-type="string" table:number-columns-spanned="1" table:number-rows-spanned="19">
            <text:p><text:span text:style-name="T7">COS_ratio_low</text:span><text:span text:style-name="T8">*(Center-Min)</text:span></text:p>
          </table:table-cell>
          <table:table-cell table:number-columns-repeated="1012"/>
        </table:table-row>
        <table:table-row table:style-name="ro1">
          <table:table-cell table:formula="of:=[.A3]+ABS([.$A$3])/18" office:value-type="float" office:value="-66.1111111111111" calcext:value-type="float">
            <text:p>-66</text:p>
          </table:table-cell>
          <table:table-cell table:formula="of:=([.A4]-[.$A$3])/ABS(Left_Angle)*(Center-Min)" office:value-type="float" office:value="27.5" calcext:value-type="float">
            <text:p>28</text:p>
          </table:table-cell>
          <table:table-cell table:formula="of:=Range*(ABS([.A4])/ABS(Left_Angle))" office:value-type="float" office:value="736.666666666667" calcext:value-type="float">
            <text:p>737</text:p>
          </table:table-cell>
          <table:table-cell table:formula="of:=Range-Range*COS([.A4]*PI()/180)" office:value-type="float" office:value="464.127860014515" calcext:value-type="float">
            <text:p>464</text:p>
          </table:table-cell>
          <table:table-cell/>
          <table:table-cell table:formula="of:=(Right_Angle)*[.B4]/(Center-Min)-Right_Angle" office:value-type="float" office:value="-66.1111111111111" calcext:value-type="float">
            <text:p>-66</text:p>
          </table:table-cell>
          <table:table-cell table:formula="of:=COS([.F4]*PI()/180)" office:value-type="float" office:value="0.404964282032674" calcext:value-type="float">
            <text:p>0.405</text:p>
          </table:table-cell>
          <table:covered-table-cell/>
          <table:table-cell table:formula="of:=ABS([.C4]-[.C3])/5" office:value-type="float" office:value="8.66666666666665" calcext:value-type="float">
            <text:p>8.7</text:p>
          </table:table-cell>
          <table:table-cell table:formula="of:=ABS([.D4]-[.D3])/5" office:value-type="float" office:value="9.81928563829275" calcext:value-type="float">
            <text:p>9.8</text:p>
          </table:table-cell>
          <table:table-cell table:formula="of:=[.G4]*(Center-Min)" office:value-type="float" office:value="200.457319606173" calcext:value-type="float">
            <text:p>200</text:p>
          </table:table-cell>
          <table:covered-table-cell/>
          <table:table-cell table:number-columns-repeated="1012"/>
        </table:table-row>
        <table:table-row table:style-name="ro1">
          <table:table-cell table:formula="of:=[.A4]+ABS([.$A$3])/18" office:value-type="float" office:value="-62.2222222222222" calcext:value-type="float">
            <text:p>-62</text:p>
          </table:table-cell>
          <table:table-cell table:formula="of:=([.A5]-[.$A$3])/ABS(Left_Angle)*(Center-Min)" office:value-type="float" office:value="55" calcext:value-type="float">
            <text:p>55</text:p>
          </table:table-cell>
          <table:table-cell table:formula="of:=Range*(ABS([.A5])/ABS(Left_Angle))" office:value-type="float" office:value="693.333333333333" calcext:value-type="float">
            <text:p>693</text:p>
          </table:table-cell>
          <table:table-cell table:formula="of:=Range-Range*COS([.A5]*PI()/180)" office:value-type="float" office:value="416.48605463202" calcext:value-type="float">
            <text:p>416</text:p>
          </table:table-cell>
          <table:table-cell/>
          <table:table-cell table:formula="of:=(Right_Angle)*[.B5]/(Center-Min)-Right_Angle" office:value-type="float" office:value="-62.2222222222222" calcext:value-type="float">
            <text:p>-62</text:p>
          </table:table-cell>
          <table:table-cell table:formula="of:=COS([.F5]*PI()/180)" office:value-type="float" office:value="0.466043519702539" calcext:value-type="float">
            <text:p>0.466</text:p>
          </table:table-cell>
          <table:covered-table-cell/>
          <table:table-cell table:formula="of:=ABS([.C5]-[.C4])/5" office:value-type="float" office:value="8.66666666666668" calcext:value-type="float">
            <text:p>8.7</text:p>
          </table:table-cell>
          <table:table-cell table:formula="of:=ABS([.D5]-[.D4])/5" office:value-type="float" office:value="9.52836107649899" calcext:value-type="float">
            <text:p>9.5</text:p>
          </table:table-cell>
          <table:table-cell table:formula="of:=[.G5]*(Center-Min)" office:value-type="float" office:value="230.691542252757" calcext:value-type="float">
            <text:p>231</text:p>
          </table:table-cell>
          <table:covered-table-cell/>
          <table:table-cell table:number-columns-repeated="1012"/>
        </table:table-row>
        <table:table-row table:style-name="ro1">
          <table:table-cell table:formula="of:=[.A5]+ABS([.$A$3])/18" office:value-type="float" office:value="-58.3333333333333" calcext:value-type="float">
            <text:p>-58</text:p>
          </table:table-cell>
          <table:table-cell table:formula="of:=([.A6]-[.$A$3])/ABS(Left_Angle)*(Center-Min)" office:value-type="float" office:value="82.4999999999999" calcext:value-type="float">
            <text:p>82</text:p>
          </table:table-cell>
          <table:table-cell table:formula="of:=Range*(ABS([.A6])/ABS(Left_Angle))" office:value-type="float" office:value="650" calcext:value-type="float">
            <text:p>650</text:p>
          </table:table-cell>
          <table:table-cell table:formula="of:=Range-Range*COS([.A6]*PI()/180)" office:value-type="float" office:value="370.518267339043" calcext:value-type="float">
            <text:p>371</text:p>
          </table:table-cell>
          <table:table-cell/>
          <table:table-cell table:formula="of:=(Right_Angle)*[.B6]/(Center-Min)-Right_Angle" office:value-type="float" office:value="-58.3333333333333" calcext:value-type="float">
            <text:p>-58</text:p>
          </table:table-cell>
          <table:table-cell table:formula="of:=COS([.F6]*PI()/180)" office:value-type="float" office:value="0.52497658033456" calcext:value-type="float">
            <text:p>0.525</text:p>
          </table:table-cell>
          <table:covered-table-cell/>
          <table:table-cell table:formula="of:=ABS([.C6]-[.C5])/5" office:value-type="float" office:value="8.66666666666665" calcext:value-type="float">
            <text:p>8.7</text:p>
          </table:table-cell>
          <table:table-cell table:formula="of:=ABS([.D6]-[.D5])/5" office:value-type="float" office:value="9.19355745859528" calcext:value-type="float">
            <text:p>9.2</text:p>
          </table:table-cell>
          <table:table-cell table:formula="of:=[.G6]*(Center-Min)" office:value-type="float" office:value="259.863407265607" calcext:value-type="float">
            <text:p>260</text:p>
          </table:table-cell>
          <table:covered-table-cell/>
          <table:table-cell table:number-columns-repeated="1012"/>
        </table:table-row>
        <table:table-row table:style-name="ro1">
          <table:table-cell table:formula="of:=[.A6]+ABS([.$A$3])/18" office:value-type="float" office:value="-54.4444444444445" calcext:value-type="float">
            <text:p>-54</text:p>
          </table:table-cell>
          <table:table-cell table:formula="of:=([.A7]-[.$A$3])/ABS(Left_Angle)*(Center-Min)" office:value-type="float" office:value="110" calcext:value-type="float">
            <text:p>110</text:p>
          </table:table-cell>
          <table:table-cell table:formula="of:=Range*(ABS([.A7])/ABS(Left_Angle))" office:value-type="float" office:value="606.666666666667" calcext:value-type="float">
            <text:p>607</text:p>
          </table:table-cell>
          <table:table-cell table:formula="of:=Range-Range*COS([.A7]*PI()/180)" office:value-type="float" office:value="326.436184395339" calcext:value-type="float">
            <text:p>326</text:p>
          </table:table-cell>
          <table:table-cell/>
          <table:table-cell table:formula="of:=(Right_Angle)*[.B7]/(Center-Min)-Right_Angle" office:value-type="float" office:value="-54.4444444444445" calcext:value-type="float">
            <text:p>-54</text:p>
          </table:table-cell>
          <table:table-cell table:formula="of:=COS([.F7]*PI()/180)" office:value-type="float" office:value="0.581492071288027" calcext:value-type="float">
            <text:p>0.581</text:p>
          </table:table-cell>
          <table:covered-table-cell/>
          <table:table-cell table:formula="of:=ABS([.C7]-[.C6])/5" office:value-type="float" office:value="8.66666666666665" calcext:value-type="float">
            <text:p>8.7</text:p>
          </table:table-cell>
          <table:table-cell table:formula="of:=ABS([.D7]-[.D6])/5" office:value-type="float" office:value="8.81641658874078" calcext:value-type="float">
            <text:p>8.8</text:p>
          </table:table-cell>
          <table:table-cell table:formula="of:=[.G7]*(Center-Min)" office:value-type="float" office:value="287.838575287573" calcext:value-type="float">
            <text:p>288</text:p>
          </table:table-cell>
          <table:covered-table-cell/>
          <table:table-cell table:number-columns-repeated="1012"/>
        </table:table-row>
        <table:table-row table:style-name="ro1">
          <table:table-cell table:formula="of:=[.A7]+ABS([.$A$3])/18" office:value-type="float" office:value="-50.5555555555556" calcext:value-type="float">
            <text:p>-51</text:p>
          </table:table-cell>
          <table:table-cell table:formula="of:=([.A8]-[.$A$3])/ABS(Left_Angle)*(Center-Min)" office:value-type="float" office:value="137.5" calcext:value-type="float">
            <text:p>138</text:p>
          </table:table-cell>
          <table:table-cell table:formula="of:=Range*(ABS([.A8])/ABS(Left_Angle))" office:value-type="float" office:value="563.333333333333" calcext:value-type="float">
            <text:p>563</text:p>
          </table:table-cell>
          <table:table-cell table:formula="of:=Range-Range*COS([.A8]*PI()/180)" office:value-type="float" office:value="284.442808203462" calcext:value-type="float">
            <text:p>284</text:p>
          </table:table-cell>
          <table:table-cell/>
          <table:table-cell table:formula="of:=(Right_Angle)*[.B8]/(Center-Min)-Right_Angle" office:value-type="float" office:value="-50.5555555555556" calcext:value-type="float">
            <text:p>-51</text:p>
          </table:table-cell>
          <table:table-cell table:formula="of:=COS([.F8]*PI()/180)" office:value-type="float" office:value="0.635329733072485" calcext:value-type="float">
            <text:p>0.635</text:p>
          </table:table-cell>
          <table:covered-table-cell/>
          <table:table-cell table:formula="of:=ABS([.C8]-[.C7])/5" office:value-type="float" office:value="8.66666666666668" calcext:value-type="float">
            <text:p>8.7</text:p>
          </table:table-cell>
          <table:table-cell table:formula="of:=ABS([.D8]-[.D7])/5" office:value-type="float" office:value="8.39867523837551" calcext:value-type="float">
            <text:p>8.4</text:p>
          </table:table-cell>
          <table:table-cell table:formula="of:=[.G8]*(Center-Min)" office:value-type="float" office:value="314.48821787088" calcext:value-type="float">
            <text:p>314</text:p>
          </table:table-cell>
          <table:covered-table-cell/>
          <table:table-cell table:number-columns-repeated="1012"/>
        </table:table-row>
        <table:table-row table:style-name="ro1">
          <table:table-cell table:formula="of:=[.A8]+ABS([.$A$3])/18" office:value-type="float" office:value="-46.6666666666667" calcext:value-type="float">
            <text:p>-47</text:p>
          </table:table-cell>
          <table:table-cell table:formula="of:=([.A9]-[.$A$3])/ABS(Left_Angle)*(Center-Min)" office:value-type="float" office:value="165" calcext:value-type="float">
            <text:p>165</text:p>
          </table:table-cell>
          <table:table-cell table:formula="of:=Range*(ABS([.A9])/ABS(Left_Angle))" office:value-type="float" office:value="520" calcext:value-type="float">
            <text:p>520</text:p>
          </table:table-cell>
          <table:table-cell table:formula="of:=Range-Range*COS([.A9]*PI()/180)" office:value-type="float" office:value="244.731522462388" calcext:value-type="float">
            <text:p>245</text:p>
          </table:table-cell>
          <table:table-cell/>
          <table:table-cell table:formula="of:=(Right_Angle)*[.B9]/(Center-Min)-Right_Angle" office:value-type="float" office:value="-46.6666666666667" calcext:value-type="float">
            <text:p>-47</text:p>
          </table:table-cell>
          <table:table-cell table:formula="of:=COS([.F9]*PI()/180)" office:value-type="float" office:value="0.686241637868733" calcext:value-type="float">
            <text:p>0.686</text:p>
          </table:table-cell>
          <table:covered-table-cell/>
          <table:table-cell table:formula="of:=ABS([.C9]-[.C8])/5" office:value-type="float" office:value="8.66666666666665" calcext:value-type="float">
            <text:p>8.7</text:p>
          </table:table-cell>
          <table:table-cell table:formula="of:=ABS([.D9]-[.D8])/5" office:value-type="float" office:value="7.94225714821478" calcext:value-type="float">
            <text:p>7.9</text:p>
          </table:table-cell>
          <table:table-cell table:formula="of:=[.G9]*(Center-Min)" office:value-type="float" office:value="339.689610745023" calcext:value-type="float">
            <text:p>340</text:p>
          </table:table-cell>
          <table:covered-table-cell/>
          <table:table-cell table:number-columns-repeated="1012"/>
        </table:table-row>
        <table:table-row table:style-name="ro1">
          <table:table-cell table:formula="of:=[.A9]+ABS([.$A$3])/18" office:value-type="float" office:value="-42.7777777777778" calcext:value-type="float">
            <text:p>-43</text:p>
          </table:table-cell>
          <table:table-cell table:formula="of:=([.A10]-[.$A$3])/ABS(Left_Angle)*(Center-Min)" office:value-type="float" office:value="192.5" calcext:value-type="float">
            <text:p>193</text:p>
          </table:table-cell>
          <table:table-cell table:formula="of:=Range*(ABS([.A10])/ABS(Left_Angle))" office:value-type="float" office:value="476.666666666667" calcext:value-type="float">
            <text:p>477</text:p>
          </table:table-cell>
          <table:table-cell table:formula="of:=Range-Range*COS([.A10]*PI()/180)" office:value-type="float" office:value="207.485201616237" calcext:value-type="float">
            <text:p>207</text:p>
          </table:table-cell>
          <table:table-cell/>
          <table:table-cell table:formula="of:=(Right_Angle)*[.B10]/(Center-Min)-Right_Angle" office:value-type="float" office:value="-42.7777777777778" calcext:value-type="float">
            <text:p>-43</text:p>
          </table:table-cell>
          <table:table-cell table:formula="of:=COS([.F10]*PI()/180)" office:value-type="float" office:value="0.733993331261235" calcext:value-type="float">
            <text:p>0.734</text:p>
          </table:table-cell>
          <table:covered-table-cell/>
          <table:table-cell table:formula="of:=ABS([.C10]-[.C9])/5" office:value-type="float" office:value="8.66666666666668" calcext:value-type="float">
            <text:p>8.7</text:p>
          </table:table-cell>
          <table:table-cell table:formula="of:=ABS([.D10]-[.D9])/5" office:value-type="float" office:value="7.44926416923026" calcext:value-type="float">
            <text:p>7.4</text:p>
          </table:table-cell>
          <table:table-cell table:formula="of:=[.G10]*(Center-Min)" office:value-type="float" office:value="363.326698974311" calcext:value-type="float">
            <text:p>363</text:p>
          </table:table-cell>
          <table:covered-table-cell/>
          <table:table-cell table:number-columns-repeated="1012"/>
        </table:table-row>
        <table:table-row table:style-name="ro1">
          <table:table-cell table:formula="of:=[.A10]+ABS([.$A$3])/18" office:value-type="float" office:value="-38.8888888888889" calcext:value-type="float">
            <text:p>-39</text:p>
          </table:table-cell>
          <table:table-cell table:formula="of:=([.A11]-[.$A$3])/ABS(Left_Angle)*(Center-Min)" office:value-type="float" office:value="220" calcext:value-type="float">
            <text:p>220</text:p>
          </table:table-cell>
          <table:table-cell table:formula="of:=Range*(ABS([.A11])/ABS(Left_Angle))" office:value-type="float" office:value="433.333333333334" calcext:value-type="float">
            <text:p>433</text:p>
          </table:table-cell>
          <table:table-cell table:formula="of:=Range-Range*COS([.A11]*PI()/180)" office:value-type="float" office:value="172.875368699155" calcext:value-type="float">
            <text:p>173</text:p>
          </table:table-cell>
          <table:table-cell/>
          <table:table-cell table:formula="of:=(Right_Angle)*[.B11]/(Center-Min)-Right_Angle" office:value-type="float" office:value="-38.8888888888889" calcext:value-type="float">
            <text:p>-39</text:p>
          </table:table-cell>
          <table:table-cell table:formula="of:=COS([.F11]*PI()/180)" office:value-type="float" office:value="0.77836491192416" calcext:value-type="float">
            <text:p>0.778</text:p>
          </table:table-cell>
          <table:covered-table-cell/>
          <table:table-cell table:formula="of:=ABS([.C11]-[.C10])/5" office:value-type="float" office:value="8.66666666666665" calcext:value-type="float">
            <text:p>8.7</text:p>
          </table:table-cell>
          <table:table-cell table:formula="of:=ABS([.D11]-[.D10])/5" office:value-type="float" office:value="6.92196658341625" calcext:value-type="float">
            <text:p>6.9</text:p>
          </table:table-cell>
          <table:table-cell table:formula="of:=[.G11]*(Center-Min)" office:value-type="float" office:value="385.290631402459" calcext:value-type="float">
            <text:p>385</text:p>
          </table:table-cell>
          <table:covered-table-cell/>
          <table:table-cell table:number-columns-repeated="1012"/>
        </table:table-row>
        <table:table-row table:style-name="ro1">
          <table:table-cell table:formula="of:=[.A11]+ABS([.$A$3])/18" office:value-type="float" office:value="-35" calcext:value-type="float">
            <text:p>-35</text:p>
          </table:table-cell>
          <table:table-cell table:formula="of:=([.A12]-[.$A$3])/ABS(Left_Angle)*(Center-Min)" office:value-type="float" office:value="247.5" calcext:value-type="float">
            <text:p>248</text:p>
          </table:table-cell>
          <table:table-cell table:formula="of:=Range*(ABS([.A12])/ABS(Left_Angle))" office:value-type="float" office:value="390" calcext:value-type="float">
            <text:p>390</text:p>
          </table:table-cell>
          <table:table-cell table:formula="of:=Range-Range*COS([.A12]*PI()/180)" office:value-type="float" office:value="141.061405454587" calcext:value-type="float">
            <text:p>141</text:p>
          </table:table-cell>
          <table:table-cell/>
          <table:table-cell table:formula="of:=(Right_Angle)*[.B12]/(Center-Min)-Right_Angle" office:value-type="float" office:value="-35" calcext:value-type="float">
            <text:p>-35</text:p>
          </table:table-cell>
          <table:table-cell table:formula="of:=COS([.F12]*PI()/180)" office:value-type="float" office:value="0.819152044288991" calcext:value-type="float">
            <text:p>0.819</text:p>
          </table:table-cell>
          <table:covered-table-cell/>
          <table:table-cell table:formula="of:=ABS([.C12]-[.C11])/5" office:value-type="float" office:value="8.66666666666665" calcext:value-type="float">
            <text:p>8.7</text:p>
          </table:table-cell>
          <table:table-cell table:formula="of:=ABS([.D12]-[.D11])/5" office:value-type="float" office:value="6.36279264891375" calcext:value-type="float">
            <text:p>6.4</text:p>
          </table:table-cell>
          <table:table-cell table:formula="of:=[.G12]*(Center-Min)" office:value-type="float" office:value="405.480261923051" calcext:value-type="float">
            <text:p>405</text:p>
          </table:table-cell>
          <table:covered-table-cell/>
          <table:table-cell table:number-columns-repeated="1012"/>
        </table:table-row>
        <table:table-row table:style-name="ro1">
          <table:table-cell table:formula="of:=[.A12]+ABS([.$A$3])/18" office:value-type="float" office:value="-31.1111111111111" calcext:value-type="float">
            <text:p>-31</text:p>
          </table:table-cell>
          <table:table-cell table:formula="of:=([.A13]-[.$A$3])/ABS(Left_Angle)*(Center-Min)" office:value-type="float" office:value="275" calcext:value-type="float">
            <text:p>275</text:p>
          </table:table-cell>
          <table:table-cell table:formula="of:=Range*(ABS([.A13])/ABS(Left_Angle))" office:value-type="float" office:value="346.666666666667" calcext:value-type="float">
            <text:p>347</text:p>
          </table:table-cell>
          <table:table-cell table:formula="of:=Range-Range*COS([.A13]*PI()/180)" office:value-type="float" office:value="112.189818366392" calcext:value-type="float">
            <text:p>112</text:p>
          </table:table-cell>
          <table:table-cell/>
          <table:table-cell table:formula="of:=(Right_Angle)*[.B13]/(Center-Min)-Right_Angle" office:value-type="float" office:value="-31.1111111111111" calcext:value-type="float">
            <text:p>-31</text:p>
          </table:table-cell>
          <table:table-cell table:formula="of:=COS([.F13]*PI()/180)" office:value-type="float" office:value="0.856166899530266" calcext:value-type="float">
            <text:p>0.856</text:p>
          </table:table-cell>
          <table:covered-table-cell/>
          <table:table-cell table:formula="of:=ABS([.C13]-[.C12])/5" office:value-type="float" office:value="8.66666666666668" calcext:value-type="float">
            <text:p>8.7</text:p>
          </table:table-cell>
          <table:table-cell table:formula="of:=ABS([.D13]-[.D12])/5" office:value-type="float" office:value="5.77431741763887" calcext:value-type="float">
            <text:p>5.8</text:p>
          </table:table-cell>
          <table:table-cell table:formula="of:=[.G13]*(Center-Min)" office:value-type="float" office:value="423.802615267482" calcext:value-type="float">
            <text:p>424</text:p>
          </table:table-cell>
          <table:covered-table-cell/>
          <table:table-cell table:number-columns-repeated="1012"/>
        </table:table-row>
        <table:table-row table:style-name="ro1">
          <table:table-cell table:formula="of:=[.A13]+ABS([.$A$3])/18" office:value-type="float" office:value="-27.2222222222222" calcext:value-type="float">
            <text:p>-27</text:p>
          </table:table-cell>
          <table:table-cell table:formula="of:=([.A14]-[.$A$3])/ABS(Left_Angle)*(Center-Min)" office:value-type="float" office:value="302.5" calcext:value-type="float">
            <text:p>303</text:p>
          </table:table-cell>
          <table:table-cell table:formula="of:=Range*(ABS([.A14])/ABS(Left_Angle))" office:value-type="float" office:value="303.333333333334" calcext:value-type="float">
            <text:p>303</text:p>
          </table:table-cell>
          <table:table-cell table:formula="of:=Range-Range*COS([.A14]*PI()/180)" office:value-type="float" office:value="86.3935639818374" calcext:value-type="float">
            <text:p>86</text:p>
          </table:table-cell>
          <table:table-cell/>
          <table:table-cell table:formula="of:=(Right_Angle)*[.B14]/(Center-Min)-Right_Angle" office:value-type="float" office:value="-27.2222222222222" calcext:value-type="float">
            <text:p>-27</text:p>
          </table:table-cell>
          <table:table-cell table:formula="of:=COS([.F14]*PI()/180)" office:value-type="float" office:value="0.889239020536106" calcext:value-type="float">
            <text:p>0.889</text:p>
          </table:table-cell>
          <table:covered-table-cell/>
          <table:table-cell table:formula="of:=ABS([.C14]-[.C13])/5" office:value-type="float" office:value="8.66666666666666" calcext:value-type="float">
            <text:p>8.7</text:p>
          </table:table-cell>
          <table:table-cell table:formula="of:=ABS([.D14]-[.D13])/5" office:value-type="float" office:value="5.15925087691098" calcext:value-type="float">
            <text:p>5.2</text:p>
          </table:table-cell>
          <table:table-cell table:formula="of:=[.G14]*(Center-Min)" office:value-type="float" office:value="440.173315165372" calcext:value-type="float">
            <text:p>440</text:p>
          </table:table-cell>
          <table:covered-table-cell/>
          <table:table-cell table:number-columns-repeated="1012"/>
        </table:table-row>
        <table:table-row table:style-name="ro1">
          <table:table-cell table:formula="of:=[.A14]+ABS([.$A$3])/18" office:value-type="float" office:value="-23.3333333333334" calcext:value-type="float">
            <text:p>-23</text:p>
          </table:table-cell>
          <table:table-cell table:formula="of:=([.A15]-[.$A$3])/ABS(Left_Angle)*(Center-Min)" office:value-type="float" office:value="330" calcext:value-type="float">
            <text:p>330</text:p>
          </table:table-cell>
          <table:table-cell table:formula="of:=Range*(ABS([.A15])/ABS(Left_Angle))" office:value-type="float" office:value="260" calcext:value-type="float">
            <text:p>260</text:p>
          </table:table-cell>
          <table:table-cell table:formula="of:=Range-Range*COS([.A15]*PI()/180)" office:value-type="float" office:value="63.7914366333864" calcext:value-type="float">
            <text:p>64</text:p>
          </table:table-cell>
          <table:table-cell/>
          <table:table-cell table:formula="of:=(Right_Angle)*[.B15]/(Center-Min)-Right_Angle" office:value-type="float" office:value="-23.3333333333334" calcext:value-type="float">
            <text:p>-23</text:p>
          </table:table-cell>
          <table:table-cell table:formula="of:=COS([.F15]*PI()/180)" office:value-type="float" office:value="0.918216106880274" calcext:value-type="float">
            <text:p>0.918</text:p>
          </table:table-cell>
          <table:covered-table-cell/>
          <table:table-cell table:formula="of:=ABS([.C15]-[.C14])/5" office:value-type="float" office:value="8.66666666666668" calcext:value-type="float">
            <text:p>8.7</text:p>
          </table:table-cell>
          <table:table-cell table:formula="of:=ABS([.D15]-[.D14])/5" office:value-type="float" office:value="4.52042546969019" calcext:value-type="float">
            <text:p>4.5</text:p>
          </table:table-cell>
          <table:table-cell table:formula="of:=[.G15]*(Center-Min)" office:value-type="float" office:value="454.516972905736" calcext:value-type="float">
            <text:p>455</text:p>
          </table:table-cell>
          <table:covered-table-cell/>
          <table:table-cell table:number-columns-repeated="1012"/>
        </table:table-row>
        <table:table-row table:style-name="ro1">
          <table:table-cell table:formula="of:=[.A15]+ABS([.$A$3])/18" office:value-type="float" office:value="-19.4444444444445" calcext:value-type="float">
            <text:p>-19</text:p>
          </table:table-cell>
          <table:table-cell table:formula="of:=([.A16]-[.$A$3])/ABS(Left_Angle)*(Center-Min)" office:value-type="float" office:value="357.5" calcext:value-type="float">
            <text:p>358</text:p>
          </table:table-cell>
          <table:table-cell table:formula="of:=Range*(ABS([.A16])/ABS(Left_Angle))" office:value-type="float" office:value="216.666666666667" calcext:value-type="float">
            <text:p>217</text:p>
          </table:table-cell>
          <table:table-cell table:formula="of:=Range-Range*COS([.A16]*PI()/180)" office:value-type="float" office:value="44.4875213789169" calcext:value-type="float">
            <text:p>44</text:p>
          </table:table-cell>
          <table:table-cell/>
          <table:table-cell table:formula="of:=(Right_Angle)*[.B16]/(Center-Min)-Right_Angle" office:value-type="float" office:value="-19.4444444444445" calcext:value-type="float">
            <text:p>-19</text:p>
          </table:table-cell>
          <table:table-cell table:formula="of:=COS([.F16]*PI()/180)" office:value-type="float" office:value="0.942964716180876" calcext:value-type="float">
            <text:p>0.943</text:p>
          </table:table-cell>
          <table:covered-table-cell/>
          <table:table-cell table:formula="of:=ABS([.C16]-[.C15])/5" office:value-type="float" office:value="8.66666666666666" calcext:value-type="float">
            <text:p>8.7</text:p>
          </table:table-cell>
          <table:table-cell table:formula="of:=ABS([.D16]-[.D15])/5" office:value-type="float" office:value="3.86078305089391" calcext:value-type="float">
            <text:p>3.9</text:p>
          </table:table-cell>
          <table:table-cell table:formula="of:=[.G16]*(Center-Min)" office:value-type="float" office:value="466.767534509534" calcext:value-type="float">
            <text:p>467</text:p>
          </table:table-cell>
          <table:covered-table-cell/>
          <table:table-cell table:number-columns-repeated="1012"/>
        </table:table-row>
        <table:table-row table:style-name="ro1">
          <table:table-cell table:formula="of:=[.A16]+ABS([.$A$3])/18" office:value-type="float" office:value="-15.5555555555556" calcext:value-type="float">
            <text:p>-16</text:p>
          </table:table-cell>
          <table:table-cell table:formula="of:=([.A17]-[.$A$3])/ABS(Left_Angle)*(Center-Min)" office:value-type="float" office:value="385" calcext:value-type="float">
            <text:p>385</text:p>
          </table:table-cell>
          <table:table-cell table:formula="of:=Range*(ABS([.A17])/ABS(Left_Angle))" office:value-type="float" office:value="173.333333333334" calcext:value-type="float">
            <text:p>173</text:p>
          </table:table-cell>
          <table:table-cell table:formula="of:=Range-Range*COS([.A17]*PI()/180)" office:value-type="float" office:value="28.5707146796134" calcext:value-type="float">
            <text:p>29</text:p>
          </table:table-cell>
          <table:table-cell/>
          <table:table-cell table:formula="of:=(Right_Angle)*[.B17]/(Center-Min)-Right_Angle" office:value-type="float" office:value="-15.5555555555556" calcext:value-type="float">
            <text:p>-16</text:p>
          </table:table-cell>
          <table:table-cell table:formula="of:=COS([.F17]*PI()/180)" office:value-type="float" office:value="0.96337087861588" calcext:value-type="float">
            <text:p>0.963</text:p>
          </table:table-cell>
          <table:covered-table-cell/>
          <table:table-cell table:formula="of:=ABS([.C17]-[.C16])/5" office:value-type="float" office:value="8.66666666666667" calcext:value-type="float">
            <text:p>8.7</text:p>
          </table:table-cell>
          <table:table-cell table:formula="of:=ABS([.D17]-[.D16])/5" office:value-type="float" office:value="3.1833613398607" calcext:value-type="float">
            <text:p>3.2</text:p>
          </table:table-cell>
          <table:table-cell table:formula="of:=[.G17]*(Center-Min)" office:value-type="float" office:value="476.868584914861" calcext:value-type="float">
            <text:p>477</text:p>
          </table:table-cell>
          <table:covered-table-cell/>
          <table:table-cell table:number-columns-repeated="1012"/>
        </table:table-row>
        <table:table-row table:style-name="ro1">
          <table:table-cell table:formula="of:=[.A17]+ABS([.$A$3])/18" office:value-type="float" office:value="-11.6666666666667" calcext:value-type="float">
            <text:p>-12</text:p>
          </table:table-cell>
          <table:table-cell table:formula="of:=([.A18]-[.$A$3])/ABS(Left_Angle)*(Center-Min)" office:value-type="float" office:value="412.5" calcext:value-type="float">
            <text:p>413</text:p>
          </table:table-cell>
          <table:table-cell table:formula="of:=Range*(ABS([.A18])/ABS(Left_Angle))" office:value-type="float" office:value="130" calcext:value-type="float">
            <text:p>130</text:p>
          </table:table-cell>
          <table:table-cell table:formula="of:=Range-Range*COS([.A18]*PI()/180)" office:value-type="float" office:value="16.11431502287" calcext:value-type="float">
            <text:p>16</text:p>
          </table:table-cell>
          <table:table-cell/>
          <table:table-cell table:formula="of:=(Right_Angle)*[.B18]/(Center-Min)-Right_Angle" office:value-type="float" office:value="-11.6666666666667" calcext:value-type="float">
            <text:p>-12</text:p>
          </table:table-cell>
          <table:table-cell table:formula="of:=COS([.F18]*PI()/180)" office:value-type="float" office:value="0.979340621765551" calcext:value-type="float">
            <text:p>0.979</text:p>
          </table:table-cell>
          <table:covered-table-cell/>
          <table:table-cell table:formula="of:=ABS([.C18]-[.C17])/5" office:value-type="float" office:value="8.66666666666667" calcext:value-type="float">
            <text:p>8.7</text:p>
          </table:table-cell>
          <table:table-cell table:formula="of:=ABS([.D18]-[.D17])/5" office:value-type="float" office:value="2.49127993134869" calcext:value-type="float">
            <text:p>2.5</text:p>
          </table:table-cell>
          <table:table-cell table:formula="of:=[.G18]*(Center-Min)" office:value-type="float" office:value="484.773607773948" calcext:value-type="float">
            <text:p>485</text:p>
          </table:table-cell>
          <table:covered-table-cell/>
          <table:table-cell table:number-columns-repeated="1012"/>
        </table:table-row>
        <table:table-row table:style-name="ro1">
          <table:table-cell table:formula="of:=[.A18]+ABS([.$A$3])/18" office:value-type="float" office:value="-7.7777777777778" calcext:value-type="float">
            <text:p>-8</text:p>
          </table:table-cell>
          <table:table-cell table:formula="of:=([.A19]-[.$A$3])/ABS(Left_Angle)*(Center-Min)" office:value-type="float" office:value="440" calcext:value-type="float">
            <text:p>440</text:p>
          </table:table-cell>
          <table:table-cell table:formula="of:=Range*(ABS([.A19])/ABS(Left_Angle))" office:value-type="float" office:value="86.666666666667" calcext:value-type="float">
            <text:p>87</text:p>
          </table:table-cell>
          <table:table-cell table:formula="of:=Range-Range*COS([.A19]*PI()/180)" office:value-type="float" office:value="7.1756853754207" calcext:value-type="float">
            <text:p>7</text:p>
          </table:table-cell>
          <table:table-cell/>
          <table:table-cell table:formula="of:=(Right_Angle)*[.B19]/(Center-Min)-Right_Angle" office:value-type="float" office:value="-7.77777777777779" calcext:value-type="float">
            <text:p>-8</text:p>
          </table:table-cell>
          <table:table-cell table:formula="of:=COS([.F19]*PI()/180)" office:value-type="float" office:value="0.990800403364845" calcext:value-type="float">
            <text:p>0.991</text:p>
          </table:table-cell>
          <table:covered-table-cell/>
          <table:table-cell table:formula="of:=ABS([.C19]-[.C18])/5" office:value-type="float" office:value="8.66666666666667" calcext:value-type="float">
            <text:p>8.7</text:p>
          </table:table-cell>
          <table:table-cell table:formula="of:=ABS([.D19]-[.D18])/5" office:value-type="float" office:value="1.78772592948985" calcext:value-type="float">
            <text:p>1.8</text:p>
          </table:table-cell>
          <table:table-cell table:formula="of:=[.G19]*(Center-Min)" office:value-type="float" office:value="490.446199665599" calcext:value-type="float">
            <text:p>490</text:p>
          </table:table-cell>
          <table:covered-table-cell/>
          <table:table-cell table:number-columns-repeated="1012"/>
        </table:table-row>
        <table:table-row table:style-name="ro1">
          <table:table-cell table:formula="of:=[.A19]+ABS([.$A$3])/18" office:value-type="float" office:value="-3.88888888888891" calcext:value-type="float">
            <text:p>-4</text:p>
          </table:table-cell>
          <table:table-cell table:formula="of:=([.A20]-[.$A$3])/ABS(Left_Angle)*(Center-Min)" office:value-type="float" office:value="467.5" calcext:value-type="float">
            <text:p>468</text:p>
          </table:table-cell>
          <table:table-cell table:formula="of:=Range*(ABS([.A20])/ABS(Left_Angle))" office:value-type="float" office:value="43.3333333333336" calcext:value-type="float">
            <text:p>43</text:p>
          </table:table-cell>
          <table:table-cell table:formula="of:=Range-Range*COS([.A20]*PI()/180)" office:value-type="float" office:value="1.7959890211398" calcext:value-type="float">
            <text:p>2</text:p>
          </table:table-cell>
          <table:table-cell/>
          <table:table-cell table:formula="of:=(Right_Angle)*[.B20]/(Center-Min)-Right_Angle" office:value-type="float" office:value="-3.88888888888891" calcext:value-type="float">
            <text:p>-4</text:p>
          </table:table-cell>
          <table:table-cell table:formula="of:=COS([.F20]*PI()/180)" office:value-type="float" office:value="0.997697449972898" calcext:value-type="float">
            <text:p>0.998</text:p>
          </table:table-cell>
          <table:covered-table-cell/>
          <table:table-cell table:formula="of:=ABS([.C20]-[.C19])/5" office:value-type="float" office:value="8.66666666666667" calcext:value-type="float">
            <text:p>8.7</text:p>
          </table:table-cell>
          <table:table-cell table:formula="of:=ABS([.D20]-[.D19])/5" office:value-type="float" office:value="1.07593927085618" calcext:value-type="float">
            <text:p>1.1</text:p>
          </table:table-cell>
          <table:table-cell table:formula="of:=[.G20]*(Center-Min)" office:value-type="float" office:value="493.860237736584" calcext:value-type="float">
            <text:p>494</text:p>
          </table:table-cell>
          <table:covered-table-cell/>
          <table:table-cell table:number-columns-repeated="1012"/>
        </table:table-row>
        <table:table-row table:style-name="ro1">
          <table:table-cell table:formula="of:=[.A20]+ABS([.$A$3])/18" office:value-type="float" office:value="-0.00000000000002575717" calcext:value-type="float">
            <text:p>0</text:p>
          </table:table-cell>
          <table:table-cell table:style-name="ce2" office:value-type="float" office:value="495" calcext:value-type="float">
            <text:p>495</text:p>
          </table:table-cell>
          <table:table-cell table:formula="of:=Range*(ABS([.A21])/ABS(Left_Angle))" office:value-type="float" office:value="0.00000000000028700851" calcext:value-type="float">
            <text:p>0</text:p>
          </table:table-cell>
          <table:table-cell table:formula="of:=Range-Range*COS([.A21]*PI()/180)" office:value-type="float" office:value="0" calcext:value-type="float">
            <text:p>0</text:p>
          </table:table-cell>
          <table:table-cell/>
          <table:table-cell table:formula="of:=(Right_Angle)*[.B21]/(Center-Min)-Right_Angle" office:value-type="float" office:value="0" calcext:value-type="float">
            <text:p>0</text:p>
          </table:table-cell>
          <table:table-cell table:style-name="ce7" table:formula="of:=COS([.F21]*PI()/180)" office:value-type="float" office:value="1" calcext:value-type="float">
            <text:p>1.000</text:p>
          </table:table-cell>
          <table:covered-table-cell table:style-name="ce13"/>
          <table:table-cell table:formula="of:=ABS([.C21]-[.C20])/5" office:value-type="float" office:value="8.66666666666667" calcext:value-type="float">
            <text:p>8.7</text:p>
          </table:table-cell>
          <table:table-cell table:formula="of:=ABS([.D21]-[.D20])/5" office:value-type="float" office:value="0.359197804227961" calcext:value-type="float">
            <text:p>0.4</text:p>
          </table:table-cell>
          <table:table-cell table:style-name="ce21" table:formula="of:=[.G21]*(Center-Min)" office:value-type="float" office:value="495" calcext:value-type="float">
            <text:p>495</text:p>
          </table:table-cell>
          <table:covered-table-cell table:style-name="ce27"/>
          <table:table-cell table:number-columns-repeated="1012"/>
        </table:table-row>
        <table:table-row table:style-name="ro1">
          <table:table-cell table:formula="of:=[.A21]+([.$A$39]-[.$A$21])/18" office:value-type="float" office:value="3.88888888888886" calcext:value-type="float">
            <text:p>4</text:p>
          </table:table-cell>
          <table:table-cell table:formula="of:=(([.A22]-[.$A$21])/Right_Angle*(Max-Center)+Center)" office:value-type="float" office:value="510.833333333333" calcext:value-type="float">
            <text:p>511</text:p>
          </table:table-cell>
          <table:table-cell table:formula="of:=Range*(ABS([.A22])/Right_Angle)" office:value-type="float" office:value="43.3333333333331" calcext:value-type="float">
            <text:p>43</text:p>
          </table:table-cell>
          <table:table-cell table:formula="of:=Range-Range*COS([.A22]*PI()/180)" office:value-type="float" office:value="1.7959890211398" calcext:value-type="float">
            <text:p>2</text:p>
          </table:table-cell>
          <table:table-cell/>
          <table:table-cell table:formula="of:=Right_Angle*([.B22]-Center)/(Max-Center)" office:value-type="float" office:value="3.88888888888888" calcext:value-type="float">
            <text:p>4</text:p>
          </table:table-cell>
          <table:table-cell table:style-name="ce8" table:formula="of:=1-COS([.F22]*PI()/180)" office:value-type="float" office:value="0.00230255002710233" calcext:value-type="float">
            <text:p>0.002</text:p>
          </table:table-cell>
          <table:table-cell table:style-name="ce14" office:value-type="string" calcext:value-type="string" table:number-columns-spanned="1" table:number-rows-spanned="18">
            <text:p><text:span text:style-name="T5">1-COS(</text:span><text:span text:style-name="T6">Input_Angle</text:span><text:span text:style-name="T5">*PI()/180)</text:span></text:p>
          </table:table-cell>
          <table:table-cell table:style-name="ce18" table:formula="of:=ABS([.C22]-[.C21])/5" office:value-type="float" office:value="8.66666666666656" calcext:value-type="float">
            <text:p>8.7</text:p>
          </table:table-cell>
          <table:table-cell table:style-name="ce18" table:formula="of:=ABS([.D22]-[.D21])/5" office:value-type="float" office:value="0.359197804227961" calcext:value-type="float">
            <text:p>0.4</text:p>
          </table:table-cell>
          <table:table-cell table:style-name="ce22" table:formula="of:=[.G22]*(Max-Center)+Center" office:value-type="float" office:value="495.656226757724" calcext:value-type="float">
            <text:p>496</text:p>
          </table:table-cell>
          <table:table-cell table:style-name="ce28" office:value-type="string" calcext:value-type="string" table:number-columns-spanned="1" table:number-rows-spanned="18">
            <text:p><text:span text:style-name="T9">Cos_ratio_high</text:span><text:span text:style-name="T10">*(Max-Center)+Center</text:span></text:p>
          </table:table-cell>
          <table:table-cell table:number-columns-repeated="1012"/>
        </table:table-row>
        <table:table-row table:style-name="ro1">
          <table:table-cell table:formula="of:=[.A22]+([.$A$39]-[.$A$21])/18" office:value-type="float" office:value="7.77777777777776" calcext:value-type="float">
            <text:p>8</text:p>
          </table:table-cell>
          <table:table-cell table:formula="of:=(([.A23]-[.$A$21])/Right_Angle*(Max-Center)+Center)" office:value-type="float" office:value="526.666666666667" calcext:value-type="float">
            <text:p>527</text:p>
          </table:table-cell>
          <table:table-cell table:formula="of:=Range*(ABS([.A23])/Right_Angle)" office:value-type="float" office:value="86.6666666666664" calcext:value-type="float">
            <text:p>87</text:p>
          </table:table-cell>
          <table:table-cell table:formula="of:=Range-Range*COS([.A23]*PI()/180)" office:value-type="float" office:value="7.1756853754207" calcext:value-type="float">
            <text:p>7</text:p>
          </table:table-cell>
          <table:table-cell/>
          <table:table-cell table:formula="of:=Right_Angle*([.B23]-Center)/(Max-Center)" office:value-type="float" office:value="7.77777777777777" calcext:value-type="float">
            <text:p>8</text:p>
          </table:table-cell>
          <table:table-cell table:style-name="ce9" table:formula="of:=1-COS([.F23]*PI()/180)" office:value-type="float" office:value="0.00919959663515468" calcext:value-type="float">
            <text:p>0.009</text:p>
          </table:table-cell>
          <table:covered-table-cell table:style-name="ce15"/>
          <table:table-cell table:formula="of:=ABS([.C23]-[.C22])/5" office:value-type="float" office:value="8.66666666666667" calcext:value-type="float">
            <text:p>8.7</text:p>
          </table:table-cell>
          <table:table-cell table:formula="of:=ABS([.D23]-[.D22])/5" office:value-type="float" office:value="1.07593927085618" calcext:value-type="float">
            <text:p>1.1</text:p>
          </table:table-cell>
          <table:table-cell table:style-name="ce23" table:formula="of:=[.G23]*(Max-Center)+Center" office:value-type="float" office:value="497.621885041019" calcext:value-type="float">
            <text:p>498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3]+([.$A$39]-[.$A$21])/18" office:value-type="float" office:value="11.6666666666666" calcext:value-type="float">
            <text:p>12</text:p>
          </table:table-cell>
          <table:table-cell table:formula="of:=(([.A24]-[.$A$21])/Right_Angle*(Max-Center)+Center)" office:value-type="float" office:value="542.5" calcext:value-type="float">
            <text:p>543</text:p>
          </table:table-cell>
          <table:table-cell table:formula="of:=Range*(ABS([.A24])/Right_Angle)" office:value-type="float" office:value="130" calcext:value-type="float">
            <text:p>130</text:p>
          </table:table-cell>
          <table:table-cell table:formula="of:=Range-Range*COS([.A24]*PI()/180)" office:value-type="float" office:value="16.1143150228697" calcext:value-type="float">
            <text:p>16</text:p>
          </table:table-cell>
          <table:table-cell/>
          <table:table-cell table:formula="of:=Right_Angle*([.B24]-Center)/(Max-Center)" office:value-type="float" office:value="11.6666666666667" calcext:value-type="float">
            <text:p>12</text:p>
          </table:table-cell>
          <table:table-cell table:style-name="ce9" table:formula="of:=1-COS([.F24]*PI()/180)" office:value-type="float" office:value="0.0206593782344485" calcext:value-type="float">
            <text:p>0.021</text:p>
          </table:table-cell>
          <table:covered-table-cell table:style-name="ce15"/>
          <table:table-cell table:formula="of:=ABS([.C24]-[.C23])/5" office:value-type="float" office:value="8.66666666666667" calcext:value-type="float">
            <text:p>8.7</text:p>
          </table:table-cell>
          <table:table-cell table:formula="of:=ABS([.D24]-[.D23])/5" office:value-type="float" office:value="1.78772592948981" calcext:value-type="float">
            <text:p>1.8</text:p>
          </table:table-cell>
          <table:table-cell table:style-name="ce23" table:formula="of:=[.G24]*(Max-Center)+Center" office:value-type="float" office:value="500.887922796818" calcext:value-type="float">
            <text:p>501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4]+([.$A$39]-[.$A$21])/18" office:value-type="float" office:value="15.5555555555555" calcext:value-type="float">
            <text:p>16</text:p>
          </table:table-cell>
          <table:table-cell table:formula="of:=(([.A25]-[.$A$21])/Right_Angle*(Max-Center)+Center)" office:value-type="float" office:value="558.333333333333" calcext:value-type="float">
            <text:p>558</text:p>
          </table:table-cell>
          <table:table-cell table:formula="of:=Range*(ABS([.A25])/Right_Angle)" office:value-type="float" office:value="173.333333333333" calcext:value-type="float">
            <text:p>173</text:p>
          </table:table-cell>
          <table:table-cell table:formula="of:=Range-Range*COS([.A25]*PI()/180)" office:value-type="float" office:value="28.5707146796133" calcext:value-type="float">
            <text:p>29</text:p>
          </table:table-cell>
          <table:table-cell/>
          <table:table-cell table:formula="of:=Right_Angle*([.B25]-Center)/(Max-Center)" office:value-type="float" office:value="15.5555555555556" calcext:value-type="float">
            <text:p>16</text:p>
          </table:table-cell>
          <table:table-cell table:style-name="ce9" table:formula="of:=1-COS([.F25]*PI()/180)" office:value-type="float" office:value="0.0366291213841197" calcext:value-type="float">
            <text:p>0.037</text:p>
          </table:table-cell>
          <table:covered-table-cell table:style-name="ce15"/>
          <table:table-cell table:formula="of:=ABS([.C25]-[.C24])/5" office:value-type="float" office:value="8.66666666666667" calcext:value-type="float">
            <text:p>8.7</text:p>
          </table:table-cell>
          <table:table-cell table:formula="of:=ABS([.D25]-[.D24])/5" office:value-type="float" office:value="2.49127993134871" calcext:value-type="float">
            <text:p>2.5</text:p>
          </table:table-cell>
          <table:table-cell table:style-name="ce23" table:formula="of:=[.G25]*(Max-Center)+Center" office:value-type="float" office:value="505.439299594474" calcext:value-type="float">
            <text:p>505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5]+([.$A$39]-[.$A$21])/18" office:value-type="float" office:value="19.4444444444444" calcext:value-type="float">
            <text:p>19</text:p>
          </table:table-cell>
          <table:table-cell table:formula="of:=(([.A26]-[.$A$21])/Right_Angle*(Max-Center)+Center)" office:value-type="float" office:value="574.166666666667" calcext:value-type="float">
            <text:p>574</text:p>
          </table:table-cell>
          <table:table-cell table:formula="of:=Range*(ABS([.A26])/Right_Angle)" office:value-type="float" office:value="216.666666666667" calcext:value-type="float">
            <text:p>217</text:p>
          </table:table-cell>
          <table:table-cell table:formula="of:=Range-Range*COS([.A26]*PI()/180)" office:value-type="float" office:value="44.4875213789167" calcext:value-type="float">
            <text:p>44</text:p>
          </table:table-cell>
          <table:table-cell/>
          <table:table-cell table:formula="of:=Right_Angle*([.B26]-Center)/(Max-Center)" office:value-type="float" office:value="19.4444444444445" calcext:value-type="float">
            <text:p>19</text:p>
          </table:table-cell>
          <table:table-cell table:style-name="ce9" table:formula="of:=1-COS([.F26]*PI()/180)" office:value-type="float" office:value="0.0570352838191242" calcext:value-type="float">
            <text:p>0.057</text:p>
          </table:table-cell>
          <table:covered-table-cell table:style-name="ce15"/>
          <table:table-cell table:formula="of:=ABS([.C26]-[.C25])/5" office:value-type="float" office:value="8.66666666666668" calcext:value-type="float">
            <text:p>8.7</text:p>
          </table:table-cell>
          <table:table-cell table:formula="of:=ABS([.D26]-[.D25])/5" office:value-type="float" office:value="3.18336133986068" calcext:value-type="float">
            <text:p>3.2</text:p>
          </table:table-cell>
          <table:table-cell table:style-name="ce23" table:formula="of:=[.G26]*(Max-Center)+Center" office:value-type="float" office:value="511.25505588845" calcext:value-type="float">
            <text:p>511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6]+([.$A$39]-[.$A$21])/18" office:value-type="float" office:value="23.3333333333333" calcext:value-type="float">
            <text:p>23</text:p>
          </table:table-cell>
          <table:table-cell table:formula="of:=(([.A27]-[.$A$21])/Right_Angle*(Max-Center)+Center)" office:value-type="float" office:value="590" calcext:value-type="float">
            <text:p>590</text:p>
          </table:table-cell>
          <table:table-cell table:formula="of:=Range*(ABS([.A27])/Right_Angle)" office:value-type="float" office:value="260" calcext:value-type="float">
            <text:p>260</text:p>
          </table:table-cell>
          <table:table-cell table:formula="of:=Range-Range*COS([.A27]*PI()/180)" office:value-type="float" office:value="63.7914366333862" calcext:value-type="float">
            <text:p>64</text:p>
          </table:table-cell>
          <table:table-cell/>
          <table:table-cell table:formula="of:=Right_Angle*([.B27]-Center)/(Max-Center)" office:value-type="float" office:value="23.3333333333333" calcext:value-type="float">
            <text:p>23</text:p>
          </table:table-cell>
          <table:table-cell table:style-name="ce9" table:formula="of:=1-COS([.F27]*PI()/180)" office:value-type="float" office:value="0.081783893119726" calcext:value-type="float">
            <text:p>0.082</text:p>
          </table:table-cell>
          <table:covered-table-cell table:style-name="ce15"/>
          <table:table-cell table:formula="of:=ABS([.C27]-[.C26])/5" office:value-type="float" office:value="8.66666666666666" calcext:value-type="float">
            <text:p>8.7</text:p>
          </table:table-cell>
          <table:table-cell table:formula="of:=ABS([.D27]-[.D26])/5" office:value-type="float" office:value="3.86078305089391" calcext:value-type="float">
            <text:p>3.9</text:p>
          </table:table-cell>
          <table:table-cell table:style-name="ce23" table:formula="of:=[.G27]*(Max-Center)+Center" office:value-type="float" office:value="518.308409539122" calcext:value-type="float">
            <text:p>518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7]+([.$A$39]-[.$A$21])/18" office:value-type="float" office:value="27.2222222222222" calcext:value-type="float">
            <text:p>27</text:p>
          </table:table-cell>
          <table:table-cell table:formula="of:=(([.A28]-[.$A$21])/Right_Angle*(Max-Center)+Center)" office:value-type="float" office:value="605.833333333333" calcext:value-type="float">
            <text:p>606</text:p>
          </table:table-cell>
          <table:table-cell table:formula="of:=Range*(ABS([.A28])/Right_Angle)" office:value-type="float" office:value="303.333333333333" calcext:value-type="float">
            <text:p>303</text:p>
          </table:table-cell>
          <table:table-cell table:formula="of:=Range-Range*COS([.A28]*PI()/180)" office:value-type="float" office:value="86.3935639818371" calcext:value-type="float">
            <text:p>86</text:p>
          </table:table-cell>
          <table:table-cell/>
          <table:table-cell table:formula="of:=Right_Angle*([.B28]-Center)/(Max-Center)" office:value-type="float" office:value="27.2222222222222" calcext:value-type="float">
            <text:p>27</text:p>
          </table:table-cell>
          <table:table-cell table:style-name="ce9" table:formula="of:=1-COS([.F28]*PI()/180)" office:value-type="float" office:value="0.110760979463894" calcext:value-type="float">
            <text:p>0.111</text:p>
          </table:table-cell>
          <table:covered-table-cell table:style-name="ce15"/>
          <table:table-cell table:formula="of:=ABS([.C28]-[.C27])/5" office:value-type="float" office:value="8.66666666666666" calcext:value-type="float">
            <text:p>8.7</text:p>
          </table:table-cell>
          <table:table-cell table:formula="of:=ABS([.D28]-[.D27])/5" office:value-type="float" office:value="4.52042546969019" calcext:value-type="float">
            <text:p>4.5</text:p>
          </table:table-cell>
          <table:table-cell table:style-name="ce23" table:formula="of:=[.G28]*(Max-Center)+Center" office:value-type="float" office:value="526.56687914721" calcext:value-type="float">
            <text:p>527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8]+([.$A$39]-[.$A$21])/18" office:value-type="float" office:value="31.1111111111111" calcext:value-type="float">
            <text:p>31</text:p>
          </table:table-cell>
          <table:table-cell table:formula="of:=(([.A29]-[.$A$21])/Right_Angle*(Max-Center)+Center)" office:value-type="float" office:value="621.666666666667" calcext:value-type="float">
            <text:p>622</text:p>
          </table:table-cell>
          <table:table-cell table:formula="of:=Range*(ABS([.A29])/Right_Angle)" office:value-type="float" office:value="346.666666666666" calcext:value-type="float">
            <text:p>347</text:p>
          </table:table-cell>
          <table:table-cell table:formula="of:=Range-Range*COS([.A29]*PI()/180)" office:value-type="float" office:value="112.189818366392" calcext:value-type="float">
            <text:p>112</text:p>
          </table:table-cell>
          <table:table-cell/>
          <table:table-cell table:formula="of:=Right_Angle*([.B29]-Center)/(Max-Center)" office:value-type="float" office:value="31.1111111111111" calcext:value-type="float">
            <text:p>31</text:p>
          </table:table-cell>
          <table:table-cell table:style-name="ce9" table:formula="of:=1-COS([.F29]*PI()/180)" office:value-type="float" office:value="0.143833100469734" calcext:value-type="float">
            <text:p>0.144</text:p>
          </table:table-cell>
          <table:covered-table-cell table:style-name="ce15"/>
          <table:table-cell table:formula="of:=ABS([.C29]-[.C28])/5" office:value-type="float" office:value="8.66666666666668" calcext:value-type="float">
            <text:p>8.7</text:p>
          </table:table-cell>
          <table:table-cell table:formula="of:=ABS([.D29]-[.D28])/5" office:value-type="float" office:value="5.15925087691098" calcext:value-type="float">
            <text:p>5.2</text:p>
          </table:table-cell>
          <table:table-cell table:style-name="ce23" table:formula="of:=[.G29]*(Max-Center)+Center" office:value-type="float" office:value="535.992433633874" calcext:value-type="float">
            <text:p>536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9]+([.$A$39]-[.$A$21])/18" office:value-type="float" office:value="35" calcext:value-type="float">
            <text:p>35</text:p>
          </table:table-cell>
          <table:table-cell table:formula="of:=(([.A30]-[.$A$21])/Right_Angle*(Max-Center)+Center)" office:value-type="float" office:value="637.5" calcext:value-type="float">
            <text:p>638</text:p>
          </table:table-cell>
          <table:table-cell table:formula="of:=Range*(ABS([.A30])/Right_Angle)" office:value-type="float" office:value="390" calcext:value-type="float">
            <text:p>390</text:p>
          </table:table-cell>
          <table:table-cell table:formula="of:=Range-Range*COS([.A30]*PI()/180)" office:value-type="float" office:value="141.061405454586" calcext:value-type="float">
            <text:p>141</text:p>
          </table:table-cell>
          <table:table-cell/>
          <table:table-cell table:formula="of:=Right_Angle*([.B30]-Center)/(Max-Center)" office:value-type="float" office:value="35" calcext:value-type="float">
            <text:p>35</text:p>
          </table:table-cell>
          <table:table-cell table:style-name="ce9" table:formula="of:=1-COS([.F30]*PI()/180)" office:value-type="float" office:value="0.180847955711008" calcext:value-type="float">
            <text:p>0.181</text:p>
          </table:table-cell>
          <table:covered-table-cell table:style-name="ce15"/>
          <table:table-cell table:formula="of:=ABS([.C30]-[.C29])/5" office:value-type="float" office:value="8.66666666666666" calcext:value-type="float">
            <text:p>8.7</text:p>
          </table:table-cell>
          <table:table-cell table:formula="of:=ABS([.D30]-[.D29])/5" office:value-type="float" office:value="5.77431741763885" calcext:value-type="float">
            <text:p>5.8</text:p>
          </table:table-cell>
          <table:table-cell table:style-name="ce23" table:formula="of:=[.G30]*(Max-Center)+Center" office:value-type="float" office:value="546.541667377637" calcext:value-type="float">
            <text:p>547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0]+([.$A$39]-[.$A$21])/18" office:value-type="float" office:value="38.8888888888889" calcext:value-type="float">
            <text:p>39</text:p>
          </table:table-cell>
          <table:table-cell table:formula="of:=(([.A31]-[.$A$21])/Right_Angle*(Max-Center)+Center)" office:value-type="float" office:value="653.333333333333" calcext:value-type="float">
            <text:p>653</text:p>
          </table:table-cell>
          <table:table-cell table:formula="of:=Range*(ABS([.A31])/Right_Angle)" office:value-type="float" office:value="433.333333333333" calcext:value-type="float">
            <text:p>433</text:p>
          </table:table-cell>
          <table:table-cell table:formula="of:=Range-Range*COS([.A31]*PI()/180)" office:value-type="float" office:value="172.875368699155" calcext:value-type="float">
            <text:p>173</text:p>
          </table:table-cell>
          <table:table-cell/>
          <table:table-cell table:formula="of:=Right_Angle*([.B31]-Center)/(Max-Center)" office:value-type="float" office:value="38.8888888888889" calcext:value-type="float">
            <text:p>39</text:p>
          </table:table-cell>
          <table:table-cell table:style-name="ce9" table:formula="of:=1-COS([.F31]*PI()/180)" office:value-type="float" office:value="0.22163508807584" calcext:value-type="float">
            <text:p>0.222</text:p>
          </table:table-cell>
          <table:covered-table-cell table:style-name="ce15"/>
          <table:table-cell table:formula="of:=ABS([.C31]-[.C30])/5" office:value-type="float" office:value="8.66666666666668" calcext:value-type="float">
            <text:p>8.7</text:p>
          </table:table-cell>
          <table:table-cell table:formula="of:=ABS([.D31]-[.D30])/5" office:value-type="float" office:value="6.36279264891375" calcext:value-type="float">
            <text:p>6.4</text:p>
          </table:table-cell>
          <table:table-cell table:style-name="ce23" table:formula="of:=[.G31]*(Max-Center)+Center" office:value-type="float" office:value="558.166000101614" calcext:value-type="float">
            <text:p>558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1]+([.$A$39]-[.$A$21])/18" office:value-type="float" office:value="42.7777777777778" calcext:value-type="float">
            <text:p>43</text:p>
          </table:table-cell>
          <table:table-cell table:formula="of:=(([.A32]-[.$A$21])/Right_Angle*(Max-Center)+Center)" office:value-type="float" office:value="669.166666666667" calcext:value-type="float">
            <text:p>669</text:p>
          </table:table-cell>
          <table:table-cell table:formula="of:=Range*(ABS([.A32])/Right_Angle)" office:value-type="float" office:value="476.666666666667" calcext:value-type="float">
            <text:p>477</text:p>
          </table:table-cell>
          <table:table-cell table:formula="of:=Range-Range*COS([.A32]*PI()/180)" office:value-type="float" office:value="207.485201616236" calcext:value-type="float">
            <text:p>207</text:p>
          </table:table-cell>
          <table:table-cell/>
          <table:table-cell table:formula="of:=Right_Angle*([.B32]-Center)/(Max-Center)" office:value-type="float" office:value="42.7777777777778" calcext:value-type="float">
            <text:p>43</text:p>
          </table:table-cell>
          <table:table-cell table:style-name="ce9" table:formula="of:=1-COS([.F32]*PI()/180)" office:value-type="float" office:value="0.266006668738765" calcext:value-type="float">
            <text:p>0.266</text:p>
          </table:table-cell>
          <table:covered-table-cell table:style-name="ce15"/>
          <table:table-cell table:formula="of:=ABS([.C32]-[.C31])/5" office:value-type="float" office:value="8.66666666666669" calcext:value-type="float">
            <text:p>8.7</text:p>
          </table:table-cell>
          <table:table-cell table:formula="of:=ABS([.D32]-[.D31])/5" office:value-type="float" office:value="6.92196658341627" calcext:value-type="float">
            <text:p>6.9</text:p>
          </table:table-cell>
          <table:table-cell table:style-name="ce23" table:formula="of:=[.G32]*(Max-Center)+Center" office:value-type="float" office:value="570.811900590548" calcext:value-type="float">
            <text:p>571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2]+([.$A$39]-[.$A$21])/18" office:value-type="float" office:value="46.6666666666667" calcext:value-type="float">
            <text:p>47</text:p>
          </table:table-cell>
          <table:table-cell table:formula="of:=(([.A33]-[.$A$21])/Right_Angle*(Max-Center)+Center)" office:value-type="float" office:value="685" calcext:value-type="float">
            <text:p>685</text:p>
          </table:table-cell>
          <table:table-cell table:formula="of:=Range*(ABS([.A33])/Right_Angle)" office:value-type="float" office:value="520" calcext:value-type="float">
            <text:p>520</text:p>
          </table:table-cell>
          <table:table-cell table:formula="of:=Range-Range*COS([.A33]*PI()/180)" office:value-type="float" office:value="244.731522462388" calcext:value-type="float">
            <text:p>245</text:p>
          </table:table-cell>
          <table:table-cell/>
          <table:table-cell table:formula="of:=Right_Angle*([.B33]-Center)/(Max-Center)" office:value-type="float" office:value="46.6666666666667" calcext:value-type="float">
            <text:p>47</text:p>
          </table:table-cell>
          <table:table-cell table:style-name="ce9" table:formula="of:=1-COS([.F33]*PI()/180)" office:value-type="float" office:value="0.313758362131267" calcext:value-type="float">
            <text:p>0.314</text:p>
          </table:table-cell>
          <table:covered-table-cell table:style-name="ce15"/>
          <table:table-cell table:formula="of:=ABS([.C33]-[.C32])/5" office:value-type="float" office:value="8.66666666666668" calcext:value-type="float">
            <text:p>8.7</text:p>
          </table:table-cell>
          <table:table-cell table:formula="of:=ABS([.D33]-[.D32])/5" office:value-type="float" office:value="7.44926416923029" calcext:value-type="float">
            <text:p>7.4</text:p>
          </table:table-cell>
          <table:table-cell table:style-name="ce23" table:formula="of:=[.G33]*(Max-Center)+Center" office:value-type="float" office:value="584.421133207411" calcext:value-type="float">
            <text:p>584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3]+([.$A$39]-[.$A$21])/18" office:value-type="float" office:value="50.5555555555556" calcext:value-type="float">
            <text:p>51</text:p>
          </table:table-cell>
          <table:table-cell table:formula="of:=(([.A34]-[.$A$21])/Right_Angle*(Max-Center)+Center)" office:value-type="float" office:value="700.833333333333" calcext:value-type="float">
            <text:p>701</text:p>
          </table:table-cell>
          <table:table-cell table:formula="of:=Range*(ABS([.A34])/Right_Angle)" office:value-type="float" office:value="563.333333333333" calcext:value-type="float">
            <text:p>563</text:p>
          </table:table-cell>
          <table:table-cell table:formula="of:=Range-Range*COS([.A34]*PI()/180)" office:value-type="float" office:value="284.442808203462" calcext:value-type="float">
            <text:p>284</text:p>
          </table:table-cell>
          <table:table-cell/>
          <table:table-cell table:formula="of:=Right_Angle*([.B34]-Center)/(Max-Center)" office:value-type="float" office:value="50.5555555555556" calcext:value-type="float">
            <text:p>51</text:p>
          </table:table-cell>
          <table:table-cell table:style-name="ce9" table:formula="of:=1-COS([.F34]*PI()/180)" office:value-type="float" office:value="0.364670266927515" calcext:value-type="float">
            <text:p>0.365</text:p>
          </table:table-cell>
          <table:covered-table-cell table:style-name="ce15"/>
          <table:table-cell table:formula="of:=ABS([.C34]-[.C33])/5" office:value-type="float" office:value="8.66666666666668" calcext:value-type="float">
            <text:p>8.7</text:p>
          </table:table-cell>
          <table:table-cell table:formula="of:=ABS([.D34]-[.D33])/5" office:value-type="float" office:value="7.94225714821476" calcext:value-type="float">
            <text:p>7.9</text:p>
          </table:table-cell>
          <table:table-cell table:style-name="ce23" table:formula="of:=[.G34]*(Max-Center)+Center" office:value-type="float" office:value="598.931026074342" calcext:value-type="float">
            <text:p>599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4]+([.$A$39]-[.$A$21])/18" office:value-type="float" office:value="54.4444444444444" calcext:value-type="float">
            <text:p>54</text:p>
          </table:table-cell>
          <table:table-cell table:formula="of:=(([.A35]-[.$A$21])/Right_Angle*(Max-Center)+Center)" office:value-type="float" office:value="716.666666666667" calcext:value-type="float">
            <text:p>717</text:p>
          </table:table-cell>
          <table:table-cell table:formula="of:=Range*(ABS([.A35])/Right_Angle)" office:value-type="float" office:value="606.666666666667" calcext:value-type="float">
            <text:p>607</text:p>
          </table:table-cell>
          <table:table-cell table:formula="of:=Range-Range*COS([.A35]*PI()/180)" office:value-type="float" office:value="326.436184395339" calcext:value-type="float">
            <text:p>326</text:p>
          </table:table-cell>
          <table:table-cell/>
          <table:table-cell table:formula="of:=Right_Angle*([.B35]-Center)/(Max-Center)" office:value-type="float" office:value="54.4444444444445" calcext:value-type="float">
            <text:p>54</text:p>
          </table:table-cell>
          <table:table-cell table:style-name="ce9" table:formula="of:=1-COS([.F35]*PI()/180)" office:value-type="float" office:value="0.418507928711974" calcext:value-type="float">
            <text:p>0.419</text:p>
          </table:table-cell>
          <table:covered-table-cell table:style-name="ce15"/>
          <table:table-cell table:formula="of:=ABS([.C35]-[.C34])/5" office:value-type="float" office:value="8.66666666666668" calcext:value-type="float">
            <text:p>8.7</text:p>
          </table:table-cell>
          <table:table-cell table:formula="of:=ABS([.D35]-[.D34])/5" office:value-type="float" office:value="8.39867523837552" calcext:value-type="float">
            <text:p>8.4</text:p>
          </table:table-cell>
          <table:table-cell table:style-name="ce23" table:formula="of:=[.G35]*(Max-Center)+Center" office:value-type="float" office:value="614.274759682912" calcext:value-type="float">
            <text:p>614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5]+([.$A$39]-[.$A$21])/18" office:value-type="float" office:value="58.3333333333333" calcext:value-type="float">
            <text:p>58</text:p>
          </table:table-cell>
          <table:table-cell table:formula="of:=(([.A36]-[.$A$21])/Right_Angle*(Max-Center)+Center)" office:value-type="float" office:value="732.5" calcext:value-type="float">
            <text:p>733</text:p>
          </table:table-cell>
          <table:table-cell table:formula="of:=Range*(ABS([.A36])/Right_Angle)" office:value-type="float" office:value="650" calcext:value-type="float">
            <text:p>650</text:p>
          </table:table-cell>
          <table:table-cell table:formula="of:=Range-Range*COS([.A36]*PI()/180)" office:value-type="float" office:value="370.518267339043" calcext:value-type="float">
            <text:p>371</text:p>
          </table:table-cell>
          <table:table-cell/>
          <table:table-cell table:formula="of:=Right_Angle*([.B36]-Center)/(Max-Center)" office:value-type="float" office:value="58.3333333333334" calcext:value-type="float">
            <text:p>58</text:p>
          </table:table-cell>
          <table:table-cell table:style-name="ce9" table:formula="of:=1-COS([.F36]*PI()/180)" office:value-type="float" office:value="0.475023419665441" calcext:value-type="float">
            <text:p>0.475</text:p>
          </table:table-cell>
          <table:covered-table-cell table:style-name="ce15"/>
          <table:table-cell table:formula="of:=ABS([.C36]-[.C35])/5" office:value-type="float" office:value="8.66666666666668" calcext:value-type="float">
            <text:p>8.7</text:p>
          </table:table-cell>
          <table:table-cell table:formula="of:=ABS([.D36]-[.D35])/5" office:value-type="float" office:value="8.8164165887408" calcext:value-type="float">
            <text:p>8.8</text:p>
          </table:table-cell>
          <table:table-cell table:style-name="ce23" table:formula="of:=[.G36]*(Max-Center)+Center" office:value-type="float" office:value="630.381674604651" calcext:value-type="float">
            <text:p>630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6]+([.$A$39]-[.$A$21])/18" office:value-type="float" office:value="62.2222222222222" calcext:value-type="float">
            <text:p>62</text:p>
          </table:table-cell>
          <table:table-cell table:formula="of:=(([.A37]-[.$A$21])/Right_Angle*(Max-Center)+Center)" office:value-type="float" office:value="748.333333333334" calcext:value-type="float">
            <text:p>748</text:p>
          </table:table-cell>
          <table:table-cell table:formula="of:=Range*(ABS([.A37])/Right_Angle)" office:value-type="float" office:value="693.333333333333" calcext:value-type="float">
            <text:p>693</text:p>
          </table:table-cell>
          <table:table-cell table:formula="of:=Range-Range*COS([.A37]*PI()/180)" office:value-type="float" office:value="416.48605463202" calcext:value-type="float">
            <text:p>416</text:p>
          </table:table-cell>
          <table:table-cell/>
          <table:table-cell table:formula="of:=Right_Angle*([.B37]-Center)/(Max-Center)" office:value-type="float" office:value="62.2222222222223" calcext:value-type="float">
            <text:p>62</text:p>
          </table:table-cell>
          <table:table-cell table:style-name="ce9" table:formula="of:=1-COS([.F37]*PI()/180)" office:value-type="float" office:value="0.533956480297462" calcext:value-type="float">
            <text:p>0.534</text:p>
          </table:table-cell>
          <table:covered-table-cell table:style-name="ce15"/>
          <table:table-cell table:formula="of:=ABS([.C37]-[.C36])/5" office:value-type="float" office:value="8.66666666666668" calcext:value-type="float">
            <text:p>8.7</text:p>
          </table:table-cell>
          <table:table-cell table:formula="of:=ABS([.D37]-[.D36])/5" office:value-type="float" office:value="9.19355745859532" calcext:value-type="float">
            <text:p>9.2</text:p>
          </table:table-cell>
          <table:table-cell table:style-name="ce23" table:formula="of:=[.G37]*(Max-Center)+Center" office:value-type="float" office:value="647.177596884777" calcext:value-type="float">
            <text:p>647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7]+([.$A$39]-[.$A$21])/18" office:value-type="float" office:value="66.1111111111111" calcext:value-type="float">
            <text:p>66</text:p>
          </table:table-cell>
          <table:table-cell table:formula="of:=(([.A38]-[.$A$21])/Right_Angle*(Max-Center)+Center)" office:value-type="float" office:value="764.166666666667" calcext:value-type="float">
            <text:p>764</text:p>
          </table:table-cell>
          <table:table-cell table:formula="of:=Range*(ABS([.A38])/Right_Angle)" office:value-type="float" office:value="736.666666666667" calcext:value-type="float">
            <text:p>737</text:p>
          </table:table-cell>
          <table:table-cell table:formula="of:=Range-Range*COS([.A38]*PI()/180)" office:value-type="float" office:value="464.127860014515" calcext:value-type="float">
            <text:p>464</text:p>
          </table:table-cell>
          <table:table-cell/>
          <table:table-cell table:formula="of:=Right_Angle*([.B38]-Center)/(Max-Center)" office:value-type="float" office:value="66.1111111111112" calcext:value-type="float">
            <text:p>66</text:p>
          </table:table-cell>
          <table:table-cell table:style-name="ce9" table:formula="of:=1-COS([.F38]*PI()/180)" office:value-type="float" office:value="0.595035717967327" calcext:value-type="float">
            <text:p>0.595</text:p>
          </table:table-cell>
          <table:covered-table-cell table:style-name="ce15"/>
          <table:table-cell table:formula="of:=ABS([.C38]-[.C37])/5" office:value-type="float" office:value="8.66666666666668" calcext:value-type="float">
            <text:p>8.7</text:p>
          </table:table-cell>
          <table:table-cell table:formula="of:=ABS([.D38]-[.D37])/5" office:value-type="float" office:value="9.52836107649899" calcext:value-type="float">
            <text:p>9.5</text:p>
          </table:table-cell>
          <table:table-cell table:style-name="ce23" table:formula="of:=[.G38]*(Max-Center)+Center" office:value-type="float" office:value="664.585179620688" calcext:value-type="float">
            <text:p>665</text:p>
          </table:table-cell>
          <table:covered-table-cell table:style-name="ce29"/>
          <table:table-cell table:number-columns-repeated="1012"/>
        </table:table-row>
        <table:table-row table:style-name="ro1">
          <table:table-cell table:style-name="ce63" office:value-type="float" office:value="70" calcext:value-type="float">
            <text:p>70</text:p>
          </table:table-cell>
          <table:table-cell table:style-name="ce2" table:formula="of:=Range" office:value-type="float" office:value="780" calcext:value-type="float">
            <text:p>780</text:p>
          </table:table-cell>
          <table:table-cell table:formula="of:=Range*(ABS([.A39])/Right_Angle)" office:value-type="float" office:value="780" calcext:value-type="float">
            <text:p>780</text:p>
          </table:table-cell>
          <table:table-cell table:formula="of:=Range-Range*COS([.A39]*PI()/180)" office:value-type="float" office:value="513.224288205978" calcext:value-type="float">
            <text:p>513</text:p>
          </table:table-cell>
          <table:table-cell/>
          <table:table-cell table:formula="of:=Right_Angle*([.B39]-Center)/(Max-Center)" office:value-type="float" office:value="70" calcext:value-type="float">
            <text:p>70</text:p>
          </table:table-cell>
          <table:table-cell table:style-name="ce10" table:formula="of:=1-COS([.F39]*PI()/180)" office:value-type="float" office:value="0.657979856674331" calcext:value-type="float">
            <text:p>0.658</text:p>
          </table:table-cell>
          <table:covered-table-cell table:style-name="ce16"/>
          <table:table-cell table:formula="of:=ABS([.C39]-[.C38])/5" office:value-type="float" office:value="8.66666666666663" calcext:value-type="float">
            <text:p>8.7</text:p>
          </table:table-cell>
          <table:table-cell table:formula="of:=ABS([.D39]-[.D38])/5" office:value-type="float" office:value="9.81928563829272" calcext:value-type="float">
            <text:p>9.8</text:p>
          </table:table-cell>
          <table:table-cell table:style-name="ce24" table:formula="of:=[.G39]*(Max-Center)+Center" office:value-type="float" office:value="682.524259152184" calcext:value-type="float">
            <text:p>683</text:p>
          </table:table-cell>
          <table:covered-table-cell table:style-name="ce30"/>
          <table:table-cell table:number-columns-repeated="1012"/>
        </table:table-row>
        <table:table-row table:style-name="ro1">
          <table:table-cell table:style-name="ce33" office:value-type="string" calcext:value-type="string">
            <text:p>Maximum Scaling Angle</text:p>
          </table:table-cell>
          <table:table-cell table:style-name="Default" table:number-columns-repeated="2"/>
          <table:table-cell table:style-name="Default" office:value-type="string" calcext:value-type="string">
            <text:p><text:span text:style-name="T1">'=Range-Range*COS(</text:span><text:span text:style-name="T2">Angle</text:span><text:span text:style-name="T1">*PI()/180)</text:span></text:p>
          </table:table-cell>
          <table:table-cell/>
          <table:table-cell table:style-name="Default" office:value-type="string" calcext:value-type="string">
            <text:p><text:span text:style-name="T1">'=ScalingAngle*</text:span><text:span text:style-name="T2">B3</text:span><text:span text:style-name="T1">/(Center-Min)-90</text:span>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table:number-columns-repeated="4"/>
          <table:table-cell/>
          <table:table-cell table:style-name="Default" office:value-type="string" calcext:value-type="string">
            <text:p><text:span text:style-name="T1">'=ScalingAngle*(</text:span><text:span text:style-name="T2">B22</text:span><text:span text:style-name="T1">-Center)/(Max-Center)</text:span></text:p>
          </table:table-cell>
          <table:table-cell table:style-name="Default" table:number-columns-repeated="6"/>
          <table:table-cell table:number-columns-repeated="1012"/>
        </table:table-row>
        <table:named-expressions>
          <table:named-range table:name="Center" table:base-cell-address="$70degree.$B$21" table:cell-range-address="$70degree.$B$21"/>
          <table:named-range table:name="Left_Angle" table:base-cell-address="$70degree.$A$3" table:cell-range-address="$70degree.$A$3"/>
          <table:named-range table:name="Max" table:base-cell-address="$70degree.$B$39" table:cell-range-address="$70degree.$B$39"/>
          <table:named-range table:name="Min" table:base-cell-address="$70degree.$B$3" table:cell-range-address="$70degree.$B$3"/>
          <table:named-range table:name="Range" table:base-cell-address="$70degree.$B$1" table:cell-range-address="$70degree.$B$1"/>
          <table:named-range table:name="Right_Angle" table:base-cell-address="$70degree.$A$39" table:cell-range-address="$70degree.$A$39"/>
          <table:named-range table:name="sMIN" table:base-cell-address="$70degree.$B$3" table:cell-range-address="$70degree.$B$3"/>
        </table:named-expressions>
      </table:table>
      <table:table table:name="log" table:style-name="ta1">
        <table:shapes>
          <draw:frame draw:z-index="0" draw:style-name="gr1" draw:text-style-name="P1" svg:width="17.346cm" svg:height="13.254cm" svg:x="31.283cm" svg:y="1.782cm">
            <draw:object draw:notify-on-update-of-ranges="log.A3:log.A39 log.C3:log.C39 log.D3:log.D39 log.K2:log.K2 log.K3:log.K3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6" table:default-cell-style-name="ce64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2" table:default-cell-style-name="Default"/>
        <table:table-row table:style-name="ro1">
          <table:table-cell office:value-type="string" calcext:value-type="string">
            <text:p>Range</text:p>
          </table:table-cell>
          <table:table-cell table:style-name="ce2" office:value-type="float" office:value="780" calcext:value-type="float">
            <text:p>78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Angle (Ideal)</text:p>
          </table:table-cell>
          <table:table-cell table:style-name="ce1" office:value-type="string" calcext:value-type="string">
            <text:p>Counts</text:p>
          </table:table-cell>
          <table:table-cell table:style-name="ce1" office:value-type="string" calcext:value-type="string">
            <text:p>Linear</text:p>
          </table:table-cell>
          <table:table-cell table:style-name="ce1" office:value-type="string" calcext:value-type="string">
            <text:p>Range – Range x Cos(angle)</text:p>
          </table:table-cell>
          <table:table-cell table:style-name="ce65" office:value-type="string" calcext:value-type="string">
            <text:p>log(column A)</text:p>
          </table:table-cell>
          <table:table-cell table:style-name="ce1" office:value-type="string" calcext:value-type="string">
            <text:p>Input_Angle calc</text:p>
          </table:table-cell>
          <table:table-cell table:style-name="ce1" office:value-type="string" calcext:value-type="string">
            <text:p><text:span text:style-name="T1">COS(</text:span><text:span text:style-name="T2">F3</text:span><text:span text:style-name="T1">*PI()/180)</text:span></text:p>
          </table:table-cell>
          <table:table-cell table:style-name="ce1"/>
          <table:table-cell table:style-name="ce1" office:value-type="string" calcext:value-type="string">
            <text:p>Linear granularity (counts/degree)</text:p>
          </table:table-cell>
          <table:table-cell table:style-name="ce1" office:value-type="string" calcext:value-type="string">
            <text:p>Cosine granularity (counts/degree)</text:p>
          </table:table-cell>
          <table:table-cell table:style-name="ce1" office:value-type="string" calcext:value-type="string">
            <text:p>Calculated Cosine</text:p>
          </table:table-cell>
          <table:table-cell table:style-name="ce1" table:number-columns-repeated="1013"/>
        </table:table-row>
        <table:table-row table:style-name="ro1">
          <table:table-cell table:style-name="ce4" table:formula="of:=Right_Angle * -1" office:value-type="float" office:value="-90" calcext:value-type="float">
            <text:p>-90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Range*(ABS([.A3])/ABS(Left_Angle))" office:value-type="float" office:value="780" calcext:value-type="float">
            <text:p>780</text:p>
          </table:table-cell>
          <table:table-cell table:style-name="ce4" table:formula="of:=Range-Range*COS([.A3]*PI()/180)" office:value-type="float" office:value="780" calcext:value-type="float">
            <text:p>780</text:p>
          </table:table-cell>
          <table:table-cell table:style-name="ce66" table:formula="of:=LOG(ABS([.A3]))" office:value-type="float" office:value="1.95424250943932" calcext:value-type="float">
            <text:p>1.95</text:p>
          </table:table-cell>
          <table:table-cell table:style-name="ce4" table:formula="of:=(Right_Angle)*[.B3]/(Center-Min)-Right_Angle" office:value-type="float" office:value="-90" calcext:value-type="float">
            <text:p>-90</text:p>
          </table:table-cell>
          <table:table-cell table:style-name="ce5" table:formula="of:=COS([.F3]*PI()/180)" office:value-type="float" office:value="6.12323399573677E-017" calcext:value-type="float">
            <text:p>0.000</text:p>
          </table:table-cell>
          <table:table-cell table:style-name="ce11" office:value-type="string" calcext:value-type="string" table:number-columns-spanned="1" table:number-rows-spanned="19">
            <text:p><text:span text:style-name="T3">COS(</text:span><text:span text:style-name="T4">Input_Angle</text:span><text:span text:style-name="T3">*PI()/180)</text:span></text:p>
          </table:table-cell>
          <table:table-cell table:number-columns-repeated="2"/>
          <table:table-cell table:style-name="ce19" table:formula="of:=[.G3]*(Center-Min)" office:value-type="float" office:value="0.00000000000003031001" calcext:value-type="float">
            <text:p>0</text:p>
          </table:table-cell>
          <table:table-cell table:style-name="ce25" office:value-type="string" calcext:value-type="string" table:number-columns-spanned="1" table:number-rows-spanned="19">
            <text:p><text:span text:style-name="T7">COS_ratio_low</text:span><text:span text:style-name="T8">*(Center-Min)</text:span></text:p>
          </table:table-cell>
          <table:table-cell table:number-columns-repeated="1012"/>
        </table:table-row>
        <table:table-row table:style-name="ro1">
          <table:table-cell table:formula="of:=[.A3]+ABS([.$A$3])/18" office:value-type="float" office:value="-85" calcext:value-type="float">
            <text:p>-85</text:p>
          </table:table-cell>
          <table:table-cell table:style-name="ce4" table:formula="of:=([.A4]-[.$A$3])/ABS(Left_Angle)*(Center-Min)" office:value-type="float" office:value="27.5" calcext:value-type="float">
            <text:p>28</text:p>
          </table:table-cell>
          <table:table-cell table:style-name="ce4" table:formula="of:=Range*(ABS([.A4])/ABS(Left_Angle))" office:value-type="float" office:value="736.666666666667" calcext:value-type="float">
            <text:p>737</text:p>
          </table:table-cell>
          <table:table-cell table:style-name="ce4" table:formula="of:=Range-Range*COS([.A4]*PI()/180)" office:value-type="float" office:value="712.018520656827" calcext:value-type="float">
            <text:p>712</text:p>
          </table:table-cell>
          <table:table-cell table:style-name="ce66" table:formula="of:=LOG(ABS([.A4]))" office:value-type="float" office:value="1.92941892571429" calcext:value-type="float">
            <text:p>1.93</text:p>
          </table:table-cell>
          <table:table-cell table:style-name="ce4" table:formula="of:=(Right_Angle)*[.B4]/(Center-Min)-Right_Angle" office:value-type="float" office:value="-85" calcext:value-type="float">
            <text:p>-85</text:p>
          </table:table-cell>
          <table:table-cell table:style-name="ce6" table:formula="of:=COS([.F4]*PI()/180)" office:value-type="float" office:value="0.0871557427476581" calcext:value-type="float">
            <text:p>0.087</text:p>
          </table:table-cell>
          <table:covered-table-cell table:style-name="ce12"/>
          <table:table-cell table:style-name="ce17" table:formula="of:=ABS([.C4]-[.C3])/5" office:value-type="float" office:value="8.66666666666668" calcext:value-type="float">
            <text:p>8.7</text:p>
          </table:table-cell>
          <table:table-cell table:style-name="ce17" table:formula="of:=ABS([.D4]-[.D3])/5" office:value-type="float" office:value="13.5962958686347" calcext:value-type="float">
            <text:p>13.6</text:p>
          </table:table-cell>
          <table:table-cell table:style-name="ce20" table:formula="of:=[.G4]*(Center-Min)" office:value-type="float" office:value="43.1420926600908" calcext:value-type="float">
            <text:p>43</text:p>
          </table:table-cell>
          <table:covered-table-cell table:style-name="ce26"/>
          <table:table-cell table:number-columns-repeated="1012"/>
        </table:table-row>
        <table:table-row table:style-name="ro1">
          <table:table-cell table:formula="of:=[.A4]+ABS([.$A$3])/18" office:value-type="float" office:value="-80" calcext:value-type="float">
            <text:p>-80</text:p>
          </table:table-cell>
          <table:table-cell table:style-name="ce4" table:formula="of:=([.A5]-[.$A$3])/ABS(Left_Angle)*(Center-Min)" office:value-type="float" office:value="55" calcext:value-type="float">
            <text:p>55</text:p>
          </table:table-cell>
          <table:table-cell table:style-name="ce4" table:formula="of:=Range*(ABS([.A5])/ABS(Left_Angle))" office:value-type="float" office:value="693.333333333333" calcext:value-type="float">
            <text:p>693</text:p>
          </table:table-cell>
          <table:table-cell table:style-name="ce4" table:formula="of:=Range-Range*COS([.A5]*PI()/180)" office:value-type="float" office:value="644.554421419794" calcext:value-type="float">
            <text:p>645</text:p>
          </table:table-cell>
          <table:table-cell table:style-name="ce66" table:formula="of:=LOG(ABS([.A5]))" office:value-type="float" office:value="1.90308998699194" calcext:value-type="float">
            <text:p>1.90</text:p>
          </table:table-cell>
          <table:table-cell table:style-name="ce4" table:formula="of:=(Right_Angle)*[.B5]/(Center-Min)-Right_Angle" office:value-type="float" office:value="-80" calcext:value-type="float">
            <text:p>-80</text:p>
          </table:table-cell>
          <table:table-cell table:style-name="ce6" table:formula="of:=COS([.F5]*PI()/180)" office:value-type="float" office:value="0.17364817766693" calcext:value-type="float">
            <text:p>0.174</text:p>
          </table:table-cell>
          <table:covered-table-cell table:style-name="ce12"/>
          <table:table-cell table:style-name="ce17" table:formula="of:=ABS([.C5]-[.C4])/5" office:value-type="float" office:value="8.66666666666668" calcext:value-type="float">
            <text:p>8.7</text:p>
          </table:table-cell>
          <table:table-cell table:style-name="ce17" table:formula="of:=ABS([.D5]-[.D4])/5" office:value-type="float" office:value="13.4928198474065" calcext:value-type="float">
            <text:p>13.5</text:p>
          </table:table-cell>
          <table:table-cell table:style-name="ce20" table:formula="of:=[.G5]*(Center-Min)" office:value-type="float" office:value="85.9558479451306" calcext:value-type="float">
            <text:p>86</text:p>
          </table:table-cell>
          <table:covered-table-cell table:style-name="ce26"/>
          <table:table-cell table:number-columns-repeated="1012"/>
        </table:table-row>
        <table:table-row table:style-name="ro1">
          <table:table-cell table:formula="of:=[.A5]+ABS([.$A$3])/18" office:value-type="float" office:value="-75" calcext:value-type="float">
            <text:p>-75</text:p>
          </table:table-cell>
          <table:table-cell table:style-name="ce4" table:formula="of:=([.A6]-[.$A$3])/ABS(Left_Angle)*(Center-Min)" office:value-type="float" office:value="82.5" calcext:value-type="float">
            <text:p>83</text:p>
          </table:table-cell>
          <table:table-cell table:style-name="ce4" table:formula="of:=Range*(ABS([.A6])/ABS(Left_Angle))" office:value-type="float" office:value="650" calcext:value-type="float">
            <text:p>650</text:p>
          </table:table-cell>
          <table:table-cell table:style-name="ce4" table:formula="of:=Range-Range*COS([.A6]*PI()/180)" office:value-type="float" office:value="578.121144820034" calcext:value-type="float">
            <text:p>578</text:p>
          </table:table-cell>
          <table:table-cell table:style-name="ce66" table:formula="of:=LOG(ABS([.A6]))" office:value-type="float" office:value="1.8750612633917" calcext:value-type="float">
            <text:p>1.88</text:p>
          </table:table-cell>
          <table:table-cell table:style-name="ce4" table:formula="of:=(Right_Angle)*[.B6]/(Center-Min)-Right_Angle" office:value-type="float" office:value="-75" calcext:value-type="float">
            <text:p>-75</text:p>
          </table:table-cell>
          <table:table-cell table:style-name="ce6" table:formula="of:=COS([.F6]*PI()/180)" office:value-type="float" office:value="0.258819045102521" calcext:value-type="float">
            <text:p>0.259</text:p>
          </table:table-cell>
          <table:covered-table-cell table:style-name="ce12"/>
          <table:table-cell table:style-name="ce17" table:formula="of:=ABS([.C6]-[.C5])/5" office:value-type="float" office:value="8.66666666666665" calcext:value-type="float">
            <text:p>8.7</text:p>
          </table:table-cell>
          <table:table-cell table:style-name="ce17" table:formula="of:=ABS([.D6]-[.D5])/5" office:value-type="float" office:value="13.2866553199521" calcext:value-type="float">
            <text:p>13.3</text:p>
          </table:table-cell>
          <table:table-cell table:style-name="ce20" table:formula="of:=[.G6]*(Center-Min)" office:value-type="float" office:value="128.115427325748" calcext:value-type="float">
            <text:p>128</text:p>
          </table:table-cell>
          <table:covered-table-cell table:style-name="ce26"/>
          <table:table-cell table:number-columns-repeated="1012"/>
        </table:table-row>
        <table:table-row table:style-name="ro1">
          <table:table-cell table:formula="of:=[.A6]+ABS([.$A$3])/18" office:value-type="float" office:value="-70" calcext:value-type="float">
            <text:p>-70</text:p>
          </table:table-cell>
          <table:table-cell table:style-name="ce4" table:formula="of:=([.A7]-[.$A$3])/ABS(Left_Angle)*(Center-Min)" office:value-type="float" office:value="110" calcext:value-type="float">
            <text:p>110</text:p>
          </table:table-cell>
          <table:table-cell table:style-name="ce4" table:formula="of:=Range*(ABS([.A7])/ABS(Left_Angle))" office:value-type="float" office:value="606.666666666667" calcext:value-type="float">
            <text:p>607</text:p>
          </table:table-cell>
          <table:table-cell table:style-name="ce4" table:formula="of:=Range-Range*COS([.A7]*PI()/180)" office:value-type="float" office:value="513.224288205978" calcext:value-type="float">
            <text:p>513</text:p>
          </table:table-cell>
          <table:table-cell table:style-name="ce66" table:formula="of:=LOG(ABS([.A7]))" office:value-type="float" office:value="1.84509804001426" calcext:value-type="float">
            <text:p>1.85</text:p>
          </table:table-cell>
          <table:table-cell table:style-name="ce4" table:formula="of:=(Right_Angle)*[.B7]/(Center-Min)-Right_Angle" office:value-type="float" office:value="-70" calcext:value-type="float">
            <text:p>-70</text:p>
          </table:table-cell>
          <table:table-cell table:style-name="ce6" table:formula="of:=COS([.F7]*PI()/180)" office:value-type="float" office:value="0.342020143325669" calcext:value-type="float">
            <text:p>0.342</text:p>
          </table:table-cell>
          <table:covered-table-cell table:style-name="ce12"/>
          <table:table-cell table:style-name="ce17" table:formula="of:=ABS([.C7]-[.C6])/5" office:value-type="float" office:value="8.66666666666668" calcext:value-type="float">
            <text:p>8.7</text:p>
          </table:table-cell>
          <table:table-cell table:style-name="ce17" table:formula="of:=ABS([.D7]-[.D6])/5" office:value-type="float" office:value="12.9793713228111" calcext:value-type="float">
            <text:p>13.0</text:p>
          </table:table-cell>
          <table:table-cell table:style-name="ce20" table:formula="of:=[.G7]*(Center-Min)" office:value-type="float" office:value="169.299970946206" calcext:value-type="float">
            <text:p>169</text:p>
          </table:table-cell>
          <table:covered-table-cell table:style-name="ce26"/>
          <table:table-cell table:number-columns-repeated="1012"/>
        </table:table-row>
        <table:table-row table:style-name="ro1">
          <table:table-cell table:formula="of:=[.A7]+ABS([.$A$3])/18" office:value-type="float" office:value="-65" calcext:value-type="float">
            <text:p>-65</text:p>
          </table:table-cell>
          <table:table-cell table:style-name="ce4" table:formula="of:=([.A8]-[.$A$3])/ABS(Left_Angle)*(Center-Min)" office:value-type="float" office:value="137.5" calcext:value-type="float">
            <text:p>138</text:p>
          </table:table-cell>
          <table:table-cell table:style-name="ce4" table:formula="of:=Range*(ABS([.A8])/ABS(Left_Angle))" office:value-type="float" office:value="563.333333333333" calcext:value-type="float">
            <text:p>563</text:p>
          </table:table-cell>
          <table:table-cell table:style-name="ce4" table:formula="of:=Range-Range*COS([.A8]*PI()/180)" office:value-type="float" office:value="450.357755842254" calcext:value-type="float">
            <text:p>450</text:p>
          </table:table-cell>
          <table:table-cell table:style-name="ce66" table:formula="of:=LOG(ABS([.A8]))" office:value-type="float" office:value="1.81291335664286" calcext:value-type="float">
            <text:p>1.81</text:p>
          </table:table-cell>
          <table:table-cell table:style-name="ce4" table:formula="of:=(Right_Angle)*[.B8]/(Center-Min)-Right_Angle" office:value-type="float" office:value="-65" calcext:value-type="float">
            <text:p>-65</text:p>
          </table:table-cell>
          <table:table-cell table:style-name="ce6" table:formula="of:=COS([.F8]*PI()/180)" office:value-type="float" office:value="0.422618261740699" calcext:value-type="float">
            <text:p>0.423</text:p>
          </table:table-cell>
          <table:covered-table-cell table:style-name="ce12"/>
          <table:table-cell table:style-name="ce17" table:formula="of:=ABS([.C8]-[.C7])/5" office:value-type="float" office:value="8.66666666666665" calcext:value-type="float">
            <text:p>8.7</text:p>
          </table:table-cell>
          <table:table-cell table:style-name="ce17" table:formula="of:=ABS([.D8]-[.D7])/5" office:value-type="float" office:value="12.5733064727448" calcext:value-type="float">
            <text:p>12.6</text:p>
          </table:table-cell>
          <table:table-cell table:style-name="ce20" table:formula="of:=[.G8]*(Center-Min)" office:value-type="float" office:value="209.196039561646" calcext:value-type="float">
            <text:p>209</text:p>
          </table:table-cell>
          <table:covered-table-cell table:style-name="ce26"/>
          <table:table-cell table:number-columns-repeated="1012"/>
        </table:table-row>
        <table:table-row table:style-name="ro1">
          <table:table-cell table:formula="of:=[.A8]+ABS([.$A$3])/18" office:value-type="float" office:value="-60" calcext:value-type="float">
            <text:p>-60</text:p>
          </table:table-cell>
          <table:table-cell table:style-name="ce4" table:formula="of:=([.A9]-[.$A$3])/ABS(Left_Angle)*(Center-Min)" office:value-type="float" office:value="165" calcext:value-type="float">
            <text:p>165</text:p>
          </table:table-cell>
          <table:table-cell table:style-name="ce4" table:formula="of:=Range*(ABS([.A9])/ABS(Left_Angle))" office:value-type="float" office:value="520" calcext:value-type="float">
            <text:p>520</text:p>
          </table:table-cell>
          <table:table-cell table:style-name="ce4" table:formula="of:=Range-Range*COS([.A9]*PI()/180)" office:value-type="float" office:value="390" calcext:value-type="float">
            <text:p>390</text:p>
          </table:table-cell>
          <table:table-cell table:style-name="ce66" table:formula="of:=LOG(ABS([.A9]))" office:value-type="float" office:value="1.77815125038364" calcext:value-type="float">
            <text:p>1.78</text:p>
          </table:table-cell>
          <table:table-cell table:style-name="ce4" table:formula="of:=(Right_Angle)*[.B9]/(Center-Min)-Right_Angle" office:value-type="float" office:value="-60" calcext:value-type="float">
            <text:p>-60</text:p>
          </table:table-cell>
          <table:table-cell table:style-name="ce6" table:formula="of:=COS([.F9]*PI()/180)" office:value-type="float" office:value="0.5" calcext:value-type="float">
            <text:p>0.500</text:p>
          </table:table-cell>
          <table:covered-table-cell table:style-name="ce12"/>
          <table:table-cell table:style-name="ce17" table:formula="of:=ABS([.C9]-[.C8])/5" office:value-type="float" office:value="8.66666666666668" calcext:value-type="float">
            <text:p>8.7</text:p>
          </table:table-cell>
          <table:table-cell table:style-name="ce17" table:formula="of:=ABS([.D9]-[.D8])/5" office:value-type="float" office:value="12.0715511684509" calcext:value-type="float">
            <text:p>12.1</text:p>
          </table:table-cell>
          <table:table-cell table:style-name="ce20" table:formula="of:=[.G9]*(Center-Min)" office:value-type="float" office:value="247.5" calcext:value-type="float">
            <text:p>248</text:p>
          </table:table-cell>
          <table:covered-table-cell table:style-name="ce26"/>
          <table:table-cell table:number-columns-repeated="1012"/>
        </table:table-row>
        <table:table-row table:style-name="ro1">
          <table:table-cell table:formula="of:=[.A9]+ABS([.$A$3])/18" office:value-type="float" office:value="-55" calcext:value-type="float">
            <text:p>-55</text:p>
          </table:table-cell>
          <table:table-cell table:style-name="ce4" table:formula="of:=([.A10]-[.$A$3])/ABS(Left_Angle)*(Center-Min)" office:value-type="float" office:value="192.5" calcext:value-type="float">
            <text:p>193</text:p>
          </table:table-cell>
          <table:table-cell table:style-name="ce4" table:formula="of:=Range*(ABS([.A10])/ABS(Left_Angle))" office:value-type="float" office:value="476.666666666667" calcext:value-type="float">
            <text:p>477</text:p>
          </table:table-cell>
          <table:table-cell table:style-name="ce4" table:formula="of:=Range-Range*COS([.A10]*PI()/180)" office:value-type="float" office:value="332.610379646184" calcext:value-type="float">
            <text:p>333</text:p>
          </table:table-cell>
          <table:table-cell table:style-name="ce66" table:formula="of:=LOG(ABS([.A10]))" office:value-type="float" office:value="1.74036268949424" calcext:value-type="float">
            <text:p>1.74</text:p>
          </table:table-cell>
          <table:table-cell table:style-name="ce4" table:formula="of:=(Right_Angle)*[.B10]/(Center-Min)-Right_Angle" office:value-type="float" office:value="-55" calcext:value-type="float">
            <text:p>-55</text:p>
          </table:table-cell>
          <table:table-cell table:style-name="ce6" table:formula="of:=COS([.F10]*PI()/180)" office:value-type="float" office:value="0.573576436351046" calcext:value-type="float">
            <text:p>0.574</text:p>
          </table:table-cell>
          <table:covered-table-cell table:style-name="ce12"/>
          <table:table-cell table:style-name="ce17" table:formula="of:=ABS([.C10]-[.C9])/5" office:value-type="float" office:value="8.66666666666666" calcext:value-type="float">
            <text:p>8.7</text:p>
          </table:table-cell>
          <table:table-cell table:style-name="ce17" table:formula="of:=ABS([.D10]-[.D9])/5" office:value-type="float" office:value="11.4779240707632" calcext:value-type="float">
            <text:p>11.5</text:p>
          </table:table-cell>
          <table:table-cell table:style-name="ce20" table:formula="of:=[.G10]*(Center-Min)" office:value-type="float" office:value="283.920335993768" calcext:value-type="float">
            <text:p>284</text:p>
          </table:table-cell>
          <table:covered-table-cell table:style-name="ce26"/>
          <table:table-cell table:number-columns-repeated="1012"/>
        </table:table-row>
        <table:table-row table:style-name="ro1">
          <table:table-cell table:formula="of:=[.A10]+ABS([.$A$3])/18" office:value-type="float" office:value="-50" calcext:value-type="float">
            <text:p>-50</text:p>
          </table:table-cell>
          <table:table-cell table:style-name="ce4" table:formula="of:=([.A11]-[.$A$3])/ABS(Left_Angle)*(Center-Min)" office:value-type="float" office:value="220" calcext:value-type="float">
            <text:p>220</text:p>
          </table:table-cell>
          <table:table-cell table:style-name="ce4" table:formula="of:=Range*(ABS([.A11])/ABS(Left_Angle))" office:value-type="float" office:value="433.333333333333" calcext:value-type="float">
            <text:p>433</text:p>
          </table:table-cell>
          <table:table-cell table:style-name="ce4" table:formula="of:=Range-Range*COS([.A11]*PI()/180)" office:value-type="float" office:value="278.625664444499" calcext:value-type="float">
            <text:p>279</text:p>
          </table:table-cell>
          <table:table-cell table:style-name="ce66" table:formula="of:=LOG(ABS([.A11]))" office:value-type="float" office:value="1.69897000433602" calcext:value-type="float">
            <text:p>1.70</text:p>
          </table:table-cell>
          <table:table-cell table:style-name="ce4" table:formula="of:=(Right_Angle)*[.B11]/(Center-Min)-Right_Angle" office:value-type="float" office:value="-50" calcext:value-type="float">
            <text:p>-50</text:p>
          </table:table-cell>
          <table:table-cell table:style-name="ce6" table:formula="of:=COS([.F11]*PI()/180)" office:value-type="float" office:value="0.642787609686539" calcext:value-type="float">
            <text:p>0.643</text:p>
          </table:table-cell>
          <table:covered-table-cell table:style-name="ce12"/>
          <table:table-cell table:style-name="ce17" table:formula="of:=ABS([.C11]-[.C10])/5" office:value-type="float" office:value="8.66666666666666" calcext:value-type="float">
            <text:p>8.7</text:p>
          </table:table-cell>
          <table:table-cell table:style-name="ce17" table:formula="of:=ABS([.D11]-[.D10])/5" office:value-type="float" office:value="10.7969430403369" calcext:value-type="float">
            <text:p>10.8</text:p>
          </table:table-cell>
          <table:table-cell table:style-name="ce20" table:formula="of:=[.G11]*(Center-Min)" office:value-type="float" office:value="318.179866794837" calcext:value-type="float">
            <text:p>318</text:p>
          </table:table-cell>
          <table:covered-table-cell table:style-name="ce26"/>
          <table:table-cell table:number-columns-repeated="1012"/>
        </table:table-row>
        <table:table-row table:style-name="ro1">
          <table:table-cell table:formula="of:=[.A11]+ABS([.$A$3])/18" office:value-type="float" office:value="-45" calcext:value-type="float">
            <text:p>-45</text:p>
          </table:table-cell>
          <table:table-cell table:style-name="ce4" table:formula="of:=([.A12]-[.$A$3])/ABS(Left_Angle)*(Center-Min)" office:value-type="float" office:value="247.5" calcext:value-type="float">
            <text:p>248</text:p>
          </table:table-cell>
          <table:table-cell table:style-name="ce4" table:formula="of:=Range*(ABS([.A12])/ABS(Left_Angle))" office:value-type="float" office:value="390" calcext:value-type="float">
            <text:p>390</text:p>
          </table:table-cell>
          <table:table-cell table:style-name="ce4" table:formula="of:=Range-Range*COS([.A12]*PI()/180)" office:value-type="float" office:value="228.456710674493" calcext:value-type="float">
            <text:p>228</text:p>
          </table:table-cell>
          <table:table-cell table:style-name="ce66" table:formula="of:=LOG(ABS([.A12]))" office:value-type="float" office:value="1.65321251377534" calcext:value-type="float">
            <text:p>1.65</text:p>
          </table:table-cell>
          <table:table-cell table:style-name="ce4" table:formula="of:=(Right_Angle)*[.B12]/(Center-Min)-Right_Angle" office:value-type="float" office:value="-45" calcext:value-type="float">
            <text:p>-45</text:p>
          </table:table-cell>
          <table:table-cell table:style-name="ce6" table:formula="of:=COS([.F12]*PI()/180)" office:value-type="float" office:value="0.707106781186548" calcext:value-type="float">
            <text:p>0.707</text:p>
          </table:table-cell>
          <table:covered-table-cell table:style-name="ce12"/>
          <table:table-cell table:style-name="ce17" table:formula="of:=ABS([.C12]-[.C11])/5" office:value-type="float" office:value="8.66666666666668" calcext:value-type="float">
            <text:p>8.7</text:p>
          </table:table-cell>
          <table:table-cell table:style-name="ce17" table:formula="of:=ABS([.D12]-[.D11])/5" office:value-type="float" office:value="10.0337907540013" calcext:value-type="float">
            <text:p>10.0</text:p>
          </table:table-cell>
          <table:table-cell table:style-name="ce20" table:formula="of:=[.G12]*(Center-Min)" office:value-type="float" office:value="350.017856687341" calcext:value-type="float">
            <text:p>350</text:p>
          </table:table-cell>
          <table:covered-table-cell table:style-name="ce26"/>
          <table:table-cell table:number-columns-repeated="1012"/>
        </table:table-row>
        <table:table-row table:style-name="ro1">
          <table:table-cell table:formula="of:=[.A12]+ABS([.$A$3])/18" office:value-type="float" office:value="-40" calcext:value-type="float">
            <text:p>-40</text:p>
          </table:table-cell>
          <table:table-cell table:style-name="ce4" table:formula="of:=([.A13]-[.$A$3])/ABS(Left_Angle)*(Center-Min)" office:value-type="float" office:value="275" calcext:value-type="float">
            <text:p>275</text:p>
          </table:table-cell>
          <table:table-cell table:style-name="ce4" table:formula="of:=Range*(ABS([.A13])/ABS(Left_Angle))" office:value-type="float" office:value="346.666666666667" calcext:value-type="float">
            <text:p>347</text:p>
          </table:table-cell>
          <table:table-cell table:style-name="ce4" table:formula="of:=Range-Range*COS([.A13]*PI()/180)" office:value-type="float" office:value="182.485334367197" calcext:value-type="float">
            <text:p>182</text:p>
          </table:table-cell>
          <table:table-cell table:style-name="ce66" table:formula="of:=LOG(ABS([.A13]))" office:value-type="float" office:value="1.60205999132796" calcext:value-type="float">
            <text:p>1.60</text:p>
          </table:table-cell>
          <table:table-cell table:style-name="ce4" table:formula="of:=(Right_Angle)*[.B13]/(Center-Min)-Right_Angle" office:value-type="float" office:value="-40" calcext:value-type="float">
            <text:p>-40</text:p>
          </table:table-cell>
          <table:table-cell table:style-name="ce6" table:formula="of:=COS([.F13]*PI()/180)" office:value-type="float" office:value="0.766044443118978" calcext:value-type="float">
            <text:p>0.766</text:p>
          </table:table-cell>
          <table:covered-table-cell table:style-name="ce12"/>
          <table:table-cell table:style-name="ce17" table:formula="of:=ABS([.C13]-[.C12])/5" office:value-type="float" office:value="8.66666666666668" calcext:value-type="float">
            <text:p>8.7</text:p>
          </table:table-cell>
          <table:table-cell table:style-name="ce17" table:formula="of:=ABS([.D13]-[.D12])/5" office:value-type="float" office:value="9.19427526145914" calcext:value-type="float">
            <text:p>9.2</text:p>
          </table:table-cell>
          <table:table-cell table:style-name="ce20" table:formula="of:=[.G13]*(Center-Min)" office:value-type="float" office:value="379.191999343894" calcext:value-type="float">
            <text:p>379</text:p>
          </table:table-cell>
          <table:covered-table-cell table:style-name="ce26"/>
          <table:table-cell table:number-columns-repeated="1012"/>
        </table:table-row>
        <table:table-row table:style-name="ro1">
          <table:table-cell table:formula="of:=[.A13]+ABS([.$A$3])/18" office:value-type="float" office:value="-35" calcext:value-type="float">
            <text:p>-35</text:p>
          </table:table-cell>
          <table:table-cell table:style-name="ce4" table:formula="of:=([.A14]-[.$A$3])/ABS(Left_Angle)*(Center-Min)" office:value-type="float" office:value="302.5" calcext:value-type="float">
            <text:p>303</text:p>
          </table:table-cell>
          <table:table-cell table:style-name="ce4" table:formula="of:=Range*(ABS([.A14])/ABS(Left_Angle))" office:value-type="float" office:value="303.333333333333" calcext:value-type="float">
            <text:p>303</text:p>
          </table:table-cell>
          <table:table-cell table:style-name="ce4" table:formula="of:=Range-Range*COS([.A14]*PI()/180)" office:value-type="float" office:value="141.061405454586" calcext:value-type="float">
            <text:p>141</text:p>
          </table:table-cell>
          <table:table-cell table:style-name="ce66" table:formula="of:=LOG(ABS([.A14]))" office:value-type="float" office:value="1.54406804435028" calcext:value-type="float">
            <text:p>1.54</text:p>
          </table:table-cell>
          <table:table-cell table:style-name="ce4" table:formula="of:=(Right_Angle)*[.B14]/(Center-Min)-Right_Angle" office:value-type="float" office:value="-35" calcext:value-type="float">
            <text:p>-35</text:p>
          </table:table-cell>
          <table:table-cell table:style-name="ce6" table:formula="of:=COS([.F14]*PI()/180)" office:value-type="float" office:value="0.819152044288992" calcext:value-type="float">
            <text:p>0.819</text:p>
          </table:table-cell>
          <table:covered-table-cell table:style-name="ce12"/>
          <table:table-cell table:style-name="ce17" table:formula="of:=ABS([.C14]-[.C13])/5" office:value-type="float" office:value="8.66666666666666" calcext:value-type="float">
            <text:p>8.7</text:p>
          </table:table-cell>
          <table:table-cell table:style-name="ce17" table:formula="of:=ABS([.D14]-[.D13])/5" office:value-type="float" office:value="8.28478578252216" calcext:value-type="float">
            <text:p>8.3</text:p>
          </table:table-cell>
          <table:table-cell table:style-name="ce20" table:formula="of:=[.G14]*(Center-Min)" office:value-type="float" office:value="405.480261923051" calcext:value-type="float">
            <text:p>405</text:p>
          </table:table-cell>
          <table:covered-table-cell table:style-name="ce26"/>
          <table:table-cell table:number-columns-repeated="1012"/>
        </table:table-row>
        <table:table-row table:style-name="ro1">
          <table:table-cell table:formula="of:=[.A14]+ABS([.$A$3])/18" office:value-type="float" office:value="-30" calcext:value-type="float">
            <text:p>-30</text:p>
          </table:table-cell>
          <table:table-cell table:style-name="ce4" table:formula="of:=([.A15]-[.$A$3])/ABS(Left_Angle)*(Center-Min)" office:value-type="float" office:value="330" calcext:value-type="float">
            <text:p>330</text:p>
          </table:table-cell>
          <table:table-cell table:style-name="ce4" table:formula="of:=Range*(ABS([.A15])/ABS(Left_Angle))" office:value-type="float" office:value="260" calcext:value-type="float">
            <text:p>260</text:p>
          </table:table-cell>
          <table:table-cell table:style-name="ce4" table:formula="of:=Range-Range*COS([.A15]*PI()/180)" office:value-type="float" office:value="104.500185048138" calcext:value-type="float">
            <text:p>105</text:p>
          </table:table-cell>
          <table:table-cell table:style-name="ce66" table:formula="of:=LOG(ABS([.A15]))" office:value-type="float" office:value="1.47712125471966" calcext:value-type="float">
            <text:p>1.48</text:p>
          </table:table-cell>
          <table:table-cell table:style-name="ce4" table:formula="of:=(Right_Angle)*[.B15]/(Center-Min)-Right_Angle" office:value-type="float" office:value="-30" calcext:value-type="float">
            <text:p>-30</text:p>
          </table:table-cell>
          <table:table-cell table:style-name="ce6" table:formula="of:=COS([.F15]*PI()/180)" office:value-type="float" office:value="0.866025403784439" calcext:value-type="float">
            <text:p>0.866</text:p>
          </table:table-cell>
          <table:covered-table-cell table:style-name="ce12"/>
          <table:table-cell table:style-name="ce17" table:formula="of:=ABS([.C15]-[.C14])/5" office:value-type="float" office:value="8.66666666666666" calcext:value-type="float">
            <text:p>8.7</text:p>
          </table:table-cell>
          <table:table-cell table:style-name="ce17" table:formula="of:=ABS([.D15]-[.D14])/5" office:value-type="float" office:value="7.31224408128971" calcext:value-type="float">
            <text:p>7.3</text:p>
          </table:table-cell>
          <table:table-cell table:style-name="ce20" table:formula="of:=[.G15]*(Center-Min)" office:value-type="float" office:value="428.682574873297" calcext:value-type="float">
            <text:p>429</text:p>
          </table:table-cell>
          <table:covered-table-cell table:style-name="ce26"/>
          <table:table-cell table:number-columns-repeated="1012"/>
        </table:table-row>
        <table:table-row table:style-name="ro1">
          <table:table-cell table:formula="of:=[.A15]+ABS([.$A$3])/18" office:value-type="float" office:value="-25" calcext:value-type="float">
            <text:p>-25</text:p>
          </table:table-cell>
          <table:table-cell table:style-name="ce4" table:formula="of:=([.A16]-[.$A$3])/ABS(Left_Angle)*(Center-Min)" office:value-type="float" office:value="357.5" calcext:value-type="float">
            <text:p>358</text:p>
          </table:table-cell>
          <table:table-cell table:style-name="ce4" table:formula="of:=Range*(ABS([.A16])/ABS(Left_Angle))" office:value-type="float" office:value="216.666666666667" calcext:value-type="float">
            <text:p>217</text:p>
          </table:table-cell>
          <table:table-cell table:style-name="ce4" table:formula="of:=Range-Range*COS([.A16]*PI()/180)" office:value-type="float" office:value="73.0799261114131" calcext:value-type="float">
            <text:p>73</text:p>
          </table:table-cell>
          <table:table-cell table:style-name="ce66" table:formula="of:=LOG(ABS([.A16]))" office:value-type="float" office:value="1.39794000867204" calcext:value-type="float">
            <text:p>1.40</text:p>
          </table:table-cell>
          <table:table-cell table:style-name="ce4" table:formula="of:=(Right_Angle)*[.B16]/(Center-Min)-Right_Angle" office:value-type="float" office:value="-25" calcext:value-type="float">
            <text:p>-25</text:p>
          </table:table-cell>
          <table:table-cell table:style-name="ce6" table:formula="of:=COS([.F16]*PI()/180)" office:value-type="float" office:value="0.90630778703665" calcext:value-type="float">
            <text:p>0.906</text:p>
          </table:table-cell>
          <table:covered-table-cell table:style-name="ce12"/>
          <table:table-cell table:style-name="ce17" table:formula="of:=ABS([.C16]-[.C15])/5" office:value-type="float" office:value="8.66666666666666" calcext:value-type="float">
            <text:p>8.7</text:p>
          </table:table-cell>
          <table:table-cell table:style-name="ce17" table:formula="of:=ABS([.D16]-[.D15])/5" office:value-type="float" office:value="6.28405178734495" calcext:value-type="float">
            <text:p>6.3</text:p>
          </table:table-cell>
          <table:table-cell table:style-name="ce20" table:formula="of:=[.G16]*(Center-Min)" office:value-type="float" office:value="448.622354583142" calcext:value-type="float">
            <text:p>449</text:p>
          </table:table-cell>
          <table:covered-table-cell table:style-name="ce26"/>
          <table:table-cell table:number-columns-repeated="1012"/>
        </table:table-row>
        <table:table-row table:style-name="ro1">
          <table:table-cell table:formula="of:=[.A16]+ABS([.$A$3])/18" office:value-type="float" office:value="-20" calcext:value-type="float">
            <text:p>-20</text:p>
          </table:table-cell>
          <table:table-cell table:style-name="ce4" table:formula="of:=([.A17]-[.$A$3])/ABS(Left_Angle)*(Center-Min)" office:value-type="float" office:value="385" calcext:value-type="float">
            <text:p>385</text:p>
          </table:table-cell>
          <table:table-cell table:style-name="ce4" table:formula="of:=Range*(ABS([.A17])/ABS(Left_Angle))" office:value-type="float" office:value="173.333333333333" calcext:value-type="float">
            <text:p>173</text:p>
          </table:table-cell>
          <table:table-cell table:style-name="ce4" table:formula="of:=Range-Range*COS([.A17]*PI()/180)" office:value-type="float" office:value="47.0397557869915" calcext:value-type="float">
            <text:p>47</text:p>
          </table:table-cell>
          <table:table-cell table:style-name="ce66" table:formula="of:=LOG(ABS([.A17]))" office:value-type="float" office:value="1.30102999566398" calcext:value-type="float">
            <text:p>1.30</text:p>
          </table:table-cell>
          <table:table-cell table:style-name="ce4" table:formula="of:=(Right_Angle)*[.B17]/(Center-Min)-Right_Angle" office:value-type="float" office:value="-20" calcext:value-type="float">
            <text:p>-20</text:p>
          </table:table-cell>
          <table:table-cell table:style-name="ce6" table:formula="of:=COS([.F17]*PI()/180)" office:value-type="float" office:value="0.939692620785908" calcext:value-type="float">
            <text:p>0.940</text:p>
          </table:table-cell>
          <table:covered-table-cell table:style-name="ce12"/>
          <table:table-cell table:style-name="ce17" table:formula="of:=ABS([.C17]-[.C16])/5" office:value-type="float" office:value="8.66666666666668" calcext:value-type="float">
            <text:p>8.7</text:p>
          </table:table-cell>
          <table:table-cell table:style-name="ce17" table:formula="of:=ABS([.D17]-[.D16])/5" office:value-type="float" office:value="5.20803406488433" calcext:value-type="float">
            <text:p>5.2</text:p>
          </table:table-cell>
          <table:table-cell table:style-name="ce20" table:formula="of:=[.G17]*(Center-Min)" office:value-type="float" office:value="465.147847289025" calcext:value-type="float">
            <text:p>465</text:p>
          </table:table-cell>
          <table:covered-table-cell table:style-name="ce26"/>
          <table:table-cell table:number-columns-repeated="1012"/>
        </table:table-row>
        <table:table-row table:style-name="ro1">
          <table:table-cell table:formula="of:=[.A17]+ABS([.$A$3])/18" office:value-type="float" office:value="-15" calcext:value-type="float">
            <text:p>-15</text:p>
          </table:table-cell>
          <table:table-cell table:style-name="ce4" table:formula="of:=([.A18]-[.$A$3])/ABS(Left_Angle)*(Center-Min)" office:value-type="float" office:value="412.5" calcext:value-type="float">
            <text:p>413</text:p>
          </table:table-cell>
          <table:table-cell table:style-name="ce4" table:formula="of:=Range*(ABS([.A18])/ABS(Left_Angle))" office:value-type="float" office:value="130" calcext:value-type="float">
            <text:p>130</text:p>
          </table:table-cell>
          <table:table-cell table:style-name="ce4" table:formula="of:=Range-Range*COS([.A18]*PI()/180)" office:value-type="float" office:value="26.5778554945267" calcext:value-type="float">
            <text:p>27</text:p>
          </table:table-cell>
          <table:table-cell table:style-name="ce66" table:formula="of:=LOG(ABS([.A18]))" office:value-type="float" office:value="1.17609125905568" calcext:value-type="float">
            <text:p>1.18</text:p>
          </table:table-cell>
          <table:table-cell table:style-name="ce4" table:formula="of:=(Right_Angle)*[.B18]/(Center-Min)-Right_Angle" office:value-type="float" office:value="-15" calcext:value-type="float">
            <text:p>-15</text:p>
          </table:table-cell>
          <table:table-cell table:style-name="ce6" table:formula="of:=COS([.F18]*PI()/180)" office:value-type="float" office:value="0.965925826289068" calcext:value-type="float">
            <text:p>0.966</text:p>
          </table:table-cell>
          <table:covered-table-cell table:style-name="ce12"/>
          <table:table-cell table:style-name="ce17" table:formula="of:=ABS([.C18]-[.C17])/5" office:value-type="float" office:value="8.66666666666666" calcext:value-type="float">
            <text:p>8.7</text:p>
          </table:table-cell>
          <table:table-cell table:style-name="ce17" table:formula="of:=ABS([.D18]-[.D17])/5" office:value-type="float" office:value="4.09238005849295" calcext:value-type="float">
            <text:p>4.1</text:p>
          </table:table-cell>
          <table:table-cell table:style-name="ce20" table:formula="of:=[.G18]*(Center-Min)" office:value-type="float" office:value="478.133284013089" calcext:value-type="float">
            <text:p>478</text:p>
          </table:table-cell>
          <table:covered-table-cell table:style-name="ce26"/>
          <table:table-cell table:number-columns-repeated="1012"/>
        </table:table-row>
        <table:table-row table:style-name="ro1">
          <table:table-cell table:formula="of:=[.A18]+ABS([.$A$3])/18" office:value-type="float" office:value="-10" calcext:value-type="float">
            <text:p>-10</text:p>
          </table:table-cell>
          <table:table-cell table:style-name="ce4" table:formula="of:=([.A19]-[.$A$3])/ABS(Left_Angle)*(Center-Min)" office:value-type="float" office:value="440" calcext:value-type="float">
            <text:p>440</text:p>
          </table:table-cell>
          <table:table-cell table:style-name="ce4" table:formula="of:=Range*(ABS([.A19])/ABS(Left_Angle))" office:value-type="float" office:value="86.6666666666667" calcext:value-type="float">
            <text:p>87</text:p>
          </table:table-cell>
          <table:table-cell table:style-name="ce4" table:formula="of:=Range-Range*COS([.A19]*PI()/180)" office:value-type="float" office:value="11.8499526504777" calcext:value-type="float">
            <text:p>12</text:p>
          </table:table-cell>
          <table:table-cell table:style-name="ce66" table:formula="of:=LOG(ABS([.A19]))" office:value-type="float" office:value="1" calcext:value-type="float">
            <text:p>1.00</text:p>
          </table:table-cell>
          <table:table-cell table:style-name="ce4" table:formula="of:=(Right_Angle)*[.B19]/(Center-Min)-Right_Angle" office:value-type="float" office:value="-10" calcext:value-type="float">
            <text:p>-10</text:p>
          </table:table-cell>
          <table:table-cell table:style-name="ce6" table:formula="of:=COS([.F19]*PI()/180)" office:value-type="float" office:value="0.984807753012208" calcext:value-type="float">
            <text:p>0.985</text:p>
          </table:table-cell>
          <table:covered-table-cell table:style-name="ce12"/>
          <table:table-cell table:style-name="ce17" table:formula="of:=ABS([.C19]-[.C18])/5" office:value-type="float" office:value="8.66666666666667" calcext:value-type="float">
            <text:p>8.7</text:p>
          </table:table-cell>
          <table:table-cell table:style-name="ce17" table:formula="of:=ABS([.D19]-[.D18])/5" office:value-type="float" office:value="2.9455805688098" calcext:value-type="float">
            <text:p>2.9</text:p>
          </table:table-cell>
          <table:table-cell table:style-name="ce20" table:formula="of:=[.G19]*(Center-Min)" office:value-type="float" office:value="487.479837741043" calcext:value-type="float">
            <text:p>487</text:p>
          </table:table-cell>
          <table:covered-table-cell table:style-name="ce26"/>
          <table:table-cell table:number-columns-repeated="1012"/>
        </table:table-row>
        <table:table-row table:style-name="ro1">
          <table:table-cell table:formula="of:=[.A19]+ABS([.$A$3])/18" office:value-type="float" office:value="-5" calcext:value-type="float">
            <text:p>-5</text:p>
          </table:table-cell>
          <table:table-cell table:style-name="ce4" table:formula="of:=([.A20]-[.$A$3])/ABS(Left_Angle)*(Center-Min)" office:value-type="float" office:value="467.5" calcext:value-type="float">
            <text:p>468</text:p>
          </table:table-cell>
          <table:table-cell table:style-name="ce4" table:formula="of:=Range*(ABS([.A20])/ABS(Left_Angle))" office:value-type="float" office:value="43.3333333333333" calcext:value-type="float">
            <text:p>43</text:p>
          </table:table-cell>
          <table:table-cell table:style-name="ce4" table:formula="of:=Range-Range*COS([.A20]*PI()/180)" office:value-type="float" office:value="2.96813548843852" calcext:value-type="float">
            <text:p>3</text:p>
          </table:table-cell>
          <table:table-cell table:style-name="ce66" table:formula="of:=LOG(ABS([.A20]))" office:value-type="float" office:value="0.698970004336019" calcext:value-type="float">
            <text:p>0.70</text:p>
          </table:table-cell>
          <table:table-cell table:style-name="ce4" table:formula="of:=(Right_Angle)*[.B20]/(Center-Min)-Right_Angle" office:value-type="float" office:value="-5" calcext:value-type="float">
            <text:p>-5</text:p>
          </table:table-cell>
          <table:table-cell table:style-name="ce6" table:formula="of:=COS([.F20]*PI()/180)" office:value-type="float" office:value="0.996194698091746" calcext:value-type="float">
            <text:p>0.996</text:p>
          </table:table-cell>
          <table:covered-table-cell table:style-name="ce12"/>
          <table:table-cell table:style-name="ce17" table:formula="of:=ABS([.C20]-[.C19])/5" office:value-type="float" office:value="8.66666666666667" calcext:value-type="float">
            <text:p>8.7</text:p>
          </table:table-cell>
          <table:table-cell table:style-name="ce17" table:formula="of:=ABS([.D20]-[.D19])/5" office:value-type="float" office:value="1.77636343240783" calcext:value-type="float">
            <text:p>1.8</text:p>
          </table:table-cell>
          <table:table-cell table:style-name="ce20" table:formula="of:=[.G20]*(Center-Min)" office:value-type="float" office:value="493.116375555414" calcext:value-type="float">
            <text:p>493</text:p>
          </table:table-cell>
          <table:covered-table-cell table:style-name="ce26"/>
          <table:table-cell table:number-columns-repeated="1012"/>
        </table:table-row>
        <table:table-row table:style-name="ro1">
          <table:table-cell table:formula="of:=[.A20]+ABS([.$A$3])/18" office:value-type="float" office:value="0" calcext:value-type="float">
            <text:p>0</text:p>
          </table:table-cell>
          <table:table-cell table:style-name="ce2" office:value-type="float" office:value="495" calcext:value-type="float">
            <text:p>495</text:p>
          </table:table-cell>
          <table:table-cell table:style-name="ce4" table:formula="of:=Range*(ABS([.A21])/ABS(Left_Angle))" office:value-type="float" office:value="0" calcext:value-type="float">
            <text:p>0</text:p>
          </table:table-cell>
          <table:table-cell table:style-name="ce4" table:formula="of:=Range-Range*COS([.A21]*PI()/180)" office:value-type="float" office:value="0" calcext:value-type="float">
            <text:p>0</text:p>
          </table:table-cell>
          <table:table-cell table:style-name="ce66" office:value-type="float" office:value="0" calcext:value-type="float">
            <text:p>0.00</text:p>
          </table:table-cell>
          <table:table-cell table:style-name="ce4" table:formula="of:=(Right_Angle)*[.B21]/(Center-Min)-Right_Angle" office:value-type="float" office:value="0" calcext:value-type="float">
            <text:p>0</text:p>
          </table:table-cell>
          <table:table-cell table:style-name="ce7" table:formula="of:=COS([.F21]*PI()/180)" office:value-type="float" office:value="1" calcext:value-type="float">
            <text:p>1.000</text:p>
          </table:table-cell>
          <table:covered-table-cell table:style-name="ce13"/>
          <table:table-cell table:style-name="ce17" table:formula="of:=ABS([.C21]-[.C20])/5" office:value-type="float" office:value="8.66666666666667" calcext:value-type="float">
            <text:p>8.7</text:p>
          </table:table-cell>
          <table:table-cell table:style-name="ce17" table:formula="of:=ABS([.D21]-[.D20])/5" office:value-type="float" office:value="0.593627097687704" calcext:value-type="float">
            <text:p>0.6</text:p>
          </table:table-cell>
          <table:table-cell table:style-name="ce21" table:formula="of:=[.G21]*(Center-Min)" office:value-type="float" office:value="495" calcext:value-type="float">
            <text:p>495</text:p>
          </table:table-cell>
          <table:covered-table-cell table:style-name="ce27"/>
          <table:table-cell table:number-columns-repeated="1012"/>
        </table:table-row>
        <table:table-row table:style-name="ro1">
          <table:table-cell table:formula="of:=[.A21]+([.$A$39]-[.$A$21])/18" office:value-type="float" office:value="5" calcext:value-type="float">
            <text:p>5</text:p>
          </table:table-cell>
          <table:table-cell table:style-name="ce4" table:formula="of:=(([.A22]-[.$A$21])/Right_Angle*(Max-Center)+Center)" office:value-type="float" office:value="510.833333333333" calcext:value-type="float">
            <text:p>511</text:p>
          </table:table-cell>
          <table:table-cell table:style-name="ce4" table:formula="of:=Range*(ABS([.A22])/Right_Angle)" office:value-type="float" office:value="43.3333333333333" calcext:value-type="float">
            <text:p>43</text:p>
          </table:table-cell>
          <table:table-cell table:style-name="ce4" table:formula="of:=Range-Range*COS([.A22]*PI()/180)" office:value-type="float" office:value="2.96813548843852" calcext:value-type="float">
            <text:p>3</text:p>
          </table:table-cell>
          <table:table-cell table:style-name="ce66" table:formula="of:=LOG(ABS([.A22]))" office:value-type="float" office:value="0.698970004336019" calcext:value-type="float">
            <text:p>0.70</text:p>
          </table:table-cell>
          <table:table-cell table:style-name="ce4" table:formula="of:=Right_Angle*([.B22]-Center)/(Max-Center)" office:value-type="float" office:value="5" calcext:value-type="float">
            <text:p>5</text:p>
          </table:table-cell>
          <table:table-cell table:style-name="ce8" table:formula="of:=1-COS([.F22]*PI()/180)" office:value-type="float" office:value="0.00380530190825445" calcext:value-type="float">
            <text:p>0.004</text:p>
          </table:table-cell>
          <table:table-cell table:style-name="ce14" office:value-type="string" calcext:value-type="string" table:number-columns-spanned="1" table:number-rows-spanned="18">
            <text:p><text:span text:style-name="T5">1-COS(</text:span><text:span text:style-name="T6">Input_Angle</text:span><text:span text:style-name="T5">*PI()/180)</text:span></text:p>
          </table:table-cell>
          <table:table-cell table:style-name="ce18" table:formula="of:=ABS([.C22]-[.C21])/5" office:value-type="float" office:value="8.66666666666667" calcext:value-type="float">
            <text:p>8.7</text:p>
          </table:table-cell>
          <table:table-cell table:style-name="ce18" table:formula="of:=ABS([.D22]-[.D21])/5" office:value-type="float" office:value="0.593627097687704" calcext:value-type="float">
            <text:p>0.6</text:p>
          </table:table-cell>
          <table:table-cell table:style-name="ce22" table:formula="of:=[.G22]*(Max-Center)+Center" office:value-type="float" office:value="496.084511043853" calcext:value-type="float">
            <text:p>496</text:p>
          </table:table-cell>
          <table:table-cell table:style-name="ce28" office:value-type="string" calcext:value-type="string" table:number-columns-spanned="1" table:number-rows-spanned="18">
            <text:p><text:span text:style-name="T9">Cos_ratio_high</text:span><text:span text:style-name="T10">*(Max-Center)+Center</text:span></text:p>
          </table:table-cell>
          <table:table-cell table:number-columns-repeated="1012"/>
        </table:table-row>
        <table:table-row table:style-name="ro1">
          <table:table-cell table:formula="of:=[.A22]+([.$A$39]-[.$A$21])/18" office:value-type="float" office:value="10" calcext:value-type="float">
            <text:p>10</text:p>
          </table:table-cell>
          <table:table-cell table:style-name="ce4" table:formula="of:=(([.A23]-[.$A$21])/Right_Angle*(Max-Center)+Center)" office:value-type="float" office:value="526.666666666667" calcext:value-type="float">
            <text:p>527</text:p>
          </table:table-cell>
          <table:table-cell table:style-name="ce4" table:formula="of:=Range*(ABS([.A23])/Right_Angle)" office:value-type="float" office:value="86.6666666666667" calcext:value-type="float">
            <text:p>87</text:p>
          </table:table-cell>
          <table:table-cell table:style-name="ce4" table:formula="of:=Range-Range*COS([.A23]*PI()/180)" office:value-type="float" office:value="11.8499526504777" calcext:value-type="float">
            <text:p>12</text:p>
          </table:table-cell>
          <table:table-cell table:style-name="ce66" table:formula="of:=LOG(ABS([.A23]))" office:value-type="float" office:value="1" calcext:value-type="float">
            <text:p>1.00</text:p>
          </table:table-cell>
          <table:table-cell table:style-name="ce4" table:formula="of:=Right_Angle*([.B23]-Center)/(Max-Center)" office:value-type="float" office:value="9.99999999999999" calcext:value-type="float">
            <text:p>10</text:p>
          </table:table-cell>
          <table:table-cell table:style-name="ce9" table:formula="of:=1-COS([.F23]*PI()/180)" office:value-type="float" office:value="0.0151922469877919" calcext:value-type="float">
            <text:p>0.015</text:p>
          </table:table-cell>
          <table:covered-table-cell table:style-name="ce15"/>
          <table:table-cell table:style-name="ce17" table:formula="of:=ABS([.C23]-[.C22])/5" office:value-type="float" office:value="8.66666666666667" calcext:value-type="float">
            <text:p>8.7</text:p>
          </table:table-cell>
          <table:table-cell table:style-name="ce17" table:formula="of:=ABS([.D23]-[.D22])/5" office:value-type="float" office:value="1.77636343240783" calcext:value-type="float">
            <text:p>1.8</text:p>
          </table:table-cell>
          <table:table-cell table:style-name="ce23" table:formula="of:=[.G23]*(Max-Center)+Center" office:value-type="float" office:value="499.329790391521" calcext:value-type="float">
            <text:p>499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3]+([.$A$39]-[.$A$21])/18" office:value-type="float" office:value="15" calcext:value-type="float">
            <text:p>15</text:p>
          </table:table-cell>
          <table:table-cell table:style-name="ce4" table:formula="of:=(([.A24]-[.$A$21])/Right_Angle*(Max-Center)+Center)" office:value-type="float" office:value="542.5" calcext:value-type="float">
            <text:p>543</text:p>
          </table:table-cell>
          <table:table-cell table:style-name="ce4" table:formula="of:=Range*(ABS([.A24])/Right_Angle)" office:value-type="float" office:value="130" calcext:value-type="float">
            <text:p>130</text:p>
          </table:table-cell>
          <table:table-cell table:style-name="ce4" table:formula="of:=Range-Range*COS([.A24]*PI()/180)" office:value-type="float" office:value="26.5778554945267" calcext:value-type="float">
            <text:p>27</text:p>
          </table:table-cell>
          <table:table-cell table:style-name="ce66" table:formula="of:=LOG(ABS([.A24]))" office:value-type="float" office:value="1.17609125905568" calcext:value-type="float">
            <text:p>1.18</text:p>
          </table:table-cell>
          <table:table-cell table:style-name="ce4" table:formula="of:=Right_Angle*([.B24]-Center)/(Max-Center)" office:value-type="float" office:value="15" calcext:value-type="float">
            <text:p>15</text:p>
          </table:table-cell>
          <table:table-cell table:style-name="ce9" table:formula="of:=1-COS([.F24]*PI()/180)" office:value-type="float" office:value="0.0340741737109317" calcext:value-type="float">
            <text:p>0.034</text:p>
          </table:table-cell>
          <table:covered-table-cell table:style-name="ce15"/>
          <table:table-cell table:style-name="ce17" table:formula="of:=ABS([.C24]-[.C23])/5" office:value-type="float" office:value="8.66666666666667" calcext:value-type="float">
            <text:p>8.7</text:p>
          </table:table-cell>
          <table:table-cell table:style-name="ce17" table:formula="of:=ABS([.D24]-[.D23])/5" office:value-type="float" office:value="2.9455805688098" calcext:value-type="float">
            <text:p>2.9</text:p>
          </table:table-cell>
          <table:table-cell table:style-name="ce23" table:formula="of:=[.G24]*(Max-Center)+Center" office:value-type="float" office:value="504.711139507616" calcext:value-type="float">
            <text:p>505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4]+([.$A$39]-[.$A$21])/18" office:value-type="float" office:value="20" calcext:value-type="float">
            <text:p>20</text:p>
          </table:table-cell>
          <table:table-cell table:style-name="ce4" table:formula="of:=(([.A25]-[.$A$21])/Right_Angle*(Max-Center)+Center)" office:value-type="float" office:value="558.333333333333" calcext:value-type="float">
            <text:p>558</text:p>
          </table:table-cell>
          <table:table-cell table:style-name="ce4" table:formula="of:=Range*(ABS([.A25])/Right_Angle)" office:value-type="float" office:value="173.333333333333" calcext:value-type="float">
            <text:p>173</text:p>
          </table:table-cell>
          <table:table-cell table:style-name="ce4" table:formula="of:=Range-Range*COS([.A25]*PI()/180)" office:value-type="float" office:value="47.0397557869915" calcext:value-type="float">
            <text:p>47</text:p>
          </table:table-cell>
          <table:table-cell table:style-name="ce66" table:formula="of:=LOG(ABS([.A25]))" office:value-type="float" office:value="1.30102999566398" calcext:value-type="float">
            <text:p>1.30</text:p>
          </table:table-cell>
          <table:table-cell table:style-name="ce4" table:formula="of:=Right_Angle*([.B25]-Center)/(Max-Center)" office:value-type="float" office:value="20" calcext:value-type="float">
            <text:p>20</text:p>
          </table:table-cell>
          <table:table-cell table:style-name="ce9" table:formula="of:=1-COS([.F25]*PI()/180)" office:value-type="float" office:value="0.0603073792140917" calcext:value-type="float">
            <text:p>0.060</text:p>
          </table:table-cell>
          <table:covered-table-cell table:style-name="ce15"/>
          <table:table-cell table:style-name="ce17" table:formula="of:=ABS([.C25]-[.C24])/5" office:value-type="float" office:value="8.66666666666666" calcext:value-type="float">
            <text:p>8.7</text:p>
          </table:table-cell>
          <table:table-cell table:style-name="ce17" table:formula="of:=ABS([.D25]-[.D24])/5" office:value-type="float" office:value="4.09238005849295" calcext:value-type="float">
            <text:p>4.1</text:p>
          </table:table-cell>
          <table:table-cell table:style-name="ce23" table:formula="of:=[.G25]*(Max-Center)+Center" office:value-type="float" office:value="512.187603076016" calcext:value-type="float">
            <text:p>512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5]+([.$A$39]-[.$A$21])/18" office:value-type="float" office:value="25" calcext:value-type="float">
            <text:p>25</text:p>
          </table:table-cell>
          <table:table-cell table:style-name="ce4" table:formula="of:=(([.A26]-[.$A$21])/Right_Angle*(Max-Center)+Center)" office:value-type="float" office:value="574.166666666667" calcext:value-type="float">
            <text:p>574</text:p>
          </table:table-cell>
          <table:table-cell table:style-name="ce4" table:formula="of:=Range*(ABS([.A26])/Right_Angle)" office:value-type="float" office:value="216.666666666667" calcext:value-type="float">
            <text:p>217</text:p>
          </table:table-cell>
          <table:table-cell table:style-name="ce4" table:formula="of:=Range-Range*COS([.A26]*PI()/180)" office:value-type="float" office:value="73.0799261114131" calcext:value-type="float">
            <text:p>73</text:p>
          </table:table-cell>
          <table:table-cell table:style-name="ce66" table:formula="of:=LOG(ABS([.A26]))" office:value-type="float" office:value="1.39794000867204" calcext:value-type="float">
            <text:p>1.40</text:p>
          </table:table-cell>
          <table:table-cell table:style-name="ce4" table:formula="of:=Right_Angle*([.B26]-Center)/(Max-Center)" office:value-type="float" office:value="25" calcext:value-type="float">
            <text:p>25</text:p>
          </table:table-cell>
          <table:table-cell table:style-name="ce9" table:formula="of:=1-COS([.F26]*PI()/180)" office:value-type="float" office:value="0.09369221296335" calcext:value-type="float">
            <text:p>0.094</text:p>
          </table:table-cell>
          <table:covered-table-cell table:style-name="ce15"/>
          <table:table-cell table:style-name="ce17" table:formula="of:=ABS([.C26]-[.C25])/5" office:value-type="float" office:value="8.66666666666668" calcext:value-type="float">
            <text:p>8.7</text:p>
          </table:table-cell>
          <table:table-cell table:style-name="ce17" table:formula="of:=ABS([.D26]-[.D25])/5" office:value-type="float" office:value="5.20803406488433" calcext:value-type="float">
            <text:p>5.2</text:p>
          </table:table-cell>
          <table:table-cell table:style-name="ce23" table:formula="of:=[.G26]*(Max-Center)+Center" office:value-type="float" office:value="521.702280694555" calcext:value-type="float">
            <text:p>522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6]+([.$A$39]-[.$A$21])/18" office:value-type="float" office:value="30" calcext:value-type="float">
            <text:p>30</text:p>
          </table:table-cell>
          <table:table-cell table:style-name="ce4" table:formula="of:=(([.A27]-[.$A$21])/Right_Angle*(Max-Center)+Center)" office:value-type="float" office:value="590" calcext:value-type="float">
            <text:p>590</text:p>
          </table:table-cell>
          <table:table-cell table:style-name="ce4" table:formula="of:=Range*(ABS([.A27])/Right_Angle)" office:value-type="float" office:value="260" calcext:value-type="float">
            <text:p>260</text:p>
          </table:table-cell>
          <table:table-cell table:style-name="ce4" table:formula="of:=Range-Range*COS([.A27]*PI()/180)" office:value-type="float" office:value="104.500185048138" calcext:value-type="float">
            <text:p>105</text:p>
          </table:table-cell>
          <table:table-cell table:style-name="ce66" table:formula="of:=LOG(ABS([.A27]))" office:value-type="float" office:value="1.47712125471966" calcext:value-type="float">
            <text:p>1.48</text:p>
          </table:table-cell>
          <table:table-cell table:style-name="ce4" table:formula="of:=Right_Angle*([.B27]-Center)/(Max-Center)" office:value-type="float" office:value="30" calcext:value-type="float">
            <text:p>30</text:p>
          </table:table-cell>
          <table:table-cell table:style-name="ce9" table:formula="of:=1-COS([.F27]*PI()/180)" office:value-type="float" office:value="0.133974596215561" calcext:value-type="float">
            <text:p>0.134</text:p>
          </table:table-cell>
          <table:covered-table-cell table:style-name="ce15"/>
          <table:table-cell table:style-name="ce17" table:formula="of:=ABS([.C27]-[.C26])/5" office:value-type="float" office:value="8.66666666666666" calcext:value-type="float">
            <text:p>8.7</text:p>
          </table:table-cell>
          <table:table-cell table:style-name="ce17" table:formula="of:=ABS([.D27]-[.D26])/5" office:value-type="float" office:value="6.28405178734495" calcext:value-type="float">
            <text:p>6.3</text:p>
          </table:table-cell>
          <table:table-cell table:style-name="ce23" table:formula="of:=[.G27]*(Max-Center)+Center" office:value-type="float" office:value="533.182759921435" calcext:value-type="float">
            <text:p>533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7]+([.$A$39]-[.$A$21])/18" office:value-type="float" office:value="35" calcext:value-type="float">
            <text:p>35</text:p>
          </table:table-cell>
          <table:table-cell table:style-name="ce4" table:formula="of:=(([.A28]-[.$A$21])/Right_Angle*(Max-Center)+Center)" office:value-type="float" office:value="605.833333333333" calcext:value-type="float">
            <text:p>606</text:p>
          </table:table-cell>
          <table:table-cell table:style-name="ce4" table:formula="of:=Range*(ABS([.A28])/Right_Angle)" office:value-type="float" office:value="303.333333333333" calcext:value-type="float">
            <text:p>303</text:p>
          </table:table-cell>
          <table:table-cell table:style-name="ce4" table:formula="of:=Range-Range*COS([.A28]*PI()/180)" office:value-type="float" office:value="141.061405454586" calcext:value-type="float">
            <text:p>141</text:p>
          </table:table-cell>
          <table:table-cell table:style-name="ce66" table:formula="of:=LOG(ABS([.A28]))" office:value-type="float" office:value="1.54406804435028" calcext:value-type="float">
            <text:p>1.54</text:p>
          </table:table-cell>
          <table:table-cell table:style-name="ce4" table:formula="of:=Right_Angle*([.B28]-Center)/(Max-Center)" office:value-type="float" office:value="35" calcext:value-type="float">
            <text:p>35</text:p>
          </table:table-cell>
          <table:table-cell table:style-name="ce9" table:formula="of:=1-COS([.F28]*PI()/180)" office:value-type="float" office:value="0.180847955711008" calcext:value-type="float">
            <text:p>0.181</text:p>
          </table:table-cell>
          <table:covered-table-cell table:style-name="ce15"/>
          <table:table-cell table:style-name="ce17" table:formula="of:=ABS([.C28]-[.C27])/5" office:value-type="float" office:value="8.66666666666666" calcext:value-type="float">
            <text:p>8.7</text:p>
          </table:table-cell>
          <table:table-cell table:style-name="ce17" table:formula="of:=ABS([.D28]-[.D27])/5" office:value-type="float" office:value="7.31224408128971" calcext:value-type="float">
            <text:p>7.3</text:p>
          </table:table-cell>
          <table:table-cell table:style-name="ce23" table:formula="of:=[.G28]*(Max-Center)+Center" office:value-type="float" office:value="546.541667377637" calcext:value-type="float">
            <text:p>547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8]+([.$A$39]-[.$A$21])/18" office:value-type="float" office:value="40" calcext:value-type="float">
            <text:p>40</text:p>
          </table:table-cell>
          <table:table-cell table:style-name="ce4" table:formula="of:=(([.A29]-[.$A$21])/Right_Angle*(Max-Center)+Center)" office:value-type="float" office:value="621.666666666667" calcext:value-type="float">
            <text:p>622</text:p>
          </table:table-cell>
          <table:table-cell table:style-name="ce4" table:formula="of:=Range*(ABS([.A29])/Right_Angle)" office:value-type="float" office:value="346.666666666667" calcext:value-type="float">
            <text:p>347</text:p>
          </table:table-cell>
          <table:table-cell table:style-name="ce4" table:formula="of:=Range-Range*COS([.A29]*PI()/180)" office:value-type="float" office:value="182.485334367197" calcext:value-type="float">
            <text:p>182</text:p>
          </table:table-cell>
          <table:table-cell table:style-name="ce66" table:formula="of:=LOG(ABS([.A29]))" office:value-type="float" office:value="1.60205999132796" calcext:value-type="float">
            <text:p>1.60</text:p>
          </table:table-cell>
          <table:table-cell table:style-name="ce4" table:formula="of:=Right_Angle*([.B29]-Center)/(Max-Center)" office:value-type="float" office:value="40" calcext:value-type="float">
            <text:p>40</text:p>
          </table:table-cell>
          <table:table-cell table:style-name="ce9" table:formula="of:=1-COS([.F29]*PI()/180)" office:value-type="float" office:value="0.233955556881022" calcext:value-type="float">
            <text:p>0.234</text:p>
          </table:table-cell>
          <table:covered-table-cell table:style-name="ce15"/>
          <table:table-cell table:style-name="ce17" table:formula="of:=ABS([.C29]-[.C28])/5" office:value-type="float" office:value="8.66666666666666" calcext:value-type="float">
            <text:p>8.7</text:p>
          </table:table-cell>
          <table:table-cell table:style-name="ce17" table:formula="of:=ABS([.D29]-[.D28])/5" office:value-type="float" office:value="8.28478578252216" calcext:value-type="float">
            <text:p>8.3</text:p>
          </table:table-cell>
          <table:table-cell table:style-name="ce23" table:formula="of:=[.G29]*(Max-Center)+Center" office:value-type="float" office:value="561.677333711091" calcext:value-type="float">
            <text:p>562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29]+([.$A$39]-[.$A$21])/18" office:value-type="float" office:value="45" calcext:value-type="float">
            <text:p>45</text:p>
          </table:table-cell>
          <table:table-cell table:style-name="ce4" table:formula="of:=(([.A30]-[.$A$21])/Right_Angle*(Max-Center)+Center)" office:value-type="float" office:value="637.5" calcext:value-type="float">
            <text:p>638</text:p>
          </table:table-cell>
          <table:table-cell table:style-name="ce4" table:formula="of:=Range*(ABS([.A30])/Right_Angle)" office:value-type="float" office:value="390" calcext:value-type="float">
            <text:p>390</text:p>
          </table:table-cell>
          <table:table-cell table:style-name="ce4" table:formula="of:=Range-Range*COS([.A30]*PI()/180)" office:value-type="float" office:value="228.456710674493" calcext:value-type="float">
            <text:p>228</text:p>
          </table:table-cell>
          <table:table-cell table:style-name="ce66" table:formula="of:=LOG(ABS([.A30]))" office:value-type="float" office:value="1.65321251377534" calcext:value-type="float">
            <text:p>1.65</text:p>
          </table:table-cell>
          <table:table-cell table:style-name="ce4" table:formula="of:=Right_Angle*([.B30]-Center)/(Max-Center)" office:value-type="float" office:value="45" calcext:value-type="float">
            <text:p>45</text:p>
          </table:table-cell>
          <table:table-cell table:style-name="ce9" table:formula="of:=1-COS([.F30]*PI()/180)" office:value-type="float" office:value="0.292893218813452" calcext:value-type="float">
            <text:p>0.293</text:p>
          </table:table-cell>
          <table:covered-table-cell table:style-name="ce15"/>
          <table:table-cell table:style-name="ce17" table:formula="of:=ABS([.C30]-[.C29])/5" office:value-type="float" office:value="8.66666666666668" calcext:value-type="float">
            <text:p>8.7</text:p>
          </table:table-cell>
          <table:table-cell table:style-name="ce17" table:formula="of:=ABS([.D30]-[.D29])/5" office:value-type="float" office:value="9.19427526145914" calcext:value-type="float">
            <text:p>9.2</text:p>
          </table:table-cell>
          <table:table-cell table:style-name="ce23" table:formula="of:=[.G30]*(Max-Center)+Center" office:value-type="float" office:value="578.474567361834" calcext:value-type="float">
            <text:p>578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0]+([.$A$39]-[.$A$21])/18" office:value-type="float" office:value="50" calcext:value-type="float">
            <text:p>50</text:p>
          </table:table-cell>
          <table:table-cell table:style-name="ce4" table:formula="of:=(([.A31]-[.$A$21])/Right_Angle*(Max-Center)+Center)" office:value-type="float" office:value="653.333333333333" calcext:value-type="float">
            <text:p>653</text:p>
          </table:table-cell>
          <table:table-cell table:style-name="ce4" table:formula="of:=Range*(ABS([.A31])/Right_Angle)" office:value-type="float" office:value="433.333333333333" calcext:value-type="float">
            <text:p>433</text:p>
          </table:table-cell>
          <table:table-cell table:style-name="ce4" table:formula="of:=Range-Range*COS([.A31]*PI()/180)" office:value-type="float" office:value="278.625664444499" calcext:value-type="float">
            <text:p>279</text:p>
          </table:table-cell>
          <table:table-cell table:style-name="ce66" table:formula="of:=LOG(ABS([.A31]))" office:value-type="float" office:value="1.69897000433602" calcext:value-type="float">
            <text:p>1.70</text:p>
          </table:table-cell>
          <table:table-cell table:style-name="ce4" table:formula="of:=Right_Angle*([.B31]-Center)/(Max-Center)" office:value-type="float" office:value="50" calcext:value-type="float">
            <text:p>50</text:p>
          </table:table-cell>
          <table:table-cell table:style-name="ce9" table:formula="of:=1-COS([.F31]*PI()/180)" office:value-type="float" office:value="0.357212390313461" calcext:value-type="float">
            <text:p>0.357</text:p>
          </table:table-cell>
          <table:covered-table-cell table:style-name="ce15"/>
          <table:table-cell table:style-name="ce17" table:formula="of:=ABS([.C31]-[.C30])/5" office:value-type="float" office:value="8.66666666666668" calcext:value-type="float">
            <text:p>8.7</text:p>
          </table:table-cell>
          <table:table-cell table:style-name="ce17" table:formula="of:=ABS([.D31]-[.D30])/5" office:value-type="float" office:value="10.0337907540013" calcext:value-type="float">
            <text:p>10.0</text:p>
          </table:table-cell>
          <table:table-cell table:style-name="ce23" table:formula="of:=[.G31]*(Max-Center)+Center" office:value-type="float" office:value="596.805531239336" calcext:value-type="float">
            <text:p>597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1]+([.$A$39]-[.$A$21])/18" office:value-type="float" office:value="55" calcext:value-type="float">
            <text:p>55</text:p>
          </table:table-cell>
          <table:table-cell table:style-name="ce4" table:formula="of:=(([.A32]-[.$A$21])/Right_Angle*(Max-Center)+Center)" office:value-type="float" office:value="669.166666666667" calcext:value-type="float">
            <text:p>669</text:p>
          </table:table-cell>
          <table:table-cell table:style-name="ce4" table:formula="of:=Range*(ABS([.A32])/Right_Angle)" office:value-type="float" office:value="476.666666666667" calcext:value-type="float">
            <text:p>477</text:p>
          </table:table-cell>
          <table:table-cell table:style-name="ce4" table:formula="of:=Range-Range*COS([.A32]*PI()/180)" office:value-type="float" office:value="332.610379646184" calcext:value-type="float">
            <text:p>333</text:p>
          </table:table-cell>
          <table:table-cell table:style-name="ce66" table:formula="of:=LOG(ABS([.A32]))" office:value-type="float" office:value="1.74036268949424" calcext:value-type="float">
            <text:p>1.74</text:p>
          </table:table-cell>
          <table:table-cell table:style-name="ce4" table:formula="of:=Right_Angle*([.B32]-Center)/(Max-Center)" office:value-type="float" office:value="55" calcext:value-type="float">
            <text:p>55</text:p>
          </table:table-cell>
          <table:table-cell table:style-name="ce9" table:formula="of:=1-COS([.F32]*PI()/180)" office:value-type="float" office:value="0.426423563648954" calcext:value-type="float">
            <text:p>0.426</text:p>
          </table:table-cell>
          <table:covered-table-cell table:style-name="ce15"/>
          <table:table-cell table:style-name="ce17" table:formula="of:=ABS([.C32]-[.C31])/5" office:value-type="float" office:value="8.66666666666666" calcext:value-type="float">
            <text:p>8.7</text:p>
          </table:table-cell>
          <table:table-cell table:style-name="ce17" table:formula="of:=ABS([.D32]-[.D31])/5" office:value-type="float" office:value="10.7969430403369" calcext:value-type="float">
            <text:p>10.8</text:p>
          </table:table-cell>
          <table:table-cell table:style-name="ce23" table:formula="of:=[.G32]*(Max-Center)+Center" office:value-type="float" office:value="616.530715639952" calcext:value-type="float">
            <text:p>617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2]+([.$A$39]-[.$A$21])/18" office:value-type="float" office:value="60" calcext:value-type="float">
            <text:p>60</text:p>
          </table:table-cell>
          <table:table-cell table:style-name="ce4" table:formula="of:=(([.A33]-[.$A$21])/Right_Angle*(Max-Center)+Center)" office:value-type="float" office:value="685" calcext:value-type="float">
            <text:p>685</text:p>
          </table:table-cell>
          <table:table-cell table:style-name="ce4" table:formula="of:=Range*(ABS([.A33])/Right_Angle)" office:value-type="float" office:value="520" calcext:value-type="float">
            <text:p>520</text:p>
          </table:table-cell>
          <table:table-cell table:style-name="ce4" table:formula="of:=Range-Range*COS([.A33]*PI()/180)" office:value-type="float" office:value="390" calcext:value-type="float">
            <text:p>390</text:p>
          </table:table-cell>
          <table:table-cell table:style-name="ce66" table:formula="of:=LOG(ABS([.A33]))" office:value-type="float" office:value="1.77815125038364" calcext:value-type="float">
            <text:p>1.78</text:p>
          </table:table-cell>
          <table:table-cell table:style-name="ce4" table:formula="of:=Right_Angle*([.B33]-Center)/(Max-Center)" office:value-type="float" office:value="60" calcext:value-type="float">
            <text:p>60</text:p>
          </table:table-cell>
          <table:table-cell table:style-name="ce9" table:formula="of:=1-COS([.F33]*PI()/180)" office:value-type="float" office:value="0.5" calcext:value-type="float">
            <text:p>0.500</text:p>
          </table:table-cell>
          <table:covered-table-cell table:style-name="ce15"/>
          <table:table-cell table:style-name="ce17" table:formula="of:=ABS([.C33]-[.C32])/5" office:value-type="float" office:value="8.66666666666666" calcext:value-type="float">
            <text:p>8.7</text:p>
          </table:table-cell>
          <table:table-cell table:style-name="ce17" table:formula="of:=ABS([.D33]-[.D32])/5" office:value-type="float" office:value="11.4779240707632" calcext:value-type="float">
            <text:p>11.5</text:p>
          </table:table-cell>
          <table:table-cell table:style-name="ce23" table:formula="of:=[.G33]*(Max-Center)+Center" office:value-type="float" office:value="637.5" calcext:value-type="float">
            <text:p>638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3]+([.$A$39]-[.$A$21])/18" office:value-type="float" office:value="65" calcext:value-type="float">
            <text:p>65</text:p>
          </table:table-cell>
          <table:table-cell table:style-name="ce4" table:formula="of:=(([.A34]-[.$A$21])/Right_Angle*(Max-Center)+Center)" office:value-type="float" office:value="700.833333333333" calcext:value-type="float">
            <text:p>701</text:p>
          </table:table-cell>
          <table:table-cell table:style-name="ce4" table:formula="of:=Range*(ABS([.A34])/Right_Angle)" office:value-type="float" office:value="563.333333333333" calcext:value-type="float">
            <text:p>563</text:p>
          </table:table-cell>
          <table:table-cell table:style-name="ce4" table:formula="of:=Range-Range*COS([.A34]*PI()/180)" office:value-type="float" office:value="450.357755842254" calcext:value-type="float">
            <text:p>450</text:p>
          </table:table-cell>
          <table:table-cell table:style-name="ce66" table:formula="of:=LOG(ABS([.A34]))" office:value-type="float" office:value="1.81291335664286" calcext:value-type="float">
            <text:p>1.81</text:p>
          </table:table-cell>
          <table:table-cell table:style-name="ce4" table:formula="of:=Right_Angle*([.B34]-Center)/(Max-Center)" office:value-type="float" office:value="65" calcext:value-type="float">
            <text:p>65</text:p>
          </table:table-cell>
          <table:table-cell table:style-name="ce9" table:formula="of:=1-COS([.F34]*PI()/180)" office:value-type="float" office:value="0.577381738259301" calcext:value-type="float">
            <text:p>0.577</text:p>
          </table:table-cell>
          <table:covered-table-cell table:style-name="ce15"/>
          <table:table-cell table:style-name="ce17" table:formula="of:=ABS([.C34]-[.C33])/5" office:value-type="float" office:value="8.66666666666668" calcext:value-type="float">
            <text:p>8.7</text:p>
          </table:table-cell>
          <table:table-cell table:style-name="ce17" table:formula="of:=ABS([.D34]-[.D33])/5" office:value-type="float" office:value="12.0715511684509" calcext:value-type="float">
            <text:p>12.1</text:p>
          </table:table-cell>
          <table:table-cell table:style-name="ce23" table:formula="of:=[.G34]*(Max-Center)+Center" office:value-type="float" office:value="659.553795403901" calcext:value-type="float">
            <text:p>660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4]+([.$A$39]-[.$A$21])/18" office:value-type="float" office:value="70" calcext:value-type="float">
            <text:p>70</text:p>
          </table:table-cell>
          <table:table-cell table:style-name="ce4" table:formula="of:=(([.A35]-[.$A$21])/Right_Angle*(Max-Center)+Center)" office:value-type="float" office:value="716.666666666667" calcext:value-type="float">
            <text:p>717</text:p>
          </table:table-cell>
          <table:table-cell table:style-name="ce4" table:formula="of:=Range*(ABS([.A35])/Right_Angle)" office:value-type="float" office:value="606.666666666667" calcext:value-type="float">
            <text:p>607</text:p>
          </table:table-cell>
          <table:table-cell table:style-name="ce4" table:formula="of:=Range-Range*COS([.A35]*PI()/180)" office:value-type="float" office:value="513.224288205978" calcext:value-type="float">
            <text:p>513</text:p>
          </table:table-cell>
          <table:table-cell table:style-name="ce66" table:formula="of:=LOG(ABS([.A35]))" office:value-type="float" office:value="1.84509804001426" calcext:value-type="float">
            <text:p>1.85</text:p>
          </table:table-cell>
          <table:table-cell table:style-name="ce4" table:formula="of:=Right_Angle*([.B35]-Center)/(Max-Center)" office:value-type="float" office:value="70" calcext:value-type="float">
            <text:p>70</text:p>
          </table:table-cell>
          <table:table-cell table:style-name="ce9" table:formula="of:=1-COS([.F35]*PI()/180)" office:value-type="float" office:value="0.657979856674331" calcext:value-type="float">
            <text:p>0.658</text:p>
          </table:table-cell>
          <table:covered-table-cell table:style-name="ce15"/>
          <table:table-cell table:style-name="ce17" table:formula="of:=ABS([.C35]-[.C34])/5" office:value-type="float" office:value="8.66666666666665" calcext:value-type="float">
            <text:p>8.7</text:p>
          </table:table-cell>
          <table:table-cell table:style-name="ce17" table:formula="of:=ABS([.D35]-[.D34])/5" office:value-type="float" office:value="12.5733064727448" calcext:value-type="float">
            <text:p>12.6</text:p>
          </table:table-cell>
          <table:table-cell table:style-name="ce23" table:formula="of:=[.G35]*(Max-Center)+Center" office:value-type="float" office:value="682.524259152184" calcext:value-type="float">
            <text:p>683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5]+([.$A$39]-[.$A$21])/18" office:value-type="float" office:value="75" calcext:value-type="float">
            <text:p>75</text:p>
          </table:table-cell>
          <table:table-cell table:style-name="ce4" table:formula="of:=(([.A36]-[.$A$21])/Right_Angle*(Max-Center)+Center)" office:value-type="float" office:value="732.5" calcext:value-type="float">
            <text:p>733</text:p>
          </table:table-cell>
          <table:table-cell table:style-name="ce4" table:formula="of:=Range*(ABS([.A36])/Right_Angle)" office:value-type="float" office:value="650" calcext:value-type="float">
            <text:p>650</text:p>
          </table:table-cell>
          <table:table-cell table:style-name="ce4" table:formula="of:=Range-Range*COS([.A36]*PI()/180)" office:value-type="float" office:value="578.121144820034" calcext:value-type="float">
            <text:p>578</text:p>
          </table:table-cell>
          <table:table-cell table:style-name="ce66" table:formula="of:=LOG(ABS([.A36]))" office:value-type="float" office:value="1.8750612633917" calcext:value-type="float">
            <text:p>1.88</text:p>
          </table:table-cell>
          <table:table-cell table:style-name="ce4" table:formula="of:=Right_Angle*([.B36]-Center)/(Max-Center)" office:value-type="float" office:value="75" calcext:value-type="float">
            <text:p>75</text:p>
          </table:table-cell>
          <table:table-cell table:style-name="ce9" table:formula="of:=1-COS([.F36]*PI()/180)" office:value-type="float" office:value="0.741180954897479" calcext:value-type="float">
            <text:p>0.741</text:p>
          </table:table-cell>
          <table:covered-table-cell table:style-name="ce15"/>
          <table:table-cell table:style-name="ce17" table:formula="of:=ABS([.C36]-[.C35])/5" office:value-type="float" office:value="8.66666666666668" calcext:value-type="float">
            <text:p>8.7</text:p>
          </table:table-cell>
          <table:table-cell table:style-name="ce17" table:formula="of:=ABS([.D36]-[.D35])/5" office:value-type="float" office:value="12.9793713228111" calcext:value-type="float">
            <text:p>13.0</text:p>
          </table:table-cell>
          <table:table-cell table:style-name="ce23" table:formula="of:=[.G36]*(Max-Center)+Center" office:value-type="float" office:value="706.236572145782" calcext:value-type="float">
            <text:p>706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6]+([.$A$39]-[.$A$21])/18" office:value-type="float" office:value="80" calcext:value-type="float">
            <text:p>80</text:p>
          </table:table-cell>
          <table:table-cell table:style-name="ce4" table:formula="of:=(([.A37]-[.$A$21])/Right_Angle*(Max-Center)+Center)" office:value-type="float" office:value="748.333333333333" calcext:value-type="float">
            <text:p>748</text:p>
          </table:table-cell>
          <table:table-cell table:style-name="ce4" table:formula="of:=Range*(ABS([.A37])/Right_Angle)" office:value-type="float" office:value="693.333333333333" calcext:value-type="float">
            <text:p>693</text:p>
          </table:table-cell>
          <table:table-cell table:style-name="ce4" table:formula="of:=Range-Range*COS([.A37]*PI()/180)" office:value-type="float" office:value="644.554421419794" calcext:value-type="float">
            <text:p>645</text:p>
          </table:table-cell>
          <table:table-cell table:style-name="ce66" table:formula="of:=LOG(ABS([.A37]))" office:value-type="float" office:value="1.90308998699194" calcext:value-type="float">
            <text:p>1.90</text:p>
          </table:table-cell>
          <table:table-cell table:style-name="ce4" table:formula="of:=Right_Angle*([.B37]-Center)/(Max-Center)" office:value-type="float" office:value="80" calcext:value-type="float">
            <text:p>80</text:p>
          </table:table-cell>
          <table:table-cell table:style-name="ce9" table:formula="of:=1-COS([.F37]*PI()/180)" office:value-type="float" office:value="0.826351822333069" calcext:value-type="float">
            <text:p>0.826</text:p>
          </table:table-cell>
          <table:covered-table-cell table:style-name="ce15"/>
          <table:table-cell table:style-name="ce17" table:formula="of:=ABS([.C37]-[.C36])/5" office:value-type="float" office:value="8.66666666666665" calcext:value-type="float">
            <text:p>8.7</text:p>
          </table:table-cell>
          <table:table-cell table:style-name="ce17" table:formula="of:=ABS([.D37]-[.D36])/5" office:value-type="float" office:value="13.2866553199521" calcext:value-type="float">
            <text:p>13.3</text:p>
          </table:table-cell>
          <table:table-cell table:style-name="ce23" table:formula="of:=[.G37]*(Max-Center)+Center" office:value-type="float" office:value="730.510269364925" calcext:value-type="float">
            <text:p>731</text:p>
          </table:table-cell>
          <table:covered-table-cell table:style-name="ce29"/>
          <table:table-cell table:number-columns-repeated="1012"/>
        </table:table-row>
        <table:table-row table:style-name="ro1">
          <table:table-cell table:formula="of:=[.A37]+([.$A$39]-[.$A$21])/18" office:value-type="float" office:value="85" calcext:value-type="float">
            <text:p>85</text:p>
          </table:table-cell>
          <table:table-cell table:style-name="ce4" table:formula="of:=(([.A38]-[.$A$21])/Right_Angle*(Max-Center)+Center)" office:value-type="float" office:value="764.166666666667" calcext:value-type="float">
            <text:p>764</text:p>
          </table:table-cell>
          <table:table-cell table:style-name="ce4" table:formula="of:=Range*(ABS([.A38])/Right_Angle)" office:value-type="float" office:value="736.666666666667" calcext:value-type="float">
            <text:p>737</text:p>
          </table:table-cell>
          <table:table-cell table:style-name="ce4" table:formula="of:=Range-Range*COS([.A38]*PI()/180)" office:value-type="float" office:value="712.018520656827" calcext:value-type="float">
            <text:p>712</text:p>
          </table:table-cell>
          <table:table-cell table:style-name="ce66" table:formula="of:=LOG(ABS([.A38]))" office:value-type="float" office:value="1.92941892571429" calcext:value-type="float">
            <text:p>1.93</text:p>
          </table:table-cell>
          <table:table-cell table:style-name="ce4" table:formula="of:=Right_Angle*([.B38]-Center)/(Max-Center)" office:value-type="float" office:value="85" calcext:value-type="float">
            <text:p>85</text:p>
          </table:table-cell>
          <table:table-cell table:style-name="ce9" table:formula="of:=1-COS([.F38]*PI()/180)" office:value-type="float" office:value="0.912844257252342" calcext:value-type="float">
            <text:p>0.913</text:p>
          </table:table-cell>
          <table:covered-table-cell table:style-name="ce15"/>
          <table:table-cell table:style-name="ce17" table:formula="of:=ABS([.C38]-[.C37])/5" office:value-type="float" office:value="8.66666666666668" calcext:value-type="float">
            <text:p>8.7</text:p>
          </table:table-cell>
          <table:table-cell table:style-name="ce17" table:formula="of:=ABS([.D38]-[.D37])/5" office:value-type="float" office:value="13.4928198474065" calcext:value-type="float">
            <text:p>13.5</text:p>
          </table:table-cell>
          <table:table-cell table:style-name="ce23" table:formula="of:=[.G38]*(Max-Center)+Center" office:value-type="float" office:value="755.160613316918" calcext:value-type="float">
            <text:p>755</text:p>
          </table:table-cell>
          <table:covered-table-cell table:style-name="ce29"/>
          <table:table-cell table:number-columns-repeated="1012"/>
        </table:table-row>
        <table:table-row table:style-name="ro1">
          <table:table-cell table:style-name="ce32" office:value-type="float" office:value="90" calcext:value-type="float">
            <text:p>90</text:p>
          </table:table-cell>
          <table:table-cell table:style-name="ce2" table:formula="of:=Range" office:value-type="float" office:value="780" calcext:value-type="float">
            <text:p>780</text:p>
          </table:table-cell>
          <table:table-cell table:style-name="ce4" table:formula="of:=Range*(ABS([.A39])/Right_Angle)" office:value-type="float" office:value="780" calcext:value-type="float">
            <text:p>780</text:p>
          </table:table-cell>
          <table:table-cell table:style-name="ce4" table:formula="of:=Range-Range*COS([.A39]*PI()/180)" office:value-type="float" office:value="780" calcext:value-type="float">
            <text:p>780</text:p>
          </table:table-cell>
          <table:table-cell table:style-name="ce66" table:formula="of:=LOG(ABS([.A39]))" office:value-type="float" office:value="1.95424250943932" calcext:value-type="float">
            <text:p>1.95</text:p>
          </table:table-cell>
          <table:table-cell table:style-name="ce4" table:formula="of:=Right_Angle*([.B39]-Center)/(Max-Center)" office:value-type="float" office:value="90" calcext:value-type="float">
            <text:p>90</text:p>
          </table:table-cell>
          <table:table-cell table:style-name="ce10" table:formula="of:=1-COS([.F39]*PI()/180)" office:value-type="float" office:value="1" calcext:value-type="float">
            <text:p>1.000</text:p>
          </table:table-cell>
          <table:covered-table-cell table:style-name="ce16"/>
          <table:table-cell table:style-name="ce17" table:formula="of:=ABS([.C39]-[.C38])/5" office:value-type="float" office:value="8.66666666666668" calcext:value-type="float">
            <text:p>8.7</text:p>
          </table:table-cell>
          <table:table-cell table:style-name="ce17" table:formula="of:=ABS([.D39]-[.D38])/5" office:value-type="float" office:value="13.5962958686347" calcext:value-type="float">
            <text:p>13.6</text:p>
          </table:table-cell>
          <table:table-cell table:style-name="ce24" table:formula="of:=[.G39]*(Max-Center)+Center" office:value-type="float" office:value="780" calcext:value-type="float">
            <text:p>780</text:p>
          </table:table-cell>
          <table:covered-table-cell table:style-name="ce30"/>
          <table:table-cell table:number-columns-repeated="1012"/>
        </table:table-row>
        <table:table-row table:style-name="ro1">
          <table:table-cell table:style-name="ce33" office:value-type="string" calcext:value-type="string">
            <text:p>Maximum Scaling Angle</text:p>
          </table:table-cell>
          <table:table-cell table:number-columns-repeated="2"/>
          <table:table-cell office:value-type="string" calcext:value-type="string">
            <text:p><text:span text:style-name="T1">'=Range-Range*COS(</text:span><text:span text:style-name="T2">Angle</text:span><text:span text:style-name="T1">*PI()/180)</text:span></text:p>
          </table:table-cell>
          <table:table-cell/>
          <table:table-cell office:value-type="string" calcext:value-type="string">
            <text:p><text:span text:style-name="T1">'=ScalingAngle*</text:span><text:span text:style-name="T2">B3</text:span><text:span text:style-name="T1">/(Center-Min)-90</text:span>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'=ScalingAngle*(</text:span><text:span text:style-name="T2">B22</text:span><text:span text:style-name="T1">-Center)/(Max-Center)</text:span></text:p>
          </table:table-cell>
          <table:table-cell table:number-columns-repeated="1018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Center" table:base-cell-address="$log.$B$21" table:cell-range-address="$log.$B$21"/>
          <table:named-range table:name="Left_Angle" table:base-cell-address="$log.$A$3" table:cell-range-address="$log.$A$3"/>
          <table:named-range table:name="Max" table:base-cell-address="$log.$B$39" table:cell-range-address="$log.$B$39"/>
          <table:named-range table:name="Min" table:base-cell-address="$log.$B$3" table:cell-range-address="$log.$B$3"/>
          <table:named-range table:name="Range" table:base-cell-address="$log.$B$1" table:cell-range-address="$log.$B$1"/>
          <table:named-range table:name="Right_Angle" table:base-cell-address="$log.$A$39" table:cell-range-address="$log.$A$39"/>
          <table:named-range table:name="sMIN" table:base-cell-address="$log.$B$3" table:cell-range-address="$log.$B$3"/>
        </table:named-expressions>
      </table:table>
      <table:named-expressions>
        <table:named-range table:name="Center" table:base-cell-address="$90degree.$B$21" table:cell-range-address="$90degree.$B$21"/>
        <table:named-range table:name="Left_Angle" table:base-cell-address="$90degree.$A$3" table:cell-range-address="$90degree.$A$3"/>
        <table:named-range table:name="Max" table:base-cell-address="$90degree.$B$39" table:cell-range-address="$90degree.$B$39"/>
        <table:named-range table:name="Min" table:base-cell-address="$90degree.$B$3" table:cell-range-address="$90degree.$B$3"/>
        <table:named-range table:name="Range" table:base-cell-address="$90degree.$B$1" table:cell-range-address="$90degree.$B$1"/>
        <table:named-range table:name="Right_Angle" table:base-cell-address="$90degree.$A$39" table:cell-range-address="$90degree.$A$39"/>
        <table:named-range table:name="sMIN" table:base-cell-address="$90degree.$B$3" table:cell-range-address="$90degree.$B$3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Consolas1" svg:font-family="Consolas" style:font-adornments="Bold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4" number:min-decimal-places="14" number:min-integer-digits="1"/>
    </number:number-style>
    <number:number-style style:name="N110">
      <number:number number:decimal-places="15" number:min-decimal-places="15" number:min-integer-digits="1"/>
    </number:number-style>
    <number:number-style style:name="N111">
      <number:number number:decimal-places="16" number:min-decimal-places="16" number:min-integer-digits="1"/>
    </number:number-style>
    <number:number-style style:name="N112">
      <number:number number:decimal-places="17" number:min-decimal-places="17" number:min-integer-digits="1"/>
    </number:number-style>
    <number:number-style style:name="N113">
      <number:number number:decimal-places="18" number:min-decimal-places="18" number:min-integer-digits="1"/>
    </number:number-style>
    <number:number-style style:name="N114">
      <number:number number:decimal-places="19" number:min-decimal-places="19" number:min-integer-digits="1"/>
    </number:number-style>
    <number:number-style style:name="N115">
      <number:number number:decimal-places="20" number:min-decimal-places="20" number:min-integer-digits="1"/>
    </number:number-style>
    <number:number-style style:name="N116">
      <number:number number:decimal-places="1" number:min-decimal-places="1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8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29">
      <number:scientific-number number:decimal-places="12" number:min-decimal-places="12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00-00-00</text:date>, <text:time style:data-style-name="N2" text:time-value="19:51:46.3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7T07:25:51.955000000</meta:creation-date>
    <dc:date>2020-11-12T19:55:25.874000000</dc:date>
    <meta:editing-duration>PT37M34S</meta:editing-duration>
    <meta:editing-cycles>15</meta:editing-cycles>
    <meta:generator>LibreOffice/7.0.3.1$Windows_X86_64 LibreOffice_project/d7547858d014d4cf69878db179d326fc3483e082</meta:generator>
    <meta:document-statistic meta:table-count="3" meta:cell-count="1088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a6a6" draw:fill-color="#ffa6a6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347cm" svg:height="13.255cm" xlink:href=".." xlink:type="simple" chart:class="chart:line" chart:style-name="ch1">
        <chart:title svg:x="4.65cm" svg:y="0.64cm" chart:style-name="ch2">
          <text:p>Steering Wheel</text:p>
        </chart:title>
        <chart:subtitle svg:x="10.584cm" svg:y="0.754cm" chart:style-name="ch3">
          <text:p>Linear vs Cosine</text:p>
        </chart:subtitle>
        <chart:legend chart:legend-position="end" svg:x="3.788cm" svg:y="1.819cm" style:legend-expansion="custom" svg:width="8.153cm" svg:height="2.793cm" style:legend-expansion-aspect-ratio="2.91908342284282" chart:style-name="ch4"/>
        <chart:plot-area chart:style-name="ch5" table:cell-range-address="90degree.A3:90degree.A39 90degree.C3:90degree.D39 70degree.D3:70degree.D39 90degree.K3:90degree.K39 70degree.K3:70degree.K39" chart:data-source-has-labels="both" svg:x="0.448cm" svg:y="0.277cm" svg:width="16.481cm" svg:height="12.146cm">
          <chart:coordinate-region svg:x="1.255cm" svg:y="0.476cm" svg:width="15.534cm" svg:height="11.081cm"/>
          <chart:axis chart:dimension="x" chart:name="primary-x" chart:style-name="ch6" chartooo:axis-type="auto">
            <chartooo:date-scale/>
            <chart:title svg:x="7.437cm" svg:y="12.464cm" chart:style-name="ch7">
              <text:p>Angle (degrees)</text:p>
            </chart:title>
            <chart:categories table:cell-range-address="90degree.A3:90degree.A39"/>
          </chart:axis>
          <chart:axis chart:dimension="y" chart:name="primary-y" chart:style-name="ch8">
            <chart:title svg:x="0cm" svg:y="6.884cm" chart:style-name="ch9">
              <text:p>Output</text:p>
            </chart:title>
            <chart:grid chart:style-name="ch10" chart:class="major"/>
          </chart:axis>
          <chart:series chart:style-name="ch11" chart:values-cell-range-address="90degree.C3:90degree.C39" loext:label-string="&quot;Linear input (lower inverted)&quot;" chart:class="chart:line">
            <chart:data-point chart:repeated="37"/>
          </chart:series>
          <chart:series chart:style-name="ch12" chart:values-cell-range-address="70degree.D3:70degree.D39" loext:label-string="&quot;Cosine (70 degree max)&quot;" chart:class="chart:line">
            <chart:data-point chart:repeated="37"/>
          </chart:series>
          <chart:series chart:style-name="ch13" chart:values-cell-range-address="90degree.D3:90degree.D39" loext:label-string="&quot;Cosine (90 degree max)&quot;" chart:class="chart:line">
            <chart:data-point chart:repeated="37"/>
          </chart:series>
          <chart:series chart:style-name="ch14" chart:values-cell-range-address="90degree.K3:90degree.K39" loext:label-string="&quot;Calculated (90 degrees)&quot;" chart:class="chart:line">
            <chart:data-point chart:repeated="37"/>
          </chart:series>
          <chart:series chart:style-name="ch15" chart:values-cell-range-address="70degree.K3:70degree.K39" loext:label-string="&quot;Calculated (70 degrees)&quot;" chart:class="chart:line">
            <chart:data-point chart:repeated="3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 input (lower inverted)</text:p>
              </table:table-cell>
              <table:table-cell office:value-type="string">
                <text:p>Cosine (70 degree max)</text:p>
              </table:table-cell>
              <table:table-cell office:value-type="string">
                <text:p>Cosine (90 degree max)</text:p>
              </table:table-cell>
              <table:table-cell office:value-type="string">
                <text:p>Calculated (90 degrees)</text:p>
              </table:table-cell>
              <table:table-cell office:value-type="string">
                <text:p>Calculated (70 degrees)</text:p>
              </table:table-cell>
            </table:table-row>
          </table:table-header-rows>
          <table:table-rows>
            <table:table-row>
              <table:table-cell office:value-type="float" office:value="-90">
                <text:p>-90</text:p>
                <draw:g>
                  <svg:desc>90degree.A3:90degree.A39</svg:desc>
                </draw:g>
              </table:table-cell>
              <table:table-cell office:value-type="float" office:value="780">
                <text:p>780</text:p>
                <draw:g>
                  <svg:desc>90degree.C3:90degree.C39</svg:desc>
                </draw:g>
              </table:table-cell>
              <table:table-cell office:value-type="float" office:value="513.224288205978">
                <text:p>513.224288205978</text:p>
                <draw:g>
                  <svg:desc>70degree.D3:70degree.D39</svg:desc>
                </draw:g>
              </table:table-cell>
              <table:table-cell office:value-type="float" office:value="780">
                <text:p>780</text:p>
                <draw:g>
                  <svg:desc>90degree.D3:90degree.D39</svg:desc>
                </draw:g>
              </table:table-cell>
              <table:table-cell office:value-type="float" office:value="0.00000000000003031001">
                <text:p>0.00000000000003031001</text:p>
                <draw:g>
                  <svg:desc>90degree.K3:90degree.K39</svg:desc>
                </draw:g>
              </table:table-cell>
              <table:table-cell office:value-type="float" office:value="169.299970946206">
                <text:p>169.299970946206</text:p>
                <draw:g>
                  <svg:desc>70degree.K3:70degree.K39</svg:desc>
                </draw:g>
              </table:table-cell>
            </table:table-row>
            <table:table-row>
              <table:table-cell office:value-type="float" office:value="-85">
                <text:p>-85</text:p>
              </table:table-cell>
              <table:table-cell office:value-type="float" office:value="736.666666666667">
                <text:p>736.666666666667</text:p>
              </table:table-cell>
              <table:table-cell office:value-type="float" office:value="464.127860014515">
                <text:p>464.127860014515</text:p>
              </table:table-cell>
              <table:table-cell office:value-type="float" office:value="712.018520656827">
                <text:p>712.018520656827</text:p>
              </table:table-cell>
              <table:table-cell office:value-type="float" office:value="43.1420926600908">
                <text:p>43.1420926600908</text:p>
              </table:table-cell>
              <table:table-cell office:value-type="float" office:value="200.457319606173">
                <text:p>200.457319606173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693.333333333333">
                <text:p>693.333333333333</text:p>
              </table:table-cell>
              <table:table-cell office:value-type="float" office:value="416.48605463202">
                <text:p>416.48605463202</text:p>
              </table:table-cell>
              <table:table-cell office:value-type="float" office:value="644.554421419794">
                <text:p>644.554421419794</text:p>
              </table:table-cell>
              <table:table-cell office:value-type="float" office:value="85.9558479451306">
                <text:p>85.9558479451306</text:p>
              </table:table-cell>
              <table:table-cell office:value-type="float" office:value="230.691542252757">
                <text:p>230.691542252757</text:p>
              </table:table-cell>
            </table:table-row>
            <table:table-row>
              <table:table-cell office:value-type="float" office:value="-75">
                <text:p>-75</text:p>
              </table:table-cell>
              <table:table-cell office:value-type="float" office:value="650">
                <text:p>650</text:p>
              </table:table-cell>
              <table:table-cell office:value-type="float" office:value="370.518267339043">
                <text:p>370.518267339043</text:p>
              </table:table-cell>
              <table:table-cell office:value-type="float" office:value="578.121144820034">
                <text:p>578.121144820034</text:p>
              </table:table-cell>
              <table:table-cell office:value-type="float" office:value="128.115427325748">
                <text:p>128.115427325748</text:p>
              </table:table-cell>
              <table:table-cell office:value-type="float" office:value="259.863407265607">
                <text:p>259.863407265607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606.666666666667">
                <text:p>606.666666666667</text:p>
              </table:table-cell>
              <table:table-cell office:value-type="float" office:value="326.436184395339">
                <text:p>326.436184395339</text:p>
              </table:table-cell>
              <table:table-cell office:value-type="float" office:value="513.224288205978">
                <text:p>513.224288205978</text:p>
              </table:table-cell>
              <table:table-cell office:value-type="float" office:value="169.299970946206">
                <text:p>169.299970946206</text:p>
              </table:table-cell>
              <table:table-cell office:value-type="float" office:value="287.838575287573">
                <text:p>287.838575287573</text:p>
              </table:table-cell>
            </table:table-row>
            <table:table-row>
              <table:table-cell office:value-type="float" office:value="-65">
                <text:p>-65</text:p>
              </table:table-cell>
              <table:table-cell office:value-type="float" office:value="563.333333333333">
                <text:p>563.333333333333</text:p>
              </table:table-cell>
              <table:table-cell office:value-type="float" office:value="284.442808203462">
                <text:p>284.442808203462</text:p>
              </table:table-cell>
              <table:table-cell office:value-type="float" office:value="450.357755842254">
                <text:p>450.357755842254</text:p>
              </table:table-cell>
              <table:table-cell office:value-type="float" office:value="209.196039561646">
                <text:p>209.196039561646</text:p>
              </table:table-cell>
              <table:table-cell office:value-type="float" office:value="314.48821787088">
                <text:p>314.48821787088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520">
                <text:p>520</text:p>
              </table:table-cell>
              <table:table-cell office:value-type="float" office:value="244.731522462388">
                <text:p>244.731522462388</text:p>
              </table:table-cell>
              <table:table-cell office:value-type="float" office:value="390">
                <text:p>390</text:p>
              </table:table-cell>
              <table:table-cell office:value-type="float" office:value="247.5">
                <text:p>247.5</text:p>
              </table:table-cell>
              <table:table-cell office:value-type="float" office:value="339.689610745023">
                <text:p>339.689610745023</text:p>
              </table:table-cell>
            </table:table-row>
            <table:table-row>
              <table:table-cell office:value-type="float" office:value="-55">
                <text:p>-55</text:p>
              </table:table-cell>
              <table:table-cell office:value-type="float" office:value="476.666666666667">
                <text:p>476.666666666667</text:p>
              </table:table-cell>
              <table:table-cell office:value-type="float" office:value="207.485201616237">
                <text:p>207.485201616237</text:p>
              </table:table-cell>
              <table:table-cell office:value-type="float" office:value="332.610379646184">
                <text:p>332.610379646184</text:p>
              </table:table-cell>
              <table:table-cell office:value-type="float" office:value="283.920335993768">
                <text:p>283.920335993768</text:p>
              </table:table-cell>
              <table:table-cell office:value-type="float" office:value="363.326698974311">
                <text:p>363.326698974311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433.333333333333">
                <text:p>433.333333333333</text:p>
              </table:table-cell>
              <table:table-cell office:value-type="float" office:value="172.875368699155">
                <text:p>172.875368699155</text:p>
              </table:table-cell>
              <table:table-cell office:value-type="float" office:value="278.625664444499">
                <text:p>278.625664444499</text:p>
              </table:table-cell>
              <table:table-cell office:value-type="float" office:value="318.179866794837">
                <text:p>318.179866794837</text:p>
              </table:table-cell>
              <table:table-cell office:value-type="float" office:value="385.290631402459">
                <text:p>385.290631402459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390">
                <text:p>390</text:p>
              </table:table-cell>
              <table:table-cell office:value-type="float" office:value="141.061405454587">
                <text:p>141.061405454587</text:p>
              </table:table-cell>
              <table:table-cell office:value-type="float" office:value="228.456710674493">
                <text:p>228.456710674493</text:p>
              </table:table-cell>
              <table:table-cell office:value-type="float" office:value="350.017856687341">
                <text:p>350.017856687341</text:p>
              </table:table-cell>
              <table:table-cell office:value-type="float" office:value="405.480261923051">
                <text:p>405.480261923051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346.666666666667">
                <text:p>346.666666666667</text:p>
              </table:table-cell>
              <table:table-cell office:value-type="float" office:value="112.189818366392">
                <text:p>112.189818366392</text:p>
              </table:table-cell>
              <table:table-cell office:value-type="float" office:value="182.485334367197">
                <text:p>182.485334367197</text:p>
              </table:table-cell>
              <table:table-cell office:value-type="float" office:value="379.191999343894">
                <text:p>379.191999343894</text:p>
              </table:table-cell>
              <table:table-cell office:value-type="float" office:value="423.802615267482">
                <text:p>423.802615267482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303.333333333333">
                <text:p>303.333333333333</text:p>
              </table:table-cell>
              <table:table-cell office:value-type="float" office:value="86.3935639818374">
                <text:p>86.3935639818374</text:p>
              </table:table-cell>
              <table:table-cell office:value-type="float" office:value="141.061405454586">
                <text:p>141.061405454586</text:p>
              </table:table-cell>
              <table:table-cell office:value-type="float" office:value="405.480261923051">
                <text:p>405.480261923051</text:p>
              </table:table-cell>
              <table:table-cell office:value-type="float" office:value="440.173315165372">
                <text:p>440.173315165372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260">
                <text:p>260</text:p>
              </table:table-cell>
              <table:table-cell office:value-type="float" office:value="63.7914366333864">
                <text:p>63.7914366333864</text:p>
              </table:table-cell>
              <table:table-cell office:value-type="float" office:value="104.500185048138">
                <text:p>104.500185048138</text:p>
              </table:table-cell>
              <table:table-cell office:value-type="float" office:value="428.682574873297">
                <text:p>428.682574873297</text:p>
              </table:table-cell>
              <table:table-cell office:value-type="float" office:value="454.516972905736">
                <text:p>454.516972905736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216.666666666667">
                <text:p>216.666666666667</text:p>
              </table:table-cell>
              <table:table-cell office:value-type="float" office:value="44.4875213789169">
                <text:p>44.4875213789169</text:p>
              </table:table-cell>
              <table:table-cell office:value-type="float" office:value="73.0799261114131">
                <text:p>73.0799261114131</text:p>
              </table:table-cell>
              <table:table-cell office:value-type="float" office:value="448.622354583142">
                <text:p>448.622354583142</text:p>
              </table:table-cell>
              <table:table-cell office:value-type="float" office:value="466.767534509534">
                <text:p>466.767534509534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173.333333333333">
                <text:p>173.333333333333</text:p>
              </table:table-cell>
              <table:table-cell office:value-type="float" office:value="28.5707146796134">
                <text:p>28.5707146796134</text:p>
              </table:table-cell>
              <table:table-cell office:value-type="float" office:value="47.0397557869915">
                <text:p>47.0397557869915</text:p>
              </table:table-cell>
              <table:table-cell office:value-type="float" office:value="465.147847289025">
                <text:p>465.147847289025</text:p>
              </table:table-cell>
              <table:table-cell office:value-type="float" office:value="476.868584914861">
                <text:p>476.868584914861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130">
                <text:p>130</text:p>
              </table:table-cell>
              <table:table-cell office:value-type="float" office:value="16.11431502287">
                <text:p>16.11431502287</text:p>
              </table:table-cell>
              <table:table-cell office:value-type="float" office:value="26.5778554945267">
                <text:p>26.5778554945267</text:p>
              </table:table-cell>
              <table:table-cell office:value-type="float" office:value="478.133284013089">
                <text:p>478.133284013089</text:p>
              </table:table-cell>
              <table:table-cell office:value-type="float" office:value="484.773607773948">
                <text:p>484.773607773948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7.1756853754207">
                <text:p>7.1756853754207</text:p>
              </table:table-cell>
              <table:table-cell office:value-type="float" office:value="11.8499526504777">
                <text:p>11.8499526504777</text:p>
              </table:table-cell>
              <table:table-cell office:value-type="float" office:value="487.479837741043">
                <text:p>487.479837741043</text:p>
              </table:table-cell>
              <table:table-cell office:value-type="float" office:value="490.446199665599">
                <text:p>490.446199665599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1.7959890211398">
                <text:p>1.7959890211398</text:p>
              </table:table-cell>
              <table:table-cell office:value-type="float" office:value="2.96813548843852">
                <text:p>2.96813548843852</text:p>
              </table:table-cell>
              <table:table-cell office:value-type="float" office:value="493.116375555414">
                <text:p>493.116375555414</text:p>
              </table:table-cell>
              <table:table-cell office:value-type="float" office:value="493.860237736584">
                <text:p>493.86023773658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5">
                <text:p>49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1.7959890211398">
                <text:p>1.7959890211398</text:p>
              </table:table-cell>
              <table:table-cell office:value-type="float" office:value="2.96813548843852">
                <text:p>2.96813548843852</text:p>
              </table:table-cell>
              <table:table-cell office:value-type="float" office:value="496.084511043853">
                <text:p>496.084511043853</text:p>
              </table:table-cell>
              <table:table-cell office:value-type="float" office:value="495.656226757724">
                <text:p>495.6562267577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7.1756853754207">
                <text:p>7.1756853754207</text:p>
              </table:table-cell>
              <table:table-cell office:value-type="float" office:value="11.8499526504777">
                <text:p>11.8499526504777</text:p>
              </table:table-cell>
              <table:table-cell office:value-type="float" office:value="499.329790391521">
                <text:p>499.329790391521</text:p>
              </table:table-cell>
              <table:table-cell office:value-type="float" office:value="497.621885041019">
                <text:p>497.62188504101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0">
                <text:p>130</text:p>
              </table:table-cell>
              <table:table-cell office:value-type="float" office:value="16.1143150228697">
                <text:p>16.1143150228697</text:p>
              </table:table-cell>
              <table:table-cell office:value-type="float" office:value="26.5778554945267">
                <text:p>26.5778554945267</text:p>
              </table:table-cell>
              <table:table-cell office:value-type="float" office:value="504.711139507616">
                <text:p>504.711139507616</text:p>
              </table:table-cell>
              <table:table-cell office:value-type="float" office:value="500.887922796818">
                <text:p>500.88792279681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3.333333333333">
                <text:p>173.333333333333</text:p>
              </table:table-cell>
              <table:table-cell office:value-type="float" office:value="28.5707146796133">
                <text:p>28.5707146796133</text:p>
              </table:table-cell>
              <table:table-cell office:value-type="float" office:value="47.0397557869915">
                <text:p>47.0397557869915</text:p>
              </table:table-cell>
              <table:table-cell office:value-type="float" office:value="512.187603076016">
                <text:p>512.187603076016</text:p>
              </table:table-cell>
              <table:table-cell office:value-type="float" office:value="505.439299594474">
                <text:p>505.43929959447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16.666666666667">
                <text:p>216.666666666667</text:p>
              </table:table-cell>
              <table:table-cell office:value-type="float" office:value="44.4875213789167">
                <text:p>44.4875213789167</text:p>
              </table:table-cell>
              <table:table-cell office:value-type="float" office:value="73.0799261114131">
                <text:p>73.0799261114131</text:p>
              </table:table-cell>
              <table:table-cell office:value-type="float" office:value="521.702280694555">
                <text:p>521.702280694555</text:p>
              </table:table-cell>
              <table:table-cell office:value-type="float" office:value="511.25505588845">
                <text:p>511.2550558884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60">
                <text:p>260</text:p>
              </table:table-cell>
              <table:table-cell office:value-type="float" office:value="63.7914366333862">
                <text:p>63.7914366333862</text:p>
              </table:table-cell>
              <table:table-cell office:value-type="float" office:value="104.500185048138">
                <text:p>104.500185048138</text:p>
              </table:table-cell>
              <table:table-cell office:value-type="float" office:value="533.182759921435">
                <text:p>533.182759921435</text:p>
              </table:table-cell>
              <table:table-cell office:value-type="float" office:value="518.308409539122">
                <text:p>518.30840953912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03.333333333333">
                <text:p>303.333333333333</text:p>
              </table:table-cell>
              <table:table-cell office:value-type="float" office:value="86.3935639818371">
                <text:p>86.3935639818371</text:p>
              </table:table-cell>
              <table:table-cell office:value-type="float" office:value="141.061405454586">
                <text:p>141.061405454586</text:p>
              </table:table-cell>
              <table:table-cell office:value-type="float" office:value="546.541667377637">
                <text:p>546.541667377637</text:p>
              </table:table-cell>
              <table:table-cell office:value-type="float" office:value="526.56687914721">
                <text:p>526.5668791472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46.666666666667">
                <text:p>346.666666666667</text:p>
              </table:table-cell>
              <table:table-cell office:value-type="float" office:value="112.189818366392">
                <text:p>112.189818366392</text:p>
              </table:table-cell>
              <table:table-cell office:value-type="float" office:value="182.485334367197">
                <text:p>182.485334367197</text:p>
              </table:table-cell>
              <table:table-cell office:value-type="float" office:value="561.677333711091">
                <text:p>561.677333711091</text:p>
              </table:table-cell>
              <table:table-cell office:value-type="float" office:value="535.992433633874">
                <text:p>535.99243363387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90">
                <text:p>390</text:p>
              </table:table-cell>
              <table:table-cell office:value-type="float" office:value="141.061405454586">
                <text:p>141.061405454586</text:p>
              </table:table-cell>
              <table:table-cell office:value-type="float" office:value="228.456710674493">
                <text:p>228.456710674493</text:p>
              </table:table-cell>
              <table:table-cell office:value-type="float" office:value="578.474567361834">
                <text:p>578.474567361834</text:p>
              </table:table-cell>
              <table:table-cell office:value-type="float" office:value="546.541667377637">
                <text:p>546.54166737763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33.333333333333">
                <text:p>433.333333333333</text:p>
              </table:table-cell>
              <table:table-cell office:value-type="float" office:value="172.875368699155">
                <text:p>172.875368699155</text:p>
              </table:table-cell>
              <table:table-cell office:value-type="float" office:value="278.625664444499">
                <text:p>278.625664444499</text:p>
              </table:table-cell>
              <table:table-cell office:value-type="float" office:value="596.805531239336">
                <text:p>596.805531239336</text:p>
              </table:table-cell>
              <table:table-cell office:value-type="float" office:value="558.166000101614">
                <text:p>558.16600010161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476.666666666667">
                <text:p>476.666666666667</text:p>
              </table:table-cell>
              <table:table-cell office:value-type="float" office:value="207.485201616236">
                <text:p>207.485201616236</text:p>
              </table:table-cell>
              <table:table-cell office:value-type="float" office:value="332.610379646184">
                <text:p>332.610379646184</text:p>
              </table:table-cell>
              <table:table-cell office:value-type="float" office:value="616.530715639952">
                <text:p>616.530715639952</text:p>
              </table:table-cell>
              <table:table-cell office:value-type="float" office:value="570.811900590548">
                <text:p>570.81190059054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20">
                <text:p>520</text:p>
              </table:table-cell>
              <table:table-cell office:value-type="float" office:value="244.731522462388">
                <text:p>244.731522462388</text:p>
              </table:table-cell>
              <table:table-cell office:value-type="float" office:value="390">
                <text:p>390</text:p>
              </table:table-cell>
              <table:table-cell office:value-type="float" office:value="637.5">
                <text:p>637.5</text:p>
              </table:table-cell>
              <table:table-cell office:value-type="float" office:value="584.421133207411">
                <text:p>584.42113320741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563.333333333333">
                <text:p>563.333333333333</text:p>
              </table:table-cell>
              <table:table-cell office:value-type="float" office:value="284.442808203462">
                <text:p>284.442808203462</text:p>
              </table:table-cell>
              <table:table-cell office:value-type="float" office:value="450.357755842254">
                <text:p>450.357755842254</text:p>
              </table:table-cell>
              <table:table-cell office:value-type="float" office:value="659.553795403901">
                <text:p>659.553795403901</text:p>
              </table:table-cell>
              <table:table-cell office:value-type="float" office:value="598.931026074342">
                <text:p>598.93102607434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06.666666666667">
                <text:p>606.666666666667</text:p>
              </table:table-cell>
              <table:table-cell office:value-type="float" office:value="326.436184395339">
                <text:p>326.436184395339</text:p>
              </table:table-cell>
              <table:table-cell office:value-type="float" office:value="513.224288205978">
                <text:p>513.224288205978</text:p>
              </table:table-cell>
              <table:table-cell office:value-type="float" office:value="682.524259152184">
                <text:p>682.524259152184</text:p>
              </table:table-cell>
              <table:table-cell office:value-type="float" office:value="614.274759682912">
                <text:p>614.27475968291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650">
                <text:p>650</text:p>
              </table:table-cell>
              <table:table-cell office:value-type="float" office:value="370.518267339043">
                <text:p>370.518267339043</text:p>
              </table:table-cell>
              <table:table-cell office:value-type="float" office:value="578.121144820034">
                <text:p>578.121144820034</text:p>
              </table:table-cell>
              <table:table-cell office:value-type="float" office:value="706.236572145782">
                <text:p>706.236572145782</text:p>
              </table:table-cell>
              <table:table-cell office:value-type="float" office:value="630.381674604651">
                <text:p>630.38167460465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93.333333333333">
                <text:p>693.333333333333</text:p>
              </table:table-cell>
              <table:table-cell office:value-type="float" office:value="416.48605463202">
                <text:p>416.48605463202</text:p>
              </table:table-cell>
              <table:table-cell office:value-type="float" office:value="644.554421419794">
                <text:p>644.554421419794</text:p>
              </table:table-cell>
              <table:table-cell office:value-type="float" office:value="730.510269364925">
                <text:p>730.510269364925</text:p>
              </table:table-cell>
              <table:table-cell office:value-type="float" office:value="647.177596884777">
                <text:p>647.17759688477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736.666666666667">
                <text:p>736.666666666667</text:p>
              </table:table-cell>
              <table:table-cell office:value-type="float" office:value="464.127860014515">
                <text:p>464.127860014515</text:p>
              </table:table-cell>
              <table:table-cell office:value-type="float" office:value="712.018520656827">
                <text:p>712.018520656827</text:p>
              </table:table-cell>
              <table:table-cell office:value-type="float" office:value="755.160613316918">
                <text:p>755.160613316918</text:p>
              </table:table-cell>
              <table:table-cell office:value-type="float" office:value="664.585179620688">
                <text:p>664.58517962068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80">
                <text:p>780</text:p>
              </table:table-cell>
              <table:table-cell office:value-type="float" office:value="513.224288205978">
                <text:p>513.224288205978</text:p>
              </table:table-cell>
              <table:table-cell office:value-type="float" office:value="780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682.524259152184">
                <text:p>682.5242591521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a6a6" draw:fill-color="#ffa6a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347cm" svg:height="13.255cm" xlink:href=".." xlink:type="simple" chart:class="chart:line" chart:column-mapping="0" chart:style-name="ch1">
        <chart:title svg:x="4.65cm" svg:y="0.641cm" chart:style-name="ch2">
          <text:p>Steering Wheel</text:p>
        </chart:title>
        <chart:subtitle svg:x="10.585cm" svg:y="0.754cm" chart:style-name="ch3">
          <text:p>Linear vs Cosine</text:p>
        </chart:subtitle>
        <chart:legend chart:legend-position="end" svg:x="3.788cm" svg:y="2.156cm" style:legend-expansion="custom" svg:width="8.153cm" svg:height="2.192cm" style:legend-expansion-aspect-ratio="3.71943430656934" chart:style-name="ch4"/>
        <chart:plot-area chart:style-name="ch5" table:cell-range-address="70degree.A3:70degree.A39 70degree.C3:70degree.D39 70degree.K2:70degree.K39" chart:data-source-has-labels="both" svg:x="0.448cm" svg:y="0.277cm" svg:width="16.481cm" svg:height="12.146cm">
          <chart:coordinate-region svg:x="1.255cm" svg:y="0.476cm" svg:width="15.534cm" svg:height="11.081cm"/>
          <chart:axis chart:dimension="x" chart:name="primary-x" chart:style-name="ch6" chartooo:axis-type="auto">
            <chartooo:date-scale/>
            <chart:title svg:x="7.438cm" svg:y="12.464cm" chart:style-name="ch7">
              <text:p>Angle (degrees)</text:p>
            </chart:title>
            <chart:categories table:cell-range-address="70degree.A3:70degree.A39"/>
          </chart:axis>
          <chart:axis chart:dimension="y" chart:name="primary-y" chart:style-name="ch8">
            <chart:title svg:x="0cm" svg:y="6.884cm" chart:style-name="ch9">
              <text:p>Output</text:p>
            </chart:title>
            <chart:grid chart:style-name="ch10" chart:class="major"/>
          </chart:axis>
          <chart:series chart:style-name="ch11" chart:values-cell-range-address="70degree.C3:70degree.C39" chart:class="chart:line">
            <chart:data-point chart:repeated="37"/>
          </chart:series>
          <chart:series chart:style-name="ch12" chart:values-cell-range-address="70degree.D3:70degree.D39" chart:class="chart:line">
            <chart:data-point chart:repeated="37"/>
          </chart:series>
          <chart:series chart:style-name="ch13" chart:values-cell-range-address="70degree.K3:70degree.K39" chart:label-cell-address="70degree.K2:70degree.K2" chart:class="chart:line">
            <chart:data-point chart:repeated="3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alculated Cosine</text:p>
                <draw:g>
                  <svg:desc>70degree.K2:70degree.K2</svg:desc>
                </draw:g>
              </table:table-cell>
            </table:table-row>
          </table:table-header-rows>
          <table:table-rows>
            <table:table-row>
              <table:table-cell office:value-type="float" office:value="-70">
                <text:p>-70</text:p>
                <draw:g>
                  <svg:desc>70degree.A3:70degree.A39</svg:desc>
                </draw:g>
              </table:table-cell>
              <table:table-cell office:value-type="float" office:value="780">
                <text:p>780</text:p>
                <draw:g>
                  <svg:desc>70degree.C3:70degree.C39</svg:desc>
                </draw:g>
              </table:table-cell>
              <table:table-cell office:value-type="float" office:value="513.224288205978">
                <text:p>513.224288205978</text:p>
                <draw:g>
                  <svg:desc>70degree.D3:70degree.D39</svg:desc>
                </draw:g>
              </table:table-cell>
              <table:table-cell office:value-type="float" office:value="169.299970946206">
                <text:p>169.299970946206</text:p>
                <draw:g>
                  <svg:desc>70degree.K3:70degree.K39</svg:desc>
                </draw:g>
              </table:table-cell>
            </table:table-row>
            <table:table-row>
              <table:table-cell office:value-type="float" office:value="-66.1111111111111">
                <text:p>-66.1111111111111</text:p>
              </table:table-cell>
              <table:table-cell office:value-type="float" office:value="736.666666666667">
                <text:p>736.666666666667</text:p>
              </table:table-cell>
              <table:table-cell office:value-type="float" office:value="464.127860014515">
                <text:p>464.127860014515</text:p>
              </table:table-cell>
              <table:table-cell office:value-type="float" office:value="200.457319606173">
                <text:p>200.457319606173</text:p>
              </table:table-cell>
            </table:table-row>
            <table:table-row>
              <table:table-cell office:value-type="float" office:value="-62.2222222222222">
                <text:p>-62.2222222222222</text:p>
              </table:table-cell>
              <table:table-cell office:value-type="float" office:value="693.333333333333">
                <text:p>693.333333333333</text:p>
              </table:table-cell>
              <table:table-cell office:value-type="float" office:value="416.48605463202">
                <text:p>416.48605463202</text:p>
              </table:table-cell>
              <table:table-cell office:value-type="float" office:value="230.691542252757">
                <text:p>230.691542252757</text:p>
              </table:table-cell>
            </table:table-row>
            <table:table-row>
              <table:table-cell office:value-type="float" office:value="-58.3333333333333">
                <text:p>-58.3333333333333</text:p>
              </table:table-cell>
              <table:table-cell office:value-type="float" office:value="650">
                <text:p>650</text:p>
              </table:table-cell>
              <table:table-cell office:value-type="float" office:value="370.518267339043">
                <text:p>370.518267339043</text:p>
              </table:table-cell>
              <table:table-cell office:value-type="float" office:value="259.863407265607">
                <text:p>259.863407265607</text:p>
              </table:table-cell>
            </table:table-row>
            <table:table-row>
              <table:table-cell office:value-type="float" office:value="-54.4444444444445">
                <text:p>-54.4444444444445</text:p>
              </table:table-cell>
              <table:table-cell office:value-type="float" office:value="606.666666666667">
                <text:p>606.666666666667</text:p>
              </table:table-cell>
              <table:table-cell office:value-type="float" office:value="326.436184395339">
                <text:p>326.436184395339</text:p>
              </table:table-cell>
              <table:table-cell office:value-type="float" office:value="287.838575287573">
                <text:p>287.838575287573</text:p>
              </table:table-cell>
            </table:table-row>
            <table:table-row>
              <table:table-cell office:value-type="float" office:value="-50.5555555555556">
                <text:p>-50.5555555555556</text:p>
              </table:table-cell>
              <table:table-cell office:value-type="float" office:value="563.333333333333">
                <text:p>563.333333333333</text:p>
              </table:table-cell>
              <table:table-cell office:value-type="float" office:value="284.442808203462">
                <text:p>284.442808203462</text:p>
              </table:table-cell>
              <table:table-cell office:value-type="float" office:value="314.48821787088">
                <text:p>314.48821787088</text:p>
              </table:table-cell>
            </table:table-row>
            <table:table-row>
              <table:table-cell office:value-type="float" office:value="-46.6666666666667">
                <text:p>-46.6666666666667</text:p>
              </table:table-cell>
              <table:table-cell office:value-type="float" office:value="520">
                <text:p>520</text:p>
              </table:table-cell>
              <table:table-cell office:value-type="float" office:value="244.731522462388">
                <text:p>244.731522462388</text:p>
              </table:table-cell>
              <table:table-cell office:value-type="float" office:value="339.689610745023">
                <text:p>339.689610745023</text:p>
              </table:table-cell>
            </table:table-row>
            <table:table-row>
              <table:table-cell office:value-type="float" office:value="-42.7777777777778">
                <text:p>-42.7777777777778</text:p>
              </table:table-cell>
              <table:table-cell office:value-type="float" office:value="476.666666666667">
                <text:p>476.666666666667</text:p>
              </table:table-cell>
              <table:table-cell office:value-type="float" office:value="207.485201616237">
                <text:p>207.485201616237</text:p>
              </table:table-cell>
              <table:table-cell office:value-type="float" office:value="363.326698974311">
                <text:p>363.326698974311</text:p>
              </table:table-cell>
            </table:table-row>
            <table:table-row>
              <table:table-cell office:value-type="float" office:value="-38.8888888888889">
                <text:p>-38.8888888888889</text:p>
              </table:table-cell>
              <table:table-cell office:value-type="float" office:value="433.333333333334">
                <text:p>433.333333333334</text:p>
              </table:table-cell>
              <table:table-cell office:value-type="float" office:value="172.875368699155">
                <text:p>172.875368699155</text:p>
              </table:table-cell>
              <table:table-cell office:value-type="float" office:value="385.290631402459">
                <text:p>385.290631402459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390">
                <text:p>390</text:p>
              </table:table-cell>
              <table:table-cell office:value-type="float" office:value="141.061405454587">
                <text:p>141.061405454587</text:p>
              </table:table-cell>
              <table:table-cell office:value-type="float" office:value="405.480261923051">
                <text:p>405.480261923051</text:p>
              </table:table-cell>
            </table:table-row>
            <table:table-row>
              <table:table-cell office:value-type="float" office:value="-31.1111111111111">
                <text:p>-31.1111111111111</text:p>
              </table:table-cell>
              <table:table-cell office:value-type="float" office:value="346.666666666667">
                <text:p>346.666666666667</text:p>
              </table:table-cell>
              <table:table-cell office:value-type="float" office:value="112.189818366392">
                <text:p>112.189818366392</text:p>
              </table:table-cell>
              <table:table-cell office:value-type="float" office:value="423.802615267482">
                <text:p>423.802615267482</text:p>
              </table:table-cell>
            </table:table-row>
            <table:table-row>
              <table:table-cell office:value-type="float" office:value="-27.2222222222222">
                <text:p>-27.2222222222222</text:p>
              </table:table-cell>
              <table:table-cell office:value-type="float" office:value="303.333333333334">
                <text:p>303.333333333334</text:p>
              </table:table-cell>
              <table:table-cell office:value-type="float" office:value="86.3935639818374">
                <text:p>86.3935639818374</text:p>
              </table:table-cell>
              <table:table-cell office:value-type="float" office:value="440.173315165372">
                <text:p>440.173315165372</text:p>
              </table:table-cell>
            </table:table-row>
            <table:table-row>
              <table:table-cell office:value-type="float" office:value="-23.3333333333334">
                <text:p>-23.3333333333334</text:p>
              </table:table-cell>
              <table:table-cell office:value-type="float" office:value="260">
                <text:p>260</text:p>
              </table:table-cell>
              <table:table-cell office:value-type="float" office:value="63.7914366333864">
                <text:p>63.7914366333864</text:p>
              </table:table-cell>
              <table:table-cell office:value-type="float" office:value="454.516972905736">
                <text:p>454.516972905736</text:p>
              </table:table-cell>
            </table:table-row>
            <table:table-row>
              <table:table-cell office:value-type="float" office:value="-19.4444444444445">
                <text:p>-19.4444444444445</text:p>
              </table:table-cell>
              <table:table-cell office:value-type="float" office:value="216.666666666667">
                <text:p>216.666666666667</text:p>
              </table:table-cell>
              <table:table-cell office:value-type="float" office:value="44.4875213789169">
                <text:p>44.4875213789169</text:p>
              </table:table-cell>
              <table:table-cell office:value-type="float" office:value="466.767534509534">
                <text:p>466.767534509534</text:p>
              </table:table-cell>
            </table:table-row>
            <table:table-row>
              <table:table-cell office:value-type="float" office:value="-15.5555555555556">
                <text:p>-15.5555555555556</text:p>
              </table:table-cell>
              <table:table-cell office:value-type="float" office:value="173.333333333334">
                <text:p>173.333333333334</text:p>
              </table:table-cell>
              <table:table-cell office:value-type="float" office:value="28.5707146796134">
                <text:p>28.5707146796134</text:p>
              </table:table-cell>
              <table:table-cell office:value-type="float" office:value="476.868584914861">
                <text:p>476.868584914861</text:p>
              </table:table-cell>
            </table:table-row>
            <table:table-row>
              <table:table-cell office:value-type="float" office:value="-11.6666666666667">
                <text:p>-11.6666666666667</text:p>
              </table:table-cell>
              <table:table-cell office:value-type="float" office:value="130">
                <text:p>130</text:p>
              </table:table-cell>
              <table:table-cell office:value-type="float" office:value="16.11431502287">
                <text:p>16.11431502287</text:p>
              </table:table-cell>
              <table:table-cell office:value-type="float" office:value="484.773607773948">
                <text:p>484.773607773948</text:p>
              </table:table-cell>
            </table:table-row>
            <table:table-row>
              <table:table-cell office:value-type="float" office:value="-7.7777777777778">
                <text:p>-7.7777777777778</text:p>
              </table:table-cell>
              <table:table-cell office:value-type="float" office:value="86.666666666667">
                <text:p>86.666666666667</text:p>
              </table:table-cell>
              <table:table-cell office:value-type="float" office:value="7.1756853754207">
                <text:p>7.1756853754207</text:p>
              </table:table-cell>
              <table:table-cell office:value-type="float" office:value="490.446199665599">
                <text:p>490.446199665599</text:p>
              </table:table-cell>
            </table:table-row>
            <table:table-row>
              <table:table-cell office:value-type="float" office:value="-3.88888888888891">
                <text:p>-3.88888888888891</text:p>
              </table:table-cell>
              <table:table-cell office:value-type="float" office:value="43.3333333333336">
                <text:p>43.3333333333336</text:p>
              </table:table-cell>
              <table:table-cell office:value-type="float" office:value="1.7959890211398">
                <text:p>1.7959890211398</text:p>
              </table:table-cell>
              <table:table-cell office:value-type="float" office:value="493.860237736584">
                <text:p>493.860237736584</text:p>
              </table:table-cell>
            </table:table-row>
            <table:table-row>
              <table:table-cell office:value-type="float" office:value="-0.00000000000002575717">
                <text:p>-0.00000000000002575717</text:p>
              </table:table-cell>
              <table:table-cell office:value-type="float" office:value="0.00000000000028700851">
                <text:p>0.00000000000028700851</text:p>
              </table:table-cell>
              <table:table-cell office:value-type="float" office:value="0">
                <text:p>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.88888888888886">
                <text:p>3.88888888888886</text:p>
              </table:table-cell>
              <table:table-cell office:value-type="float" office:value="43.3333333333331">
                <text:p>43.3333333333331</text:p>
              </table:table-cell>
              <table:table-cell office:value-type="float" office:value="1.7959890211398">
                <text:p>1.7959890211398</text:p>
              </table:table-cell>
              <table:table-cell office:value-type="float" office:value="495.656226757724">
                <text:p>495.656226757724</text:p>
              </table:table-cell>
            </table:table-row>
            <table:table-row>
              <table:table-cell office:value-type="float" office:value="7.77777777777776">
                <text:p>7.77777777777776</text:p>
              </table:table-cell>
              <table:table-cell office:value-type="float" office:value="86.6666666666664">
                <text:p>86.6666666666664</text:p>
              </table:table-cell>
              <table:table-cell office:value-type="float" office:value="7.1756853754207">
                <text:p>7.1756853754207</text:p>
              </table:table-cell>
              <table:table-cell office:value-type="float" office:value="497.621885041019">
                <text:p>497.621885041019</text:p>
              </table:table-cell>
            </table:table-row>
            <table:table-row>
              <table:table-cell office:value-type="float" office:value="11.6666666666666">
                <text:p>11.6666666666666</text:p>
              </table:table-cell>
              <table:table-cell office:value-type="float" office:value="130">
                <text:p>130</text:p>
              </table:table-cell>
              <table:table-cell office:value-type="float" office:value="16.1143150228697">
                <text:p>16.1143150228697</text:p>
              </table:table-cell>
              <table:table-cell office:value-type="float" office:value="500.887922796818">
                <text:p>500.887922796818</text:p>
              </table:table-cell>
            </table:table-row>
            <table:table-row>
              <table:table-cell office:value-type="float" office:value="15.5555555555555">
                <text:p>15.5555555555555</text:p>
              </table:table-cell>
              <table:table-cell office:value-type="float" office:value="173.333333333333">
                <text:p>173.333333333333</text:p>
              </table:table-cell>
              <table:table-cell office:value-type="float" office:value="28.5707146796133">
                <text:p>28.5707146796133</text:p>
              </table:table-cell>
              <table:table-cell office:value-type="float" office:value="505.439299594474">
                <text:p>505.439299594474</text:p>
              </table:table-cell>
            </table:table-row>
            <table:table-row>
              <table:table-cell office:value-type="float" office:value="19.4444444444444">
                <text:p>19.4444444444444</text:p>
              </table:table-cell>
              <table:table-cell office:value-type="float" office:value="216.666666666667">
                <text:p>216.666666666667</text:p>
              </table:table-cell>
              <table:table-cell office:value-type="float" office:value="44.4875213789167">
                <text:p>44.4875213789167</text:p>
              </table:table-cell>
              <table:table-cell office:value-type="float" office:value="511.25505588845">
                <text:p>511.25505588845</text:p>
              </table:table-cell>
            </table:table-row>
            <table:table-row>
              <table:table-cell office:value-type="float" office:value="23.3333333333333">
                <text:p>23.3333333333333</text:p>
              </table:table-cell>
              <table:table-cell office:value-type="float" office:value="260">
                <text:p>260</text:p>
              </table:table-cell>
              <table:table-cell office:value-type="float" office:value="63.7914366333862">
                <text:p>63.7914366333862</text:p>
              </table:table-cell>
              <table:table-cell office:value-type="float" office:value="518.308409539122">
                <text:p>518.308409539122</text:p>
              </table:table-cell>
            </table:table-row>
            <table:table-row>
              <table:table-cell office:value-type="float" office:value="27.2222222222222">
                <text:p>27.2222222222222</text:p>
              </table:table-cell>
              <table:table-cell office:value-type="float" office:value="303.333333333333">
                <text:p>303.333333333333</text:p>
              </table:table-cell>
              <table:table-cell office:value-type="float" office:value="86.3935639818371">
                <text:p>86.3935639818371</text:p>
              </table:table-cell>
              <table:table-cell office:value-type="float" office:value="526.56687914721">
                <text:p>526.56687914721</text:p>
              </table:table-cell>
            </table:table-row>
            <table:table-row>
              <table:table-cell office:value-type="float" office:value="31.1111111111111">
                <text:p>31.1111111111111</text:p>
              </table:table-cell>
              <table:table-cell office:value-type="float" office:value="346.666666666666">
                <text:p>346.666666666666</text:p>
              </table:table-cell>
              <table:table-cell office:value-type="float" office:value="112.189818366392">
                <text:p>112.189818366392</text:p>
              </table:table-cell>
              <table:table-cell office:value-type="float" office:value="535.992433633874">
                <text:p>535.99243363387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90">
                <text:p>390</text:p>
              </table:table-cell>
              <table:table-cell office:value-type="float" office:value="141.061405454586">
                <text:p>141.061405454586</text:p>
              </table:table-cell>
              <table:table-cell office:value-type="float" office:value="546.541667377637">
                <text:p>546.541667377637</text:p>
              </table:table-cell>
            </table:table-row>
            <table:table-row>
              <table:table-cell office:value-type="float" office:value="38.8888888888889">
                <text:p>38.8888888888889</text:p>
              </table:table-cell>
              <table:table-cell office:value-type="float" office:value="433.333333333333">
                <text:p>433.333333333333</text:p>
              </table:table-cell>
              <table:table-cell office:value-type="float" office:value="172.875368699155">
                <text:p>172.875368699155</text:p>
              </table:table-cell>
              <table:table-cell office:value-type="float" office:value="558.166000101614">
                <text:p>558.166000101614</text:p>
              </table:table-cell>
            </table:table-row>
            <table:table-row>
              <table:table-cell office:value-type="float" office:value="42.7777777777778">
                <text:p>42.7777777777778</text:p>
              </table:table-cell>
              <table:table-cell office:value-type="float" office:value="476.666666666667">
                <text:p>476.666666666667</text:p>
              </table:table-cell>
              <table:table-cell office:value-type="float" office:value="207.485201616236">
                <text:p>207.485201616236</text:p>
              </table:table-cell>
              <table:table-cell office:value-type="float" office:value="570.811900590548">
                <text:p>570.811900590548</text:p>
              </table:table-cell>
            </table:table-row>
            <table:table-row>
              <table:table-cell office:value-type="float" office:value="46.6666666666667">
                <text:p>46.6666666666667</text:p>
              </table:table-cell>
              <table:table-cell office:value-type="float" office:value="520">
                <text:p>520</text:p>
              </table:table-cell>
              <table:table-cell office:value-type="float" office:value="244.731522462388">
                <text:p>244.731522462388</text:p>
              </table:table-cell>
              <table:table-cell office:value-type="float" office:value="584.421133207411">
                <text:p>584.421133207411</text:p>
              </table:table-cell>
            </table:table-row>
            <table:table-row>
              <table:table-cell office:value-type="float" office:value="50.5555555555556">
                <text:p>50.5555555555556</text:p>
              </table:table-cell>
              <table:table-cell office:value-type="float" office:value="563.333333333333">
                <text:p>563.333333333333</text:p>
              </table:table-cell>
              <table:table-cell office:value-type="float" office:value="284.442808203462">
                <text:p>284.442808203462</text:p>
              </table:table-cell>
              <table:table-cell office:value-type="float" office:value="598.931026074342">
                <text:p>598.931026074342</text:p>
              </table:table-cell>
            </table:table-row>
            <table:table-row>
              <table:table-cell office:value-type="float" office:value="54.4444444444444">
                <text:p>54.4444444444444</text:p>
              </table:table-cell>
              <table:table-cell office:value-type="float" office:value="606.666666666667">
                <text:p>606.666666666667</text:p>
              </table:table-cell>
              <table:table-cell office:value-type="float" office:value="326.436184395339">
                <text:p>326.436184395339</text:p>
              </table:table-cell>
              <table:table-cell office:value-type="float" office:value="614.274759682912">
                <text:p>614.274759682912</text:p>
              </table:table-cell>
            </table:table-row>
            <table:table-row>
              <table:table-cell office:value-type="float" office:value="58.3333333333333">
                <text:p>58.3333333333333</text:p>
              </table:table-cell>
              <table:table-cell office:value-type="float" office:value="650">
                <text:p>650</text:p>
              </table:table-cell>
              <table:table-cell office:value-type="float" office:value="370.518267339043">
                <text:p>370.518267339043</text:p>
              </table:table-cell>
              <table:table-cell office:value-type="float" office:value="630.381674604651">
                <text:p>630.381674604651</text:p>
              </table:table-cell>
            </table:table-row>
            <table:table-row>
              <table:table-cell office:value-type="float" office:value="62.2222222222222">
                <text:p>62.2222222222222</text:p>
              </table:table-cell>
              <table:table-cell office:value-type="float" office:value="693.333333333333">
                <text:p>693.333333333333</text:p>
              </table:table-cell>
              <table:table-cell office:value-type="float" office:value="416.48605463202">
                <text:p>416.48605463202</text:p>
              </table:table-cell>
              <table:table-cell office:value-type="float" office:value="647.177596884777">
                <text:p>647.177596884777</text:p>
              </table:table-cell>
            </table:table-row>
            <table:table-row>
              <table:table-cell office:value-type="float" office:value="66.1111111111111">
                <text:p>66.1111111111111</text:p>
              </table:table-cell>
              <table:table-cell office:value-type="float" office:value="736.666666666667">
                <text:p>736.666666666667</text:p>
              </table:table-cell>
              <table:table-cell office:value-type="float" office:value="464.127860014515">
                <text:p>464.127860014515</text:p>
              </table:table-cell>
              <table:table-cell office:value-type="float" office:value="664.585179620688">
                <text:p>664.58517962068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80">
                <text:p>780</text:p>
              </table:table-cell>
              <table:table-cell office:value-type="float" office:value="513.224288205978">
                <text:p>513.224288205978</text:p>
              </table:table-cell>
              <table:table-cell office:value-type="float" office:value="682.524259152184">
                <text:p>682.5242591521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a6a6" draw:fill-color="#ffa6a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347cm" svg:height="13.255cm" xlink:href=".." xlink:type="simple" chart:class="chart:line" chart:column-mapping="0" chart:style-name="ch1">
        <chart:title svg:x="4.65cm" svg:y="0.64cm" chart:style-name="ch2">
          <text:p>Steering Wheel</text:p>
        </chart:title>
        <chart:subtitle svg:x="10.584cm" svg:y="0.754cm" chart:style-name="ch3">
          <text:p>Linear vs Cosine</text:p>
        </chart:subtitle>
        <chart:legend chart:legend-position="end" svg:x="3.788cm" svg:y="2.156cm" style:legend-expansion="custom" svg:width="8.153cm" svg:height="2.192cm" style:legend-expansion-aspect-ratio="3.71943430656934" chart:style-name="ch4"/>
        <chart:plot-area chart:style-name="ch5" table:cell-range-address="log.A3:log.A39 log.C3:log.D39 log.K2:log.K39" chart:data-source-has-labels="both" svg:x="0.448cm" svg:y="0.277cm" svg:width="16.481cm" svg:height="12.146cm">
          <chart:coordinate-region svg:x="1.255cm" svg:y="0.476cm" svg:width="15.534cm" svg:height="11.081cm"/>
          <chart:axis chart:dimension="x" chart:name="primary-x" chart:style-name="ch6" chartooo:axis-type="auto">
            <chartooo:date-scale/>
            <chart:title svg:x="7.437cm" svg:y="12.464cm" chart:style-name="ch7">
              <text:p>Angle (degrees)</text:p>
            </chart:title>
            <chart:categories table:cell-range-address="log.A3:log.A39"/>
          </chart:axis>
          <chart:axis chart:dimension="y" chart:name="primary-y" chart:style-name="ch8">
            <chart:title svg:x="0cm" svg:y="6.884cm" chart:style-name="ch9">
              <text:p>Output</text:p>
            </chart:title>
            <chart:grid chart:style-name="ch10" chart:class="major"/>
          </chart:axis>
          <chart:series chart:style-name="ch11" chart:values-cell-range-address="log.C3:log.C39" chart:class="chart:line">
            <chart:data-point chart:repeated="37"/>
          </chart:series>
          <chart:series chart:style-name="ch12" chart:values-cell-range-address="log.D3:log.D39" chart:class="chart:line">
            <chart:data-point chart:repeated="37"/>
          </chart:series>
          <chart:series chart:style-name="ch13" chart:values-cell-range-address="log.K3:log.K39" chart:label-cell-address="log.K2:log.K2" chart:class="chart:line">
            <chart:data-point chart:repeated="3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alculated Cosine</text:p>
                <draw:g>
                  <svg:desc>log.K2:log.K2</svg:desc>
                </draw:g>
              </table:table-cell>
            </table:table-row>
          </table:table-header-rows>
          <table:table-rows>
            <table:table-row>
              <table:table-cell office:value-type="float" office:value="-90">
                <text:p>-90</text:p>
                <draw:g>
                  <svg:desc>log.A3:log.A39</svg:desc>
                </draw:g>
              </table:table-cell>
              <table:table-cell office:value-type="float" office:value="780">
                <text:p>780</text:p>
                <draw:g>
                  <svg:desc>log.C3:log.C39</svg:desc>
                </draw:g>
              </table:table-cell>
              <table:table-cell office:value-type="float" office:value="780">
                <text:p>780</text:p>
                <draw:g>
                  <svg:desc>log.D3:log.D39</svg:desc>
                </draw:g>
              </table:table-cell>
              <table:table-cell office:value-type="float" office:value="0.00000000000003031001">
                <text:p>0.00000000000003031001</text:p>
                <draw:g>
                  <svg:desc>log.K3:log.K39</svg:desc>
                </draw:g>
              </table:table-cell>
            </table:table-row>
            <table:table-row>
              <table:table-cell office:value-type="float" office:value="-85">
                <text:p>-85</text:p>
              </table:table-cell>
              <table:table-cell office:value-type="float" office:value="736.666666666667">
                <text:p>736.666666666667</text:p>
              </table:table-cell>
              <table:table-cell office:value-type="float" office:value="712.018520656827">
                <text:p>712.018520656827</text:p>
              </table:table-cell>
              <table:table-cell office:value-type="float" office:value="43.1420926600908">
                <text:p>43.1420926600908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693.333333333333">
                <text:p>693.333333333333</text:p>
              </table:table-cell>
              <table:table-cell office:value-type="float" office:value="644.554421419794">
                <text:p>644.554421419794</text:p>
              </table:table-cell>
              <table:table-cell office:value-type="float" office:value="85.9558479451306">
                <text:p>85.9558479451306</text:p>
              </table:table-cell>
            </table:table-row>
            <table:table-row>
              <table:table-cell office:value-type="float" office:value="-75">
                <text:p>-75</text:p>
              </table:table-cell>
              <table:table-cell office:value-type="float" office:value="650">
                <text:p>650</text:p>
              </table:table-cell>
              <table:table-cell office:value-type="float" office:value="578.121144820034">
                <text:p>578.121144820034</text:p>
              </table:table-cell>
              <table:table-cell office:value-type="float" office:value="128.115427325748">
                <text:p>128.115427325748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606.666666666667">
                <text:p>606.666666666667</text:p>
              </table:table-cell>
              <table:table-cell office:value-type="float" office:value="513.224288205978">
                <text:p>513.224288205978</text:p>
              </table:table-cell>
              <table:table-cell office:value-type="float" office:value="169.299970946206">
                <text:p>169.299970946206</text:p>
              </table:table-cell>
            </table:table-row>
            <table:table-row>
              <table:table-cell office:value-type="float" office:value="-65">
                <text:p>-65</text:p>
              </table:table-cell>
              <table:table-cell office:value-type="float" office:value="563.333333333333">
                <text:p>563.333333333333</text:p>
              </table:table-cell>
              <table:table-cell office:value-type="float" office:value="450.357755842254">
                <text:p>450.357755842254</text:p>
              </table:table-cell>
              <table:table-cell office:value-type="float" office:value="209.196039561646">
                <text:p>209.196039561646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520">
                <text:p>520</text:p>
              </table:table-cell>
              <table:table-cell office:value-type="float" office:value="390">
                <text:p>390</text:p>
              </table:table-cell>
              <table:table-cell office:value-type="float" office:value="247.5">
                <text:p>247.5</text:p>
              </table:table-cell>
            </table:table-row>
            <table:table-row>
              <table:table-cell office:value-type="float" office:value="-55">
                <text:p>-55</text:p>
              </table:table-cell>
              <table:table-cell office:value-type="float" office:value="476.666666666667">
                <text:p>476.666666666667</text:p>
              </table:table-cell>
              <table:table-cell office:value-type="float" office:value="332.610379646184">
                <text:p>332.610379646184</text:p>
              </table:table-cell>
              <table:table-cell office:value-type="float" office:value="283.920335993768">
                <text:p>283.920335993768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433.333333333333">
                <text:p>433.333333333333</text:p>
              </table:table-cell>
              <table:table-cell office:value-type="float" office:value="278.625664444499">
                <text:p>278.625664444499</text:p>
              </table:table-cell>
              <table:table-cell office:value-type="float" office:value="318.179866794837">
                <text:p>318.179866794837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390">
                <text:p>390</text:p>
              </table:table-cell>
              <table:table-cell office:value-type="float" office:value="228.456710674493">
                <text:p>228.456710674493</text:p>
              </table:table-cell>
              <table:table-cell office:value-type="float" office:value="350.017856687341">
                <text:p>350.017856687341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346.666666666667">
                <text:p>346.666666666667</text:p>
              </table:table-cell>
              <table:table-cell office:value-type="float" office:value="182.485334367197">
                <text:p>182.485334367197</text:p>
              </table:table-cell>
              <table:table-cell office:value-type="float" office:value="379.191999343894">
                <text:p>379.191999343894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303.333333333333">
                <text:p>303.333333333333</text:p>
              </table:table-cell>
              <table:table-cell office:value-type="float" office:value="141.061405454586">
                <text:p>141.061405454586</text:p>
              </table:table-cell>
              <table:table-cell office:value-type="float" office:value="405.480261923051">
                <text:p>405.480261923051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260">
                <text:p>260</text:p>
              </table:table-cell>
              <table:table-cell office:value-type="float" office:value="104.500185048138">
                <text:p>104.500185048138</text:p>
              </table:table-cell>
              <table:table-cell office:value-type="float" office:value="428.682574873297">
                <text:p>428.682574873297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216.666666666667">
                <text:p>216.666666666667</text:p>
              </table:table-cell>
              <table:table-cell office:value-type="float" office:value="73.0799261114131">
                <text:p>73.0799261114131</text:p>
              </table:table-cell>
              <table:table-cell office:value-type="float" office:value="448.622354583142">
                <text:p>448.622354583142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173.333333333333">
                <text:p>173.333333333333</text:p>
              </table:table-cell>
              <table:table-cell office:value-type="float" office:value="47.0397557869915">
                <text:p>47.0397557869915</text:p>
              </table:table-cell>
              <table:table-cell office:value-type="float" office:value="465.147847289025">
                <text:p>465.147847289025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130">
                <text:p>130</text:p>
              </table:table-cell>
              <table:table-cell office:value-type="float" office:value="26.5778554945267">
                <text:p>26.5778554945267</text:p>
              </table:table-cell>
              <table:table-cell office:value-type="float" office:value="478.133284013089">
                <text:p>478.133284013089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11.8499526504777">
                <text:p>11.8499526504777</text:p>
              </table:table-cell>
              <table:table-cell office:value-type="float" office:value="487.479837741043">
                <text:p>487.479837741043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2.96813548843852">
                <text:p>2.96813548843852</text:p>
              </table:table-cell>
              <table:table-cell office:value-type="float" office:value="493.116375555414">
                <text:p>493.11637555541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2.96813548843852">
                <text:p>2.96813548843852</text:p>
              </table:table-cell>
              <table:table-cell office:value-type="float" office:value="496.084511043853">
                <text:p>496.08451104385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11.8499526504777">
                <text:p>11.8499526504777</text:p>
              </table:table-cell>
              <table:table-cell office:value-type="float" office:value="499.329790391521">
                <text:p>499.32979039152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0">
                <text:p>130</text:p>
              </table:table-cell>
              <table:table-cell office:value-type="float" office:value="26.5778554945267">
                <text:p>26.5778554945267</text:p>
              </table:table-cell>
              <table:table-cell office:value-type="float" office:value="504.711139507616">
                <text:p>504.7111395076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3.333333333333">
                <text:p>173.333333333333</text:p>
              </table:table-cell>
              <table:table-cell office:value-type="float" office:value="47.0397557869915">
                <text:p>47.0397557869915</text:p>
              </table:table-cell>
              <table:table-cell office:value-type="float" office:value="512.187603076016">
                <text:p>512.18760307601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16.666666666667">
                <text:p>216.666666666667</text:p>
              </table:table-cell>
              <table:table-cell office:value-type="float" office:value="73.0799261114131">
                <text:p>73.0799261114131</text:p>
              </table:table-cell>
              <table:table-cell office:value-type="float" office:value="521.702280694555">
                <text:p>521.70228069455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60">
                <text:p>260</text:p>
              </table:table-cell>
              <table:table-cell office:value-type="float" office:value="104.500185048138">
                <text:p>104.500185048138</text:p>
              </table:table-cell>
              <table:table-cell office:value-type="float" office:value="533.182759921435">
                <text:p>533.18275992143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03.333333333333">
                <text:p>303.333333333333</text:p>
              </table:table-cell>
              <table:table-cell office:value-type="float" office:value="141.061405454586">
                <text:p>141.061405454586</text:p>
              </table:table-cell>
              <table:table-cell office:value-type="float" office:value="546.541667377637">
                <text:p>546.54166737763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46.666666666667">
                <text:p>346.666666666667</text:p>
              </table:table-cell>
              <table:table-cell office:value-type="float" office:value="182.485334367197">
                <text:p>182.485334367197</text:p>
              </table:table-cell>
              <table:table-cell office:value-type="float" office:value="561.677333711091">
                <text:p>561.67733371109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90">
                <text:p>390</text:p>
              </table:table-cell>
              <table:table-cell office:value-type="float" office:value="228.456710674493">
                <text:p>228.456710674493</text:p>
              </table:table-cell>
              <table:table-cell office:value-type="float" office:value="578.474567361834">
                <text:p>578.47456736183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33.333333333333">
                <text:p>433.333333333333</text:p>
              </table:table-cell>
              <table:table-cell office:value-type="float" office:value="278.625664444499">
                <text:p>278.625664444499</text:p>
              </table:table-cell>
              <table:table-cell office:value-type="float" office:value="596.805531239336">
                <text:p>596.80553123933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476.666666666667">
                <text:p>476.666666666667</text:p>
              </table:table-cell>
              <table:table-cell office:value-type="float" office:value="332.610379646184">
                <text:p>332.610379646184</text:p>
              </table:table-cell>
              <table:table-cell office:value-type="float" office:value="616.530715639952">
                <text:p>616.53071563995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20">
                <text:p>520</text:p>
              </table:table-cell>
              <table:table-cell office:value-type="float" office:value="390">
                <text:p>390</text:p>
              </table:table-cell>
              <table:table-cell office:value-type="float" office:value="637.5">
                <text:p>637.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563.333333333333">
                <text:p>563.333333333333</text:p>
              </table:table-cell>
              <table:table-cell office:value-type="float" office:value="450.357755842254">
                <text:p>450.357755842254</text:p>
              </table:table-cell>
              <table:table-cell office:value-type="float" office:value="659.553795403901">
                <text:p>659.55379540390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06.666666666667">
                <text:p>606.666666666667</text:p>
              </table:table-cell>
              <table:table-cell office:value-type="float" office:value="513.224288205978">
                <text:p>513.224288205978</text:p>
              </table:table-cell>
              <table:table-cell office:value-type="float" office:value="682.524259152184">
                <text:p>682.52425915218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650">
                <text:p>650</text:p>
              </table:table-cell>
              <table:table-cell office:value-type="float" office:value="578.121144820034">
                <text:p>578.121144820034</text:p>
              </table:table-cell>
              <table:table-cell office:value-type="float" office:value="706.236572145782">
                <text:p>706.23657214578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93.333333333333">
                <text:p>693.333333333333</text:p>
              </table:table-cell>
              <table:table-cell office:value-type="float" office:value="644.554421419794">
                <text:p>644.554421419794</text:p>
              </table:table-cell>
              <table:table-cell office:value-type="float" office:value="730.510269364925">
                <text:p>730.51026936492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736.666666666667">
                <text:p>736.666666666667</text:p>
              </table:table-cell>
              <table:table-cell office:value-type="float" office:value="712.018520656827">
                <text:p>712.018520656827</text:p>
              </table:table-cell>
              <table:table-cell office:value-type="float" office:value="755.160613316918">
                <text:p>755.16061331691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80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780">
                <text:p>78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